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base) leonid@leonid-Aspire-A315-42:~$ samtools view</text:p>
      <text:p text:style-name="Standard"/>
      <text:p text:style-name="Standard">Usage: samtools view [options] &lt;in.bam&gt;|&lt;in.sam&gt;|&lt;in.cram&gt; [region ...]</text:p>
      <text:p text:style-name="Standard"/>
      <text:p text:style-name="Standard">Options:</text:p>
      <text:p text:style-name="Standard"><text:s text:c="2"/>-b <text:s text:c="6"/>output BAM</text:p>
      <text:p text:style-name="Standard"><text:s text:c="2"/>-C <text:s text:c="6"/>output CRAM (requires -T)</text:p>
      <text:p text:style-name="Standard"><text:s text:c="2"/>-1 <text:s text:c="6"/>use fast BAM compression (implies -b)</text:p>
      <text:p text:style-name="Standard"><text:s text:c="2"/>-u <text:s text:c="6"/>uncompressed BAM output (implies -b)</text:p>
      <text:p text:style-name="Standard"><text:s text:c="2"/>-h <text:s text:c="6"/>include header in SAM output</text:p>
      <text:p text:style-name="Standard"><text:s text:c="2"/>-H <text:s text:c="6"/>print SAM header only (no alignments)</text:p>
      <text:p text:style-name="Standard"><text:s text:c="2"/>-c <text:s text:c="6"/>print only the count of matching records</text:p>
      <text:p text:style-name="Standard"><text:s text:c="2"/>-o FILE <text:s/>output file name [stdout]</text:p>
      <text:p text:style-name="Standard"><text:s text:c="2"/>-U FILE <text:s/>output reads not selected by filters to FILE [null]</text:p>
      <text:p text:style-name="Standard"><text:s text:c="2"/>-t FILE <text:s/>FILE listing reference names and lengths (see long help) [null]</text:p>
      <text:p text:style-name="Standard"><text:s text:c="2"/>-L FILE <text:s/>only include reads overlapping this BED FILE [null]</text:p>
      <text:p text:style-name="Standard"><text:s text:c="2"/>-r STR <text:s text:c="2"/>only include reads in read group STR [null]</text:p>
      <text:p text:style-name="Standard"><text:s text:c="2"/>-R FILE <text:s/>only include reads with read group listed in FILE [null]</text:p>
      <text:p text:style-name="Standard"><text:s text:c="2"/>-q INT <text:s text:c="2"/>only include reads with mapping quality &gt;= INT [0]</text:p>
      <text:p text:style-name="Standard"><text:s text:c="2"/>-l STR <text:s text:c="2"/>only include reads in library STR [null]</text:p>
      <text:p text:style-name="Standard"><text:s text:c="2"/>-m INT <text:s text:c="2"/>only include reads with number of CIGAR operations consuming</text:p>
      <text:p text:style-name="Standard"><text:s text:c="11"/>query sequence &gt;= INT [0]</text:p>
      <text:p text:style-name="Standard"><text:s text:c="2"/>-f INT <text:s text:c="2"/>only include reads with all <text:s/>of the FLAGs in INT present [0]</text:p>
      <text:p text:style-name="Standard"><text:s text:c="2"/>-F INT <text:s text:c="2"/>only include reads with none of the FLAGS in INT present [0]</text:p>
      <text:p text:style-name="Standard"><text:s text:c="2"/>-G INT <text:s text:c="2"/>only EXCLUDE reads with all <text:s/>of the FLAGs in INT present [0]</text:p>
      <text:p text:style-name="Standard"><text:s text:c="2"/>-s FLOAT subsample reads (given INT.FRAC option value, 0.FRAC is the</text:p>
      <text:p text:style-name="Standard"><text:s text:c="11"/>fraction of templates/read pairs to keep; INT part sets seed)</text:p>
      <text:p text:style-name="Standard"><text:s text:c="2"/>-M <text:s text:c="6"/>use the multi-region iterator (increases the speed, removes</text:p>
      <text:p text:style-name="Standard"><text:s text:c="11"/>duplicates and outputs the reads as they are ordered in the file)</text:p>
      <text:p text:style-name="Standard"><text:s text:c="2"/>-x STR <text:s text:c="2"/>read tag to strip (repeatable) [null]</text:p>
      <text:p text:style-name="Standard"><text:s text:c="2"/>-B <text:s text:c="6"/>collapse the backward CIGAR operation</text:p>
      <text:p text:style-name="Standard"><text:s text:c="2"/>-? <text:s text:c="6"/>print long help, including note about region specification</text:p>
      <text:p text:style-name="Standard"><text:s text:c="2"/>-S <text:s text:c="6"/>ignored (input format is auto-detected)</text:p>
      <text:p text:style-name="Standard"><text:s text:c="6"/>--input-fmt-option OPT[=VAL]</text:p>
      <text:p text:style-name="Standard"><text:s text:c="15"/>Specify a single input file format option in the form</text:p>
      <text:p text:style-name="Standard"><text:s text:c="15"/>of OPTION or OPTION=VALUE</text:p>
      <text:p text:style-name="Standard"><text:s text:c="2"/>-O, --output-fmt FORMAT[,OPT[=VAL]]...</text:p>
      <text:p text:style-name="Standard"><text:s text:c="15"/>Specify output format (SAM, BAM, CRAM)</text:p>
      <text:p text:style-name="Standard"><text:s text:c="6"/>--output-fmt-option OPT[=VAL]</text:p>
      <text:p text:style-name="Standard"><text:s text:c="15"/>Specify a single output file format option in the form</text:p>
      <text:p text:style-name="Standard"><text:s text:c="15"/>of OPTION or OPTION=VALUE</text:p>
      <text:p text:style-name="Standard"><text:s text:c="2"/>-T, --reference FILE</text:p>
      <text:p text:style-name="Standard"><text:s text:c="15"/>Reference sequence FASTA FILE [null]</text:p>
      <text:p text:style-name="Standard"><text:s text:c="2"/>-@, --threads INT</text:p>
      <text:p text:style-name="Standard"><text:s text:c="15"/>Number of additional threads to use [0]</text:p>
      <text:p text:style-name="Standard"/>
      <text:p text:style-name="Standard">(base) leonid@leonid-Aspire-A315-42:~$ samtools view SRR5836473_1_bismark_bt2_pe.bam | head</text:p>
      <text:p text:style-name="Standard">SRR5836473.18_18/1<text:tab/>99<text:tab/>chr11<text:tab/>116830009<text:tab/>0<text:tab/>139M<text:tab/>=<text:tab/>116830059<text:tab/>190<text:tab/>TTTATTTTGTTATTGGATTTAGAGATTATTTGGCGGGAATCGGGTTTTTTTTTTTTTTTTTTATAATAGAGTGTCGTAATAGTAAAATTGAGTTTTGATTAGAGTGATTTTGATTTGGTTTCGT<text:soft-page-break/>TTTTTTTTTCGTTCG<text:tab/>FKKKKKKKKKKKKKKKK&lt;FKKKKFKKKKKKKKKKKKKFKKKKKKFAFKKKKKKKKKKKKKKKAKFFFFKFF7FFFKFKK7AKKKKKKKKAFKKKKAFKKAFKFK,F&lt;FAKKKAFAFFF,FKKKKKKKKKKKKFF&lt;A77F<text:tab/>NM:i:37<text:tab/>MD:Z:0C1C2C0C2C2C6C0C23C0C0C0C0C1C0C0C0C0C2C0C2C4C0T8G2C12C4T1C7C0C4C4C1C4C3C2C3C2<text:tab/>XM:Z:h.h..hx..h..x......x.............Z......Z...hhhhh.hhhhh..hh..h....x.......Z....x............h......x.......hh....h....h.xZ...h...h..xZ..xZ.<text:tab/>XR:Z:CT<text:tab/>XG:Z:CT</text:p>
      <text:p text:style-name="Standard">SRR5836473.18_18/1<text:tab/>147<text:tab/>chr11<text:tab/>116830059<text:tab/>0<text:tab/>140M<text:tab/>=<text:tab/>116830009<text:tab/>-190<text:tab/>TTTTTTTTTTTTATAATAGAGTGTCGTAATAGTAAAATTGAGTTTTGATTAGAGTGATTTTGATTTGGTTTCGTTTTTTTTTTCGTTCGTTTAGTTTTTTTTTTGTAGTTCGAGTTGTTATTTTAGTTGAATTGTTTATT<text:tab/>KKF&lt;A,KAFA7A7,K77KF&lt;F&lt;A&lt;F&lt;7,,7,7A7,,7AFFFA&lt;,KKKAA&lt;&lt;,7KAF7KKFAA&lt;AKFKKF7&lt;KKKKFKKKKKFFKKFFFKKKKKKKKKFKKKKKKKKFKKFKKKKKKKKKKKKKKKKKKKKKKKKKKKKKF<text:tab/>NM:i:39<text:tab/>MD:Z:0C0C0C0C0C2C0C2C4C0T8G2C12C4T1C7C0C4C4C1C4C3C2C3C3C5C0C1C1C2T0C2C0C7C0C2C9C0C3C3<text:tab/>XM:Z:hhhhh..hh..h....x.......Z....x............h......x.......hh....h....h.xZ...h...h..xZ..xZ..h.....hh.h.h...x..hxZ......hh..h.........xz...h...<text:tab/>XR:Z:GA<text:tab/>XG:Z:CT</text:p>
      <text:p text:style-name="Standard">SRR5836473.30_30/1<text:tab/>99<text:tab/>chr11<text:tab/>24232407<text:tab/>0<text:tab/>140M<text:tab/>=<text:tab/>24232506<text:tab/>239<text:tab/>GGTAAGAAGGATATATGTTTAATTATGTTTATAGTAGTTTTATTTATAATAGTTAGAAGTTGGAAAGAATTTAGATGTTTTTCAATAGAGGAATGGATATTAAAAAATGTGGTATATTTATATAATGGAGTATTATTTAG<text:tab/>KKKKKKKKKKKKKKKKKKKKKKKKKKKKKKKKKKKKKKKKKKKKKKKKKKKKKKKKKKKKKKKKKKKKKKKKKKKKKKKKKKKKKKKKKKKKKKKKKKKKKKKKKKKKKFFKKKKKKKKKKKKKKKKKKKFKKKKKAFKK<text:tab/>NM:i:29<text:tab/>MD:Z:0T10C1C3C1C0C1C6C4C2C0C13C0C5C9C0C0C5C0C0C0C4C13C0C13C5C1C12C1C2<text:tab/>XM:Z:...........h.h...h.h..h......h....x..hh.............hx.....x.........hhx.....hhhh.H..x.............hh.............h.....h.h............h.x..<text:tab/>XR:Z:CT<text:tab/>XG:Z:CT</text:p>
      <text:p text:style-name="Standard">SRR5836473.30_30/1<text:tab/>147<text:tab/>chr11<text:tab/>24232506<text:tab/>0<text:tab/>140M<text:tab/>=<text:tab/>24232407<text:tab/>-239<text:tab/>TTAAAAAATGTGGTATATTTATATAATGGAGTATTATTTAGTTATTAAAAAGAATGAATTTATGAAATTTTTAGGTAAATGGATGGATTTGGAGGGTATTATTTTGAGTGAGGTAATTTAATTATAAAAGAATTTATATG<text:tab/>7AKKKKFFFAA7AKFAKKFKFAKKKKKFA7KKKFAFFAKKKKKKFFKFKKKKKKKKKAKKKKKFKKKKKKKKKKKKKFKKKKKKKKKFKKKKKKKKKKKKKKA&lt;AKFKF&lt;AKKKKKKFKFKKKKKKKKKKKKKKKKKKFF<text:tab/>NM:i:28<text:tab/><text:soft-page-break/>MD:Z:0C0C13C5C1C12C1C2C27C0C4C0C10C0C7C2C2C0C12C0C0C3C1C7C1C1C1C0A0<text:tab/>XM:Z:hh.............h.....h.h............h.x..h...........................hh....h...........hx.......h..h..hx............hhh...h.h.......h.h.h.h.<text:tab/>XR:Z:GA<text:tab/>XG:Z:CT</text:p>
      <text:p text:style-name="Standard">SRR5836473.39_39/1<text:tab/>83<text:tab/>chr11<text:tab/>105051790<text:tab/>0<text:tab/>13M1D127M<text:tab/>=<text:tab/>105051789<text:tab/>-142<text:tab/>TTAAAAACTACATATACTAATATACTAACAAACAAATAAACCAATAAAATAAAATTAAAAACCCAAAAATAAACCCACACACCTATAATCACTTAATCTTTATCAAAAAAACTAAAACCATCCAATAAAAAAAAAACACC<text:tab/>KFKKKKKKKKKKKKKKKKKKKKKKKKKKKKKKKKKKKKKKKKKKKKKKKKKKKKKKKKKFKKKKKKKKKKKKFKKKKKFKKKKKKKKKKKKKKKKKKKKKKKKKKKKKKKKKKKKKFKKKKKKKKKKKKKKKKKKKKKKK<text:tab/>NM:i:31<text:tab/>MD:Z:0A8G3^G0G4G0G6G3G4G2G6G0G4G4G2G5G4G15G0G6G6G0A3G0G0G1G13G1G0G6G3G1<text:tab/>XM:Z:.........x...h....xh......x...x....h..h......hh....h....h..h.....x....h...............hh......h......h....hhh.h.............x.hh......h.....<text:tab/>XR:Z:CT<text:tab/>XG:Z:GA</text:p>
      <text:p text:style-name="Standard">SRR5836473.39_39/1<text:tab/>163<text:tab/>chr11<text:tab/>105051789<text:tab/>0<text:tab/>14M1D126M<text:tab/>=<text:tab/>105051790<text:tab/>142<text:tab/>ATTAAAAACTACATATACTAATATACTAACAAACAAATAAACCAATAAAATAAAATTAAAAACCCAAAAATAAACCCACACACCTATAATCACTTAATCTTTATCAAAAAAACTAAAACCATCCAATAAAAAAAAAACAC<text:tab/>KKKKKKKKKKKKKKKKKKKKKKKKKKKKKKKKKKKKKKKKKKKKKKKKKKKKKKKKKKKKKKKKKKKKKKKKKKKKKKKKKKKKKKKKKKKKKKKKKKKKFKKKKK&lt;FKA&lt;FKFFKKKKKKKKKFKFKKFK,,&lt;FA,,7&lt;<text:tab/>NM:i:32<text:tab/>MD:Z:0G0A8G3^G0G4G0G6G3G4G2G6G0G4G4G2G5G4G15G0G6G6G0A3G0G0G1G13G1G0G6G3G0<text:tab/>XM:Z:h.........x...h....xh......x...x....h..h......hh....h....h..h.....x....h...............hh......h......h....hhh.h.............x.hh......h....<text:tab/>XR:Z:GA<text:tab/>XG:Z:GA</text:p>
      <text:p text:style-name="Standard">SRR5836473.41_41/1<text:tab/>99<text:tab/>chr11<text:tab/>40185837<text:tab/>0<text:tab/>140M<text:tab/>=<text:tab/>40185875<text:tab/>178<text:tab/>AATTTTTTTGGGGATTGTATTGAATTTGTAGATTGTTTTTGGTAAGAGAGTTATTTTTATTATATTGATTTTGTTAATTTATGAATATGGGAGATTTTTTTATTTTTTGAGATTTTTTTTAATTTTTTTTTTTAGAGATT<text:tab/>KKKKKKKKKKKKKKKFKKKKKKKKKKKKKKFKKKKKKKKKFKKKKKKKKKFKKKKKKKKKKKKKKKKKKKKKKKKKKKKKKKKKKKKKKKKKKKKKKKKKKKKKKKKKKKKKKKKKKKKKKKKKKKKKKKKKKF7&lt;77FF<text:tab/>NM:i:28<text:tab/>MD:Z:6G0A9C7C9C6C4T2C0C7C9C0C2C0C3C0C5C9C3C0C2C2C6C2C8C3C2C5C1<text:tab/>XM:Z:.................h.......x.........h......h.......hh.......h.........hx..hh...hh.....h.........h...hh..h..x......h..h........h...h..x.....h.<text:tab/>XR:Z:CT<text:tab/>XG:Z:CT</text:p>
      <text:p text:style-name="Standard">SRR5836473.41_41/1<text:tab/>147<text:tab/>chr11<text:tab/>40185875<text:tab/>0<text:tab/>140M<text:tab/>=<text:tab/>40185837<text:tab/>-178<text:tab/><text:soft-page-break/>TTGGTAAGAGAGTTATTTTTATTATATTGATTTTGTTAATTTATGAATATGGGAGATTTTTTTATTTTTTGAGATTTTTTTTAATTTTTTTTTTTAGAGATTTGAAGTTTTTATTATATAGATTTTTTATTTTTTTAGTG<text:tab/>AKKKKKAAFFFKKKKKKKKKKKKKFFKKKKKKKKKKFAFKKKKKKKKKKKKKKKKKKKKKKKKKKKKKKFKKKKKKKKKKKKFKKKKKKKKKKKKKKKKKKKKKKKKKKKKKKKKKKKKKKKKKKKKKKKKKKKKKKKKK<text:tab/>NM:i:31<text:tab/>MD:Z:4C4T2C0C7C9C0C2C0C3C0C5C9C3C0C2C2C6C2C8C3C2C5C8C4C3A4C3C1C2C6T0<text:tab/>XM:Z:....h.......hh.......h.........hx..hh...hh.....h.........h...hh..h..x......h..h........h...h..x.....h........h....h........h...h.h..h.......<text:tab/>XR:Z:GA<text:tab/>XG:Z:CT</text:p>
      <text:p text:style-name="Standard">SRR5836473.46_46/1<text:tab/>83<text:tab/>chr11<text:tab/>22771774<text:tab/>8<text:tab/>140M<text:tab/>=<text:tab/>22771594<text:tab/>-320<text:tab/>CAAATTAAAAAAAAAAAAATAAAAATATCACTTTTTACAAATAATATAATAATATATATAAATAACCCTAAAAATTCTATCACAAAACTCCTAAACCTAATAAACAACTTCAATAAAATAACTAAATATAAAATTAACTC<text:tab/>KKKKAAKKKKKKKKKKKKKKKKKKKKKKKKKKKKKKKKKKKKKKKKKKKKKKKKKKKKKKKKKKKKKKKKKKKKKKKKKKKKKKKKKKKKKKKKKKKKKKKKKKKKKKKKKKKKKKKKKKKKKKKKKKKKKKKKKKKKKK<text:tab/>NM:i:26<text:tab/>MD:Z:6G0G4G2G2G1C15G2G2G4G3G9G1G13C1C2G1G9G3G7G5G1G2G2G2G0G15<text:tab/>XM:Z:......hh....h..h..h.................h..x..h....h...h.........h.h....................h.........h...x.......x.....x.h..h..h..xh...............<text:tab/>XR:Z:CT<text:tab/>XG:Z:GA</text:p>
      <text:p text:style-name="Standard">SRR5836473.46_46/1<text:tab/>163<text:tab/>chr11<text:tab/>22771594<text:tab/>8<text:tab/>140M<text:tab/>=<text:tab/>22771774<text:tab/>320<text:tab/>AGAATAAAAACAATCTACAACAAACCAATAACCAACATCAAAATAAATAATAAAAAACTAAAAACAATCCCACTAAAATCAAAAACTAAACAAAACTACCCACTTTCTCCCTACCTATTCAACATTATACTTAAAATCCT<text:tab/>FKKKKKKKKKKKKKKKKKKKKKKKKKKKKKKKKKKKKKKKKKKKKKKKKKKKKKKKKKKKKKKKKKKKKKKKKKKKKKKKKAKKKKKKKKKKKKKKKKKKKKKKKKFFKFKKKKKKFKKKKKKK&lt;AKKKKKKFFF7&lt;A&lt;K<text:tab/>NM:i:25<text:tab/>MD:Z:1T0G6G9G7G2G11G5G0G1G1G2G2G0G2G17G0G0G4G4G0G2G28G5G2G4<text:tab/>XM:Z:..h......h.........x.......x..h...........h.....hh.h.h..h..xh..h.................xhh....h....hh..x............................h.....h..h....<text:tab/>XR:Z:GA<text:tab/>XG:Z:GA</text:p>
      <text:p text:style-name="Standard">(base) leonid@leonid-Aspire-A315-42:~$ samtools sort SRR5836473_1_bismark_bt2_pe.bam -o sorted_8cell.bam</text:p>
      <text:p text:style-name="Standard">[bam_sort_core] merging from 3 files and 1 in-memory blocks...</text:p>
      <text:p text:style-name="Standard">(base) leonid@leonid-Aspire-A315-42:~$ samtools index <text:s/>sorted_8cell.bam</text:p>
      <text:p text:style-name="Standard">(base) leonid@leonid-Aspire-A315-42:~$ samtools view sorted_8cell.bam chr11:58717111-58917111 | cut -f1 | sort -u | wc -l</text:p>
      <text:p text:style-name="Standard">2744</text:p>
      <text:p text:style-name="Standard">(base) leonid@leonid-Aspire-A315-42:~$ deduplicate_bismark <text:s/>--bam <text:s/>--paired <text:s/>-o s_8_cell <text:s/>SRR5836473_1_bismark_bt2_pe.bam</text:p>
      <text:p text:style-name="Standard">Output filename was given as: s_8_cell</text:p>
      <text:p text:style-name="Standard">Processing paired-end Bismark output file(s) (SAM format):</text:p>
      <text:p text:style-name="Standard">SRR5836473_1_bismark_bt2_pe.bam</text:p>
      <text:p text:style-name="Standard"/>
      <text:p text:style-name="Standard"><text:soft-page-break/></text:p>
      <text:p text:style-name="Standard">If there are several alignments to a single position in the genome the first alignment will be chosen. Since the input files are not in any way sorted this is a near-enough random selection of reads.</text:p>
      <text:p text:style-name="Standard"/>
      <text:p text:style-name="Standard">Checking file &gt;&gt;SRR5836473_1_bismark_bt2_pe.bam&lt;&lt; for signs of file truncation...</text:p>
      <text:p text:style-name="Standard"/>
      <text:p text:style-name="Standard"/>
      <text:p text:style-name="Standard"/>
      <text:p text:style-name="Standard">Now testing Bismark result file SRR5836473_1_bismark_bt2_pe.bam for positional sorting (which would be bad...)<text:tab/>...passed!</text:p>
      <text:p text:style-name="Standard">Output file is: s_8_cell.deduplicated.bam</text:p>
      <text:p text:style-name="Standard"/>
      <text:p text:style-name="Standard">skipping header line:<text:tab/>@HD<text:tab/>VN:1.0<text:tab/>SO:unsorted</text:p>
      <text:p text:style-name="Standard">skipping header line:<text:tab/>@SQ<text:tab/>SN:chr11<text:tab/>LN:122082543</text:p>
      <text:p text:style-name="Standard">skipping header line:<text:tab/>@PG<text:tab/>ID:Bismark<text:tab/>VN:v0.23.1dev<text:tab/>CL:"bismark -p 2 --gzip mouse_chr -1 data/SRR5836473_1.fastq.gz -2 data/SRR5836473_2.fastq.gz -o cell8/"</text:p>
      <text:p text:style-name="Standard"/>
      <text:p text:style-name="Standard">Total number of alignments analysed in SRR5836473_1_bismark_bt2_pe.bam:<text:tab/>2850231</text:p>
      <text:p text:style-name="Standard">Total number duplicated alignments removed:<text:tab/>521904 (18.31%)</text:p>
      <text:p text:style-name="Standard">Duplicated alignments were found at:<text:tab/>230432 different position(s)</text:p>
      <text:p text:style-name="Standard"/>
      <text:p text:style-name="Standard">Total count of deduplicated leftover sequences: 2328327 (81.69% of total)</text:p>
      <text:p text:style-name="Standard"/>
      <text:p text:style-name="Standard">(base) leonid@leonid-Aspire-A315-42:~$ bismark_methylation_extractor --gzip --bedGraph --cytosine_report --genome_folder ./mouse_chr s_8_cell.deduplicated.bam</text:p>
      <text:p text:style-name="Standard"/>
      <text:p text:style-name="Standard"><text:s/>*** Bismark methylation extractor version v0.23.1 ***</text:p>
      <text:p text:style-name="Standard"/>
      <text:p text:style-name="Standard">Trying to determine the type of mapping from the SAM header line of file s_8_cell.deduplicated.bam</text:p>
      <text:p text:style-name="Standard">Treating file(s) as paired-end data (as extracted from @PG line)</text:p>
      <text:p text:style-name="Standard"/>
      <text:p text:style-name="Standard">Setting option '--no_overlap' since this is (normally) the right thing to do for paired-end data</text:p>
      <text:p text:style-name="Standard"/>
      <text:p text:style-name="Standard"/>
      <text:p text:style-name="Standard">Setting core usage to single-threaded (default). Consider using --multicore &lt;int&gt; to speed up the extraction process.</text:p>
      <text:p text:style-name="Standard"/>
      <text:p text:style-name="Standard">Summarising Bismark methylation extractor parameters:</text:p>
      <text:p text:style-name="Standard">===============================================================</text:p>
      <text:p text:style-name="Standard">Bismark paired-end SAM format specified (default)</text:p>
      <text:p text:style-name="Standard">Number of cores to be used: 1</text:p>
      <text:p text:style-name="Standard">Output will be written to the current directory ('/home/leonid')</text:p>
      <text:p text:style-name="Standard"/>
      <text:p text:style-name="Standard"/>
      <text:p text:style-name="Standard">Summarising bedGraph parameters:</text:p>
      <text:p text:style-name="Standard">===============================================================</text:p>
      <text:p text:style-name="Standard">Generating additional output in bedGraph and coverage format</text:p>
      <text:p text:style-name="Standard">bedGraph format:<text:tab/>&lt;Chromosome&gt; &lt;Start Position&gt; &lt;End Position&gt; &lt;Methylation Percentage&gt;</text:p>
      <text:p text:style-name="Standard">coverage format:<text:tab/>&lt;Chromosome&gt; &lt;Start Position&gt; &lt;End Position&gt; &lt;Methylation Percentage&gt; &lt;count methylated&gt; &lt;count non-methylated&gt;</text:p>
      <text:p text:style-name="Standard"/>
      <text:p text:style-name="Standard"><text:soft-page-break/>Using a cutoff of 1 read(s) to report cytosine positions</text:p>
      <text:p text:style-name="Standard">Reporting and sorting cytosine methylation information in CpG context only (default)</text:p>
      <text:p text:style-name="Standard">The bedGraph UNIX sort command will use the following memory setting:<text:tab/>'2G'. Temporary directory used for sorting is the output directory</text:p>
      <text:p text:style-name="Standard"/>
      <text:p text:style-name="Standard"/>
      <text:p text:style-name="Standard">Summarising genome-wide cytosine methylation report parameters:</text:p>
      <text:p text:style-name="Standard">===============================================================</text:p>
      <text:p text:style-name="Standard">Generating comprehensive genome-wide cytosine report</text:p>
      <text:p text:style-name="Standard">(output format: &lt;Chromosome&gt; &lt;Position&gt; &lt;Strand&gt; &lt;count methylated&gt; &lt;count non-methylated&gt; <text:s/>&lt;C-context&gt; <text:s/>&lt;trinucleotide context&gt; )</text:p>
      <text:p text:style-name="Standard">Reporting cytosine methylation in CpG context only (default)</text:p>
      <text:p text:style-name="Standard">Using 1-based genomic coordinates (default)</text:p>
      <text:p text:style-name="Standard">Genome folder was specified as ./mouse_chr/</text:p>
      <text:p text:style-name="Standard"/>
      <text:p text:style-name="Standard">Checking file &gt;&gt;s_8_cell.deduplicated.bam&lt;&lt; for signs of file truncation...</text:p>
      <text:p text:style-name="Standard"/>
      <text:p text:style-name="Standard"/>
      <text:p text:style-name="Standard">Now testing Bismark result file &gt;s_8_cell.deduplicated.bam&lt; for positional sorting (which would be bad...)<text:tab/>...passed!</text:p>
      <text:p text:style-name="Standard">Writing result file containing methylation information for C in CpG context from the original top strand to CpG_OT_s_8_cell.deduplicated.txt.gz</text:p>
      <text:p text:style-name="Standard">Writing result file containing methylation information for C in CpG context from the complementary to original top strand to CpG_CTOT_s_8_cell.deduplicated.txt.gz</text:p>
      <text:p text:style-name="Standard">Writing result file containing methylation information for C in CpG context from the complementary to original bottom strand to CpG_CTOB_s_8_cell.deduplicated.txt.gz</text:p>
      <text:p text:style-name="Standard">Writing result file containing methylation information for C in CpG context from the original bottom strand to CpG_OB_s_8_cell.deduplicated.txt.gz</text:p>
      <text:p text:style-name="Standard"/>
      <text:p text:style-name="Standard">Writing result file containing methylation information for C in CHG context from the original top strand to CHG_OT_s_8_cell.deduplicated.txt.gz</text:p>
      <text:p text:style-name="Standard">Writing result file containing methylation information for C in CHG context from the complementary to original top strand to CHG_CTOT_s_8_cell.deduplicated.txt.gz</text:p>
      <text:p text:style-name="Standard">Writing result file containing methylation information for C in CHG context from the complementary to original bottom strand to CHG_CTOB_s_8_cell.deduplicated.txt.gz</text:p>
      <text:p text:style-name="Standard">Writing result file containing methylation information for C in CHG context from the original bottom strand to CHG_OB_s_8_cell.deduplicated.txt.gz</text:p>
      <text:p text:style-name="Standard"/>
      <text:p text:style-name="Standard">Writing result file containing methylation information for C in CHH context from the original top strand to CHH_OT_s_8_cell.deduplicated.txt.gz</text:p>
      <text:p text:style-name="Standard">Writing result file containing methylation information for C in CHH context from the complementary to original top strand to CHH_CTOT_s_8_cell.deduplicated.txt.gz</text:p>
      <text:p text:style-name="Standard">Writing result file containing methylation information for C in CHH context from the complementary to original bottom strand to CHH_CTOB_s_8_cell.deduplicated.txt.gz</text:p>
      <text:p text:style-name="Standard">Writing result file containing methylation information for C in CHH context from the original bottom strand to CHH_OB_s_8_cell.deduplicated.txt.gz</text:p>
      <text:p text:style-name="Standard"/>
      <text:p text:style-name="Standard">Now reading in Bismark result file s_8_cell.deduplicated.bam</text:p>
      <text:p text:style-name="Standard">skipping SAM header line:<text:tab/>@HD<text:tab/>VN:1.0<text:tab/>SO:unsorted</text:p>
      <text:p text:style-name="Standard">skipping SAM header line:<text:tab/>@SQ<text:tab/>SN:chr11<text:tab/>LN:122082543</text:p>
      <text:p text:style-name="Standard">skipping SAM header line:<text:tab/>@PG<text:tab/>ID:Bismark<text:tab/>VN:v0.23.1dev<text:tab/>CL:"bismark -p 2 --gzip mouse_chr -1 data/SRR5836473_1.fastq.gz -2 data/SRR5836473_2.fastq.gz -o cell8/"</text:p>
      <text:p text:style-name="Standard"><text:soft-page-break/>Processed lines: 500000</text:p>
      <text:p text:style-name="Standard">Processed lines: 1000000</text:p>
      <text:p text:style-name="Standard">Processed lines: 1500000</text:p>
      <text:p text:style-name="Standard">Processed lines: 2000000</text:p>
      <text:p text:style-name="Standard"/>
      <text:p text:style-name="Standard">Processed 2328327 lines in total</text:p>
      <text:p text:style-name="Standard">Total number of methylation call strings processed: 4656654</text:p>
      <text:p text:style-name="Standard"/>
      <text:p text:style-name="Standard">Final Cytosine Methylation Report</text:p>
      <text:p text:style-name="Standard">=================================</text:p>
      <text:p text:style-name="Standard">Total number of C's analysed:<text:tab/>104224209</text:p>
      <text:p text:style-name="Standard"/>
      <text:p text:style-name="Standard">Total methylated C's in CpG context:<text:tab/>2101489</text:p>
      <text:p text:style-name="Standard">Total methylated C's in CHG context:<text:tab/>269204</text:p>
      <text:p text:style-name="Standard">Total methylated C's in CHH context:<text:tab/>944695</text:p>
      <text:p text:style-name="Standard"/>
      <text:p text:style-name="Standard">Total C to T conversions in CpG context:<text:tab/>2731177</text:p>
      <text:p text:style-name="Standard">Total C to T conversions in CHG context:<text:tab/>22964928</text:p>
      <text:p text:style-name="Standard">Total C to T conversions in CHH context:<text:tab/>75212716</text:p>
      <text:p text:style-name="Standard"/>
      <text:p text:style-name="Standard">C methylated in CpG context:<text:tab/>43.5%</text:p>
      <text:p text:style-name="Standard">C methylated in CHG context:<text:tab/>1.2%</text:p>
      <text:p text:style-name="Standard">C methylated in CHH context:<text:tab/>1.2%</text:p>
      <text:p text:style-name="Standard"/>
      <text:p text:style-name="Standard"/>
      <text:p text:style-name="Standard">Determining maximum read lengths for M-Bias plots</text:p>
      <text:p text:style-name="Standard">Maximum read length of Read 1: 140</text:p>
      <text:p text:style-name="Standard">Maximum read length of Read 2: 140</text:p>
      <text:p text:style-name="Standard"/>
      <text:p text:style-name="Standard">Perl module GD::Graph::lines is not installed, skipping drawing M-bias plots (only writing out M-bias plot table)</text:p>
      <text:p text:style-name="Standard">Determining maximum read lengths for M-Bias plots</text:p>
      <text:p text:style-name="Standard">Maximum read length of Read 1: 140</text:p>
      <text:p text:style-name="Standard">Maximum read length of Read 2: 140</text:p>
      <text:p text:style-name="Standard"/>
      <text:p text:style-name="Standard">Perl module GD::Graph::lines is not installed, skipping drawing M-bias plots (only writing out M-bias plot table)</text:p>
      <text:p text:style-name="Standard">Deleting unused files ...</text:p>
      <text:p text:style-name="Standard"/>
      <text:p text:style-name="Standard">CpG_OT_s_8_cell.deduplicated.txt.gz contains data -&gt;<text:tab/>kept</text:p>
      <text:p text:style-name="Standard">CpG_CTOT_s_8_cell.deduplicated.txt.gz was empty -&gt;<text:tab/>deleted</text:p>
      <text:p text:style-name="Standard">CpG_CTOB_s_8_cell.deduplicated.txt.gz was empty -&gt;<text:tab/>deleted</text:p>
      <text:p text:style-name="Standard">CpG_OB_s_8_cell.deduplicated.txt.gz contains data -&gt;<text:tab/>kept</text:p>
      <text:p text:style-name="Standard">CHG_OT_s_8_cell.deduplicated.txt.gz contains data -&gt;<text:tab/>kept</text:p>
      <text:p text:style-name="Standard">CHG_CTOT_s_8_cell.deduplicated.txt.gz was empty -&gt;<text:tab/>deleted</text:p>
      <text:p text:style-name="Standard">CHG_CTOB_s_8_cell.deduplicated.txt.gz was empty -&gt;<text:tab/>deleted</text:p>
      <text:p text:style-name="Standard">CHG_OB_s_8_cell.deduplicated.txt.gz contains data -&gt;<text:tab/>kept</text:p>
      <text:p text:style-name="Standard">CHH_OT_s_8_cell.deduplicated.txt.gz contains data -&gt;<text:tab/>kept</text:p>
      <text:p text:style-name="Standard">CHH_CTOT_s_8_cell.deduplicated.txt.gz was empty -&gt;<text:tab/>deleted</text:p>
      <text:p text:style-name="Standard">CHH_CTOB_s_8_cell.deduplicated.txt.gz was empty -&gt;<text:tab/>deleted</text:p>
      <text:p text:style-name="Standard">CHH_OB_s_8_cell.deduplicated.txt.gz contains data -&gt;<text:tab/>kept</text:p>
      <text:p text:style-name="Standard"/>
      <text:p text:style-name="Standard"><text:soft-page-break/></text:p>
      <text:p text:style-name="Standard">Using these input files: CpG_OT_s_8_cell.deduplicated.txt.gz CpG_OB_s_8_cell.deduplicated.txt.gz CHG_OT_s_8_cell.deduplicated.txt.gz CHG_OB_s_8_cell.deduplicated.txt.gz CHH_OT_s_8_cell.deduplicated.txt.gz CHH_OB_s_8_cell.deduplicated.txt.gz</text:p>
      <text:p text:style-name="Standard"/>
      <text:p text:style-name="Standard">Summary of parameters for bismark2bedGraph conversion:</text:p>
      <text:p text:style-name="Standard">======================================================</text:p>
      <text:p text:style-name="Standard">bedGraph output:<text:tab/><text:tab/>s_8_cell.deduplicated.bedGraph.gz</text:p>
      <text:p text:style-name="Standard">output directory:<text:tab/><text:tab/>&gt;&lt;</text:p>
      <text:p text:style-name="Standard">remove whitespaces:<text:tab/><text:tab/>no</text:p>
      <text:p text:style-name="Standard">CX context:<text:tab/><text:tab/><text:tab/>no (CpG context only, default)</text:p>
      <text:p text:style-name="Standard">No-header selected:<text:tab/><text:tab/>no</text:p>
      <text:p text:style-name="Standard">Sorting method:<text:tab/><text:tab/><text:tab/>Unix sort-based (smaller memory footprint, but slower)</text:p>
      <text:p text:style-name="Standard">Sort buffer size:<text:tab/><text:tab/>2G</text:p>
      <text:p text:style-name="Standard">Coverage threshold:<text:tab/><text:tab/>1</text:p>
      <text:p text:style-name="Standard">=============================================================================</text:p>
      <text:p text:style-name="Standard">Methylation information will now be written into a bedGraph and coverage file</text:p>
      <text:p text:style-name="Standard">=============================================================================</text:p>
      <text:p text:style-name="Standard"/>
      <text:p text:style-name="Standard">Using the following files as Input:</text:p>
      <text:p text:style-name="Standard">/home/leonid/CpG_OT_s_8_cell.deduplicated.txt.gz<text:tab/>/home/leonid/CpG_OB_s_8_cell.deduplicated.txt.gz</text:p>
      <text:p text:style-name="Standard"/>
      <text:p text:style-name="Standard">Writing bedGraph to file: s_8_cell.deduplicated.bedGraph.gz</text:p>
      <text:p text:style-name="Standard">Also writing out a coverage file including counts methylated and unmethylated residues to file: s_8_cell.deduplicated.bismark.cov.gz</text:p>
      <text:p text:style-name="Standard"/>
      <text:p text:style-name="Standard">Now writing methylation information for file &gt;&gt;CpG_OT_s_8_cell.deduplicated.txt.gz&lt;&lt; to individual files for each chromosome</text:p>
      <text:p text:style-name="Standard">Finished writing out individual chromosome files for CpG_OT_s_8_cell.deduplicated.txt.gz</text:p>
      <text:p text:style-name="Standard">Now writing methylation information for file &gt;&gt;CpG_OB_s_8_cell.deduplicated.txt.gz&lt;&lt; to individual files for each chromosome</text:p>
      <text:p text:style-name="Standard">Finished writing out individual chromosome files for CpG_OB_s_8_cell.deduplicated.txt.gz</text:p>
      <text:p text:style-name="Standard"/>
      <text:p text:style-name="Standard">Collecting temporary chromosome file information... Processing the following input file(s):</text:p>
      <text:p text:style-name="Standard">CpG_OT_s_8_cell.deduplicated.txt.gz.chrchr11.methXtractor.temp</text:p>
      <text:p text:style-name="Standard"/>
      <text:p text:style-name="Standard">Sorting input file CpG_OT_s_8_cell.deduplicated.txt.gz.chrchr11.methXtractor.temp by positions (using -S of 2G)</text:p>
      <text:p text:style-name="Standard">Successfully deleted the temporary input file CpG_OT_s_8_cell.deduplicated.txt.gz.chrchr11.methXtractor.temp</text:p>
      <text:p text:style-name="Standard"/>
      <text:p text:style-name="Standard">Finished BedGraph conversion ...</text:p>
      <text:p text:style-name="Standard"/>
      <text:p text:style-name="Standard">Summary of parameters for genome-wide cytosine report:</text:p>
      <text:p text:style-name="Standard">==============================================================================</text:p>
      <text:p text:style-name="Standard">Coverage infile:<text:tab/><text:tab/><text:tab/><text:tab/>s_8_cell.deduplicated.bismark.cov.gz</text:p>
      <text:p text:style-name="Standard">Output directory:<text:tab/><text:tab/><text:tab/><text:tab/>&gt;&lt;</text:p>
      <text:p text:style-name="Standard"><text:soft-page-break/>Parent directory:<text:tab/><text:tab/><text:tab/><text:tab/>&gt;/home/leonid/&lt;</text:p>
      <text:p text:style-name="Standard">Genome directory:<text:tab/><text:tab/><text:tab/><text:tab/>&gt;/home/leonid/mouse_chr/&lt;</text:p>
      <text:p text:style-name="Standard">Coverage threshold<text:tab/><text:tab/><text:tab/><text:tab/>0 (all positions will be reported, default)</text:p>
      <text:p text:style-name="Standard">CX context:<text:tab/><text:tab/><text:tab/><text:tab/><text:tab/>no (CpG context only, default)</text:p>
      <text:p text:style-name="Standard">Genome coordinates used:<text:tab/><text:tab/><text:tab/>1-based (default)</text:p>
      <text:p text:style-name="Standard">GZIP compression:<text:tab/><text:tab/><text:tab/><text:tab/>yes</text:p>
      <text:p text:style-name="Standard">Split by chromosome:<text:tab/><text:tab/><text:tab/><text:tab/>no</text:p>
      <text:p text:style-name="Standard"/>
      <text:p text:style-name="Standard"/>
      <text:p text:style-name="Standard">Now reading in and storing sequence information of the genome specified in: /home/leonid/mouse_chr/</text:p>
      <text:p text:style-name="Standard"/>
      <text:p text:style-name="Standard">chr chr11 (122082543 bp)</text:p>
      <text:p text:style-name="Standard"/>
      <text:p text:style-name="Standard">Stored sequence information of 1 chromosomes/scaffolds in total</text:p>
      <text:p text:style-name="Standard"/>
      <text:p text:style-name="Standard">==============================================================================</text:p>
      <text:p text:style-name="Standard">Methylation information will now be written into a genome-wide cytosine report</text:p>
      <text:p text:style-name="Standard">==============================================================================</text:p>
      <text:p text:style-name="Standard"/>
      <text:p text:style-name="Standard">Adding context-specific methylation summaries</text:p>
      <text:p text:style-name="Standard"/>
      <text:p text:style-name="Standard">&gt;&gt;&gt; Writing genome-wide cytosine report to: s_8_cell.deduplicated.CpG_report.txt.gz &lt;&lt;&lt;</text:p>
      <text:p text:style-name="Standard"/>
      <text:p text:style-name="Standard">&gt;&gt;&gt; Writing all cytosine context summary file to: s_8_cell.deduplicated.cytosine_context_summary.txt &lt;&lt;&lt;</text:p>
      <text:p text:style-name="Standard"/>
      <text:p text:style-name="Standard">Storing all covered cytosine positions for chromosome: chr11</text:p>
      <text:p text:style-name="Standard">Writing cytosine report for last chromosome chr11 (stored 1736778 different covered positions)</text:p>
      <text:p text:style-name="Standard">Finished writing out cytosine report for covered chromosomes (processed 1 chromosomes/scaffolds in total)</text:p>
      <text:p text:style-name="Standard"/>
      <text:p text:style-name="Standard">Now processing chromosomes that were not covered by any methylation calls in the coverage file...</text:p>
      <text:p text:style-name="Standard">All chromosomes in the genome were covered by at least some reads. coverage2cytosine processing complete.</text:p>
      <text:p text:style-name="Standard"/>
      <text:p text:style-name="Standard"/>
      <text:p text:style-name="Standard"/>
      <text:p text:style-name="Standard">Finished generating genome-wide cytosine report</text:p>
      <text:p text:style-name="Standard"/>
      <text:p text:style-name="Standard">(base) leonid@leonid-Aspire-A315-42:~$ bismark2report -mbias_report s_8_cell.deduplicated.M-bias.txt</text:p>
      <text:p text:style-name="Standard">Found 1 alignment reports in current directory. Now trying to figure out whether there are corresponding optional reports</text:p>
      <text:p text:style-name="Standard"/>
      <text:p text:style-name="Standard">Writing Bismark HTML report to &gt;&gt; SRR5836473_1_bismark_bt2_PE_report.html &lt;&lt;</text:p>
      <text:p text:style-name="Standard"/>
      <text:p text:style-name="Standard">==============================================================================================================</text:p>
      <text:p text:style-name="Standard">Using the following alignment report:<text:tab/><text:tab/>&gt; SRR5836473_1_bismark_bt2_PE_report.txt &lt;</text:p>
      <text:p text:style-name="Standard"><text:soft-page-break/>Processing alignment report SRR5836473_1_bismark_bt2_PE_report.txt ...</text:p>
      <text:p text:style-name="Standard">Complete</text:p>
      <text:p text:style-name="Standard"/>
      <text:p text:style-name="Standard">Using the following deduplication report:<text:tab/>&gt; SRR5836473_1_bismark_bt2_pe.deduplication_report.txt &lt;</text:p>
      <text:p text:style-name="Standard">Processing deduplication report SRR5836473_1_bismark_bt2_pe.deduplication_report.txt ...</text:p>
      <text:p text:style-name="Standard">Complete</text:p>
      <text:p text:style-name="Standard"/>
      <text:p text:style-name="Standard">No splitting report file specified, skipping this step</text:p>
      <text:p text:style-name="Standard">Using the following M-bias report:<text:tab/><text:tab/>&gt; s_8_cell.deduplicated.M-bias.txt &lt;</text:p>
      <text:p text:style-name="Standard">Processing M-bias report s_8_cell.deduplicated.M-bias.txt ...</text:p>
      <text:p text:style-name="Standard">Complete</text:p>
      <text:p text:style-name="Standard"/>
      <text:p text:style-name="Standard">No nucleotide coverage report file specified, skipping this step</text:p>
      <text:p text:style-name="Standard">==============================================================================================================</text:p>
      <text:p text:style-name="Standard"/>
      <text:p text:style-name="Standard"/>
      <text:p text:style-name="Standard">(base) leonid@leonid-Aspire-A315-42:~$ pip install pyGenomeTracks</text:p>
      <text:p text:style-name="Standard">Collecting pyGenomeTracks</text:p>
      <text:p text:style-name="Standard"><text:s text:c="2"/>Downloading pyGenomeTracks-3.6-py2.py3-none-any.whl (94 kB)</text:p>
      <text:p text:style-name="Standard"><text:s text:c="5"/>|████████████████████████████████| 94 kB 645 kB/s </text:p>
      <text:p text:style-name="Standard">Requirement already satisfied: future&gt;=0.17.0 in ./anaconda3/lib/python3.8/site-packages (from pyGenomeTracks) (0.18.2)</text:p>
      <text:p text:style-name="Standard">Requirement already satisfied: matplotlib&lt;=3.3.2,&gt;=3.1.1 in ./anaconda3/lib/python3.8/site-packages (from pyGenomeTracks) (3.3.2)</text:p>
      <text:p text:style-name="Standard">Requirement already satisfied: pytest in ./anaconda3/lib/python3.8/site-packages (from pyGenomeTracks) (0.0.0)</text:p>
      <text:p text:style-name="Standard">Collecting gffutils&gt;=0.9</text:p>
      <text:p text:style-name="Standard"><text:s text:c="2"/>Downloading gffutils-0.10.1.tar.gz (1.5 MB)</text:p>
      <text:p text:style-name="Standard"><text:s text:c="5"/>|████████████████████████████████| 1.5 MB 1.4 MB/s </text:p>
      <text:p text:style-name="Standard">Requirement already satisfied: intervaltree&gt;=2.1.0 in ./anaconda3/lib/python3.8/site-packages (from pyGenomeTracks) (3.1.0)</text:p>
      <text:p text:style-name="Standard">Collecting pybedtools&gt;=0.8.1</text:p>
      <text:p text:style-name="Standard"><text:s text:c="2"/>Downloading pybedtools-0.9.0.tar.gz (12.5 MB)</text:p>
      <text:p text:style-name="Standard"><text:s text:c="5"/>|████████████████████████████████| 12.5 MB 3.4 MB/s </text:p>
      <text:p text:style-name="Standard">Requirement already satisfied: tqdm&gt;=4.20 in ./anaconda3/lib/python3.8/site-packages (from pyGenomeTracks) (4.50.2)</text:p>
      <text:p text:style-name="Standard">Requirement already satisfied: numpy&gt;=1.16 in ./anaconda3/lib/python3.8/site-packages (from pyGenomeTracks) (1.21.4)</text:p>
      <text:p text:style-name="Standard">Collecting hicmatrix&gt;=15</text:p>
      <text:p text:style-name="Standard"><text:s text:c="2"/>Downloading HiCMatrix-15-py3-none-any.whl (37 kB)</text:p>
      <text:p text:style-name="Standard">Requirement already satisfied: pysam&gt;=0.14 in ./anaconda3/lib/python3.8/site-packages (from pyGenomeTracks) (0.18.0)</text:p>
      <text:p text:style-name="Standard">Collecting pyBigWig&gt;=0.3.16</text:p>
      <text:p text:style-name="Standard"><text:s text:c="2"/>Downloading pyBigWig-0.3.18.tar.gz (64 kB)</text:p>
      <text:p text:style-name="Standard"><text:s text:c="5"/>|████████████████████████████████| 64 kB 3.3 MB/s </text:p>
      <text:p text:style-name="Standard">Requirement already satisfied: python-dateutil&gt;=2.1 in ./anaconda3/lib/python3.8/site-packages (from matplotlib&lt;=3.3.2,&gt;=3.1.1-&gt;pyGenomeTracks) (2.8.1)</text:p>
      <text:p text:style-name="Standard">Requirement already satisfied: certifi&gt;=2020.06.20 in ./anaconda3/lib/python3.8/site-packages (from matplotlib&lt;=3.3.2,&gt;=3.1.1-&gt;pyGenomeTracks) (2020.6.20)</text:p>
      <text:p text:style-name="Standard"><text:soft-page-break/>Requirement already satisfied: pyparsing!=2.0.4,!=2.1.2,!=2.1.6,&gt;=2.0.3 in ./anaconda3/lib/python3.8/site-packages (from matplotlib&lt;=3.3.2,&gt;=3.1.1-&gt;pyGenomeTracks) (2.4.7)</text:p>
      <text:p text:style-name="Standard">Requirement already satisfied: cycler&gt;=0.10 in ./anaconda3/lib/python3.8/site-packages (from matplotlib&lt;=3.3.2,&gt;=3.1.1-&gt;pyGenomeTracks) (0.10.0)</text:p>
      <text:p text:style-name="Standard">Requirement already satisfied: pillow&gt;=6.2.0 in ./anaconda3/lib/python3.8/site-packages (from matplotlib&lt;=3.3.2,&gt;=3.1.1-&gt;pyGenomeTracks) (8.0.1)</text:p>
      <text:p text:style-name="Standard">Requirement already satisfied: kiwisolver&gt;=1.0.1 in ./anaconda3/lib/python3.8/site-packages (from matplotlib&lt;=3.3.2,&gt;=3.1.1-&gt;pyGenomeTracks) (1.3.0)</text:p>
      <text:p text:style-name="Standard">Requirement already satisfied: attrs&gt;=17.4.0 in ./anaconda3/lib/python3.8/site-packages (from pytest-&gt;pyGenomeTracks) (20.3.0)</text:p>
      <text:p text:style-name="Standard">Requirement already satisfied: iniconfig in ./anaconda3/lib/python3.8/site-packages (from pytest-&gt;pyGenomeTracks) (1.1.1)</text:p>
      <text:p text:style-name="Standard">Requirement already satisfied: packaging in ./anaconda3/lib/python3.8/site-packages (from pytest-&gt;pyGenomeTracks) (20.4)</text:p>
      <text:p text:style-name="Standard">Requirement already satisfied: pluggy&lt;1.0,&gt;=0.12 in ./anaconda3/lib/python3.8/site-packages (from pytest-&gt;pyGenomeTracks) (0.13.1)</text:p>
      <text:p text:style-name="Standard">Requirement already satisfied: py&gt;=1.8.2 in ./anaconda3/lib/python3.8/site-packages (from pytest-&gt;pyGenomeTracks) (1.9.0)</text:p>
      <text:p text:style-name="Standard">Requirement already satisfied: toml in ./anaconda3/lib/python3.8/site-packages (from pytest-&gt;pyGenomeTracks) (0.10.1)</text:p>
      <text:p text:style-name="Standard">Collecting pyfaidx&gt;=0.5.5.2</text:p>
      <text:p text:style-name="Standard"><text:s text:c="2"/>Downloading pyfaidx-0.6.4.tar.gz (100 kB)</text:p>
      <text:p text:style-name="Standard"><text:s text:c="5"/>|████████████████████████████████| 100 kB 3.7 MB/s </text:p>
      <text:p text:style-name="Standard">Requirement already satisfied: six&gt;=1.12.0 in ./anaconda3/lib/python3.8/site-packages (from gffutils&gt;=0.9-&gt;pyGenomeTracks) (1.15.0)</text:p>
      <text:p text:style-name="Standard">Requirement already satisfied: argh&gt;=0.26.2 in ./anaconda3/lib/python3.8/site-packages (from gffutils&gt;=0.9-&gt;pyGenomeTracks) (0.26.2)</text:p>
      <text:p text:style-name="Standard">Collecting argcomplete&gt;=1.9.4</text:p>
      <text:p text:style-name="Standard"><text:s text:c="2"/>Downloading argcomplete-2.0.0-py2.py3-none-any.whl (37 kB)</text:p>
      <text:p text:style-name="Standard">Collecting simplejson</text:p>
      <text:p text:style-name="Standard"><text:s text:c="2"/>Downloading simplejson-3.17.6-cp38-cp38-manylinux_2_5_x86_64.manylinux1_x86_64.manylinux_2_12_x86_64.manylinux2010_x86_64.whl (139 kB)</text:p>
      <text:p text:style-name="Standard"><text:s text:c="5"/>|████████████████████████████████| 139 kB 4.5 MB/s </text:p>
      <text:p text:style-name="Standard">Requirement already satisfied: sortedcontainers&lt;3.0,&gt;=2.0 in ./anaconda3/lib/python3.8/site-packages (from intervaltree&gt;=2.1.0-&gt;pyGenomeTracks) (2.2.2)</text:p>
      <text:p text:style-name="Standard">Requirement already satisfied: tables&gt;=3.5.* in ./anaconda3/lib/python3.8/site-packages (from hicmatrix&gt;=15-&gt;pyGenomeTracks) (3.6.1)</text:p>
      <text:p text:style-name="Standard">Requirement already satisfied: scipy&gt;=1.2.* in ./anaconda3/lib/python3.8/site-packages (from hicmatrix&gt;=15-&gt;pyGenomeTracks) (1.5.2)</text:p>
      <text:p text:style-name="Standard">Requirement already satisfied: pandas&gt;=0.25.* in ./anaconda3/lib/python3.8/site-packages (from hicmatrix&gt;=15-&gt;pyGenomeTracks) (1.1.3)</text:p>
      <text:p text:style-name="Standard">Collecting cooler&gt;=0.8.9</text:p>
      <text:p text:style-name="Standard"><text:s text:c="2"/>Downloading cooler-0.8.11-py2.py3-none-any.whl (100 kB)</text:p>
      <text:p text:style-name="Standard"><text:s text:c="5"/>|████████████████████████████████| 100 kB 2.5 MB/s </text:p>
      <text:p text:style-name="Standard">Requirement already satisfied: setuptools&gt;=0.7 in ./anaconda3/lib/python3.8/site-packages (from pyfaidx&gt;=0.5.5.2-&gt;gffutils&gt;=0.9-&gt;pyGenomeTracks) (50.3.1.post20201107)</text:p>
      <text:p text:style-name="Standard">Requirement already satisfied: numexpr&gt;=2.6.2 in ./anaconda3/lib/python3.8/site-packages (from tables&gt;=3.5.*-&gt;hicmatrix&gt;=15-&gt;pyGenomeTracks) (2.7.1)</text:p>
      <text:p text:style-name="Standard">Requirement already satisfied: pytz&gt;=2017.2 in ./anaconda3/lib/python3.8/site-packages (from pandas&gt;=0.25.*-&gt;hicmatrix&gt;=15-&gt;pyGenomeTracks) (2020.1)</text:p>
      <text:p text:style-name="Standard"><text:soft-page-break/>Requirement already satisfied: h5py&gt;=2.5 in ./anaconda3/lib/python3.8/site-packages (from cooler&gt;=0.8.9-&gt;hicmatrix&gt;=15-&gt;pyGenomeTracks) (2.10.0)</text:p>
      <text:p text:style-name="Standard">Collecting pypairix</text:p>
      <text:p text:style-name="Standard"><text:s text:c="2"/>Downloading pypairix-0.3.7.tar.gz (65 kB)</text:p>
      <text:p text:style-name="Standard"><text:s text:c="5"/>|████████████████████████████████| 65 kB 2.3 MB/s </text:p>
      <text:p text:style-name="Standard">Collecting asciitree</text:p>
      <text:p text:style-name="Standard"><text:s text:c="2"/>Downloading asciitree-0.3.3.tar.gz (4.0 kB)</text:p>
      <text:p text:style-name="Standard">Requirement already satisfied: pyyaml in ./anaconda3/lib/python3.8/site-packages (from cooler&gt;=0.8.9-&gt;hicmatrix&gt;=15-&gt;pyGenomeTracks) (5.3.1)</text:p>
      <text:p text:style-name="Standard">Collecting multiprocess</text:p>
      <text:p text:style-name="Standard"><text:s text:c="2"/>Downloading multiprocess-0.70.12.2-py38-none-any.whl (128 kB)</text:p>
      <text:p text:style-name="Standard"><text:s text:c="5"/>|████████████████████████████████| 128 kB 4.5 MB/s </text:p>
      <text:p text:style-name="Standard">Collecting cytoolz&lt;0.11</text:p>
      <text:p text:style-name="Standard"><text:s text:c="2"/>Downloading cytoolz-0.10.1.tar.gz (475 kB)</text:p>
      <text:p text:style-name="Standard"><text:s text:c="5"/>|████████████████████████████████| 475 kB 3.7 MB/s </text:p>
      <text:p text:style-name="Standard">Requirement already satisfied: click&gt;=7 in ./anaconda3/lib/python3.8/site-packages (from cooler&gt;=0.8.9-&gt;hicmatrix&gt;=15-&gt;pyGenomeTracks) (7.1.2)</text:p>
      <text:p text:style-name="Standard">Collecting dill&gt;=0.3.4</text:p>
      <text:p text:style-name="Standard"><text:s text:c="2"/>Downloading dill-0.3.4-py2.py3-none-any.whl (86 kB)</text:p>
      <text:p text:style-name="Standard"><text:s text:c="5"/>|████████████████████████████████| 86 kB 3.6 MB/s </text:p>
      <text:p text:style-name="Standard">Requirement already satisfied: toolz&gt;=0.8.0 in ./anaconda3/lib/python3.8/site-packages (from cytoolz&lt;0.11-&gt;cooler&gt;=0.8.9-&gt;hicmatrix&gt;=15-&gt;pyGenomeTracks) (0.11.1)</text:p>
      <text:p text:style-name="Standard">Building wheels for collected packages: gffutils, pybedtools, pyBigWig, pyfaidx, pypairix, asciitree, cytoolz</text:p>
      <text:p text:style-name="Standard"><text:s text:c="2"/>Building wheel for gffutils (setup.py) ... done</text:p>
      <text:p text:style-name="Standard"><text:s text:c="2"/>Created wheel for gffutils: filename=gffutils-0.10.1-py3-none-any.whl size=1608576 sha256=acb86f3ee5fa874e4282b2ccafb729c395b33168b14cad7e0cf2497f2e502df3</text:p>
      <text:p text:style-name="Standard"><text:s text:c="2"/>Stored in directory: /home/leonid/.cache/pip/wheels/06/a4/da/2249408eda1228acb63ed541711e6c3223df82f44d21ca4777</text:p>
      <text:p text:style-name="Standard"><text:s text:c="2"/>Building wheel for pybedtools (setup.py) ... done</text:p>
      <text:p text:style-name="Standard"><text:s text:c="2"/>Created wheel for pybedtools: filename=pybedtools-0.9.0-cp38-cp38-linux_x86_64.whl size=14365198 sha256=2b7dd9accc51322d3e527f5aeb82b05278519cdbf3cb5e417396df4696755e65</text:p>
      <text:p text:style-name="Standard"><text:s text:c="2"/>Stored in directory: /home/leonid/.cache/pip/wheels/7b/10/cc/219c98e11fc3cbf65aa83bfe028d72b24043d6c921a3c19b50</text:p>
      <text:p text:style-name="Standard"><text:s text:c="2"/>Building wheel for pyBigWig (setup.py) ... error</text:p>
      <text:p text:style-name="Standard"><text:s text:c="2"/>ERROR: Command errored out with exit status 1:</text:p>
      <text:p text:style-name="Standard"><text:s text:c="3"/>command: /home/leonid/anaconda3/bin/python -u -c 'import sys, setuptools, tokenize; sys.argv[0] = '"'"'/tmp/pip-install-j4qfr3_d/pybigwig/setup.py'"'"'; __file__='"'"'/tmp/pip-install-j4qfr3_d/pybigwig/setup.py'"'"';f=getattr(tokenize, '"'"'open'"'"', open)(__file__);code=f.read().replace('"'"'\r\n'"'"', '"'"'\n'"'"');f.close();exec(compile(code, __file__, '"'"'exec'"'"'))' bdist_wheel -d /tmp/pip-wheel-eelnwl5o</text:p>
      <text:p text:style-name="Standard"><text:s text:c="7"/>cwd: /tmp/pip-install-j4qfr3_d/pybigwig/</text:p>
      <text:p text:style-name="Standard"><text:s text:c="2"/>Complete output (71 lines):</text:p>
      <text:p text:style-name="Standard"><text:s text:c="2"/>/home/leonid/anaconda3/lib/python3.8/distutils/dist.py:274: UserWarning: Unknown distribution option: 'classifier'</text:p>
      <text:p text:style-name="Standard"><text:s text:c="4"/>warnings.warn(msg)</text:p>
      <text:p text:style-name="Standard"><text:s text:c="2"/>running bdist_wheel</text:p>
      <text:p text:style-name="Standard"><text:s text:c="2"/>running build</text:p>
      <text:p text:style-name="Standard"><text:s text:c="2"/>running build_py</text:p>
      <text:p text:style-name="Standard"><text:soft-page-break/><text:s text:c="2"/>creating build</text:p>
      <text:p text:style-name="Standard"><text:s text:c="2"/>creating build/lib.linux-x86_64-3.8</text:p>
      <text:p text:style-name="Standard"><text:s text:c="2"/>creating build/lib.linux-x86_64-3.8/pyBigWigTest</text:p>
      <text:p text:style-name="Standard"><text:s text:c="2"/>copying pyBigWigTest/__init__.py -&gt; build/lib.linux-x86_64-3.8/pyBigWigTest</text:p>
      <text:p text:style-name="Standard"><text:s text:c="2"/>copying pyBigWigTest/test.py -&gt; build/lib.linux-x86_64-3.8/pyBigWigTest</text:p>
      <text:p text:style-name="Standard"><text:s text:c="2"/>running egg_info</text:p>
      <text:p text:style-name="Standard"><text:s text:c="2"/>writing pyBigWig.egg-info/PKG-INFO</text:p>
      <text:p text:style-name="Standard"><text:s text:c="2"/>writing dependency_links to pyBigWig.egg-info/dependency_links.txt</text:p>
      <text:p text:style-name="Standard"><text:s text:c="2"/>writing requirements to pyBigWig.egg-info/requires.txt</text:p>
      <text:p text:style-name="Standard"><text:s text:c="2"/>writing top-level names to pyBigWig.egg-info/top_level.txt</text:p>
      <text:p text:style-name="Standard"><text:s text:c="2"/>reading manifest file 'pyBigWig.egg-info/SOURCES.txt'</text:p>
      <text:p text:style-name="Standard"><text:s text:c="2"/>reading manifest template 'MANIFEST.in'</text:p>
      <text:p text:style-name="Standard"><text:s text:c="2"/>writing manifest file 'pyBigWig.egg-info/SOURCES.txt'</text:p>
      <text:p text:style-name="Standard"><text:s text:c="2"/>copying pyBigWigTest/test.bigBed -&gt; build/lib.linux-x86_64-3.8/pyBigWigTest</text:p>
      <text:p text:style-name="Standard"><text:s text:c="2"/>copying pyBigWigTest/test.bw -&gt; build/lib.linux-x86_64-3.8/pyBigWigTest</text:p>
      <text:p text:style-name="Standard"><text:s text:c="2"/>running build_ext</text:p>
      <text:p text:style-name="Standard"><text:s text:c="2"/>building 'pyBigWig' extension</text:p>
      <text:p text:style-name="Standard"><text:s text:c="2"/>Warning: Can't read registry to find the necessary compiler setting</text:p>
      <text:p text:style-name="Standard"><text:s text:c="2"/>Make sure that Python modules winreg, win32api or win32con are installed.</text:p>
      <text:p text:style-name="Standard"><text:s text:c="2"/>C compiler: gcc -pthread -B /home/leonid/anaconda3/compiler_compat -Wl,--sysroot=/ -Wsign-compare -DNDEBUG -g -fwrapv -O3 -Wall -Wstrict-prototypes -fPIC</text:p>
      <text:p text:style-name="Standard"><text:s text:c="2"/></text:p>
      <text:p text:style-name="Standard"><text:s text:c="2"/>creating build/temp.linux-x86_64-3.8</text:p>
      <text:p text:style-name="Standard"><text:s text:c="2"/>creating build/temp.linux-x86_64-3.8/libBigWig</text:p>
      <text:p text:style-name="Standard"><text:s text:c="2"/>compile options: '-DWITHNUMPY -DNPY_NO_DEPRECATED_API=NPY_1_7_API_VERSION -IlibBigWig -I/home/leonid/anaconda3/include/python3.8 -I/home/leonid/anaconda3/lib/python3.8/site-packages/numpy/core/include -I/home/leonid/anaconda3/include/python3.8 -c'</text:p>
      <text:p text:style-name="Standard"><text:s text:c="2"/>gcc: libBigWig/bwStats.c</text:p>
      <text:p text:style-name="Standard"><text:s text:c="2"/>gcc: libBigWig/bwRead.cgcc: libBigWig/io.c</text:p>
      <text:p text:style-name="Standard"><text:s text:c="2"/>gcc: libBigWig/bwValues.c</text:p>
      <text:p text:style-name="Standard"><text:s text:c="2"/></text:p>
      <text:p text:style-name="Standard"><text:s text:c="2"/>gcc: libBigWig/bwWrite.cgcc: pyBigWig.c</text:p>
      <text:p text:style-name="Standard"><text:s text:c="2"/></text:p>
      <text:p text:style-name="Standard"><text:s text:c="2"/>In file included from libBigWig/bigWig.h:4,</text:p>
      <text:p text:style-name="Standard"><text:s text:c="19"/>from libBigWig/bwRead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In file included from libBigWig/bigWig.h:4,</text:p>
      <text:p text:style-name="Standard"><text:s text:c="19"/>from libBigWig/bwValues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compilation terminated.</text:p>
      <text:p text:style-name="Standard"><text:s text:c="2"/>libBigWig/io.c:2:10: fatal error: curl/curl.h: No such file or directory</text:p>
      <text:p text:style-name="Standard"><text:s text:c="6"/>2 | #include &lt;curl/curl.h&gt;</text:p>
      <text:p text:style-name="Standard"><text:s text:c="8"/>| <text:s text:c="9"/>^~~~~~~~~~~~~</text:p>
      <text:p text:style-name="Standard"><text:s text:c="2"/>In file included from libBigWig/bigWig.h:4,</text:p>
      <text:p text:style-name="Standard"><text:s text:c="19"/>from libBigWig/bwStats.c:1:</text:p>
      <text:p text:style-name="Standard"><text:s text:c="2"/>libBigWig/bigWigIO.h:5:10: fatal error: curl/curl.h: No such file or directory</text:p>
      <text:p text:style-name="Standard"><text:soft-page-break/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libBigWig/bwWrite.c:6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pyBigWig.h:3,</text:p>
      <text:p text:style-name="Standard"><text:s text:c="19"/>from pyBigWig.c:3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error: Command "gcc -pthread -B /home/leonid/anaconda3/compiler_compat -Wl,--sysroot=/ -Wsign-compare -DNDEBUG -g -fwrapv -O3 -Wall -Wstrict-prototypes -fPIC -DWITHNUMPY -DNPY_NO_DEPRECATED_API=NPY_1_7_API_VERSION -IlibBigWig -I/home/leonid/anaconda3/include/python3.8 -I/home/leonid/anaconda3/lib/python3.8/site-packages/numpy/core/include -I/home/leonid/anaconda3/include/python3.8 -c libBigWig/bwStats.c -o build/temp.linux-x86_64-3.8/libBigWig/bwStats.o" failed with exit status 1</text:p>
      <text:p text:style-name="Standard"><text:s text:c="2"/>----------------------------------------</text:p>
      <text:p text:style-name="Standard"><text:s text:c="2"/>ERROR: Failed building wheel for pyBigWig</text:p>
      <text:p text:style-name="Standard"><text:s text:c="2"/>Running setup.py clean for pyBigWig</text:p>
      <text:p text:style-name="Standard"><text:s text:c="2"/>Building wheel for pyfaidx (setup.py) ... done</text:p>
      <text:p text:style-name="Standard"><text:s text:c="2"/>Created wheel for pyfaidx: filename=pyfaidx-0.6.4-py3-none-any.whl size=26536 sha256=b1d7ee5be9c32334915ed92aa4936452aacba4c1112ce98d9e6ecb9d7322f02f</text:p>
      <text:p text:style-name="Standard"><text:s text:c="2"/>Stored in directory: /home/leonid/.cache/pip/wheels/69/1a/ed/3aeabcde729be760a10f763b5a6b0b2c8af3d2023a98be8a61</text:p>
      <text:p text:style-name="Standard"><text:s text:c="2"/>Building wheel for pypairix (setup.py) ... done</text:p>
      <text:p text:style-name="Standard"><text:s text:c="2"/>Created wheel for pypairix: filename=pypairix-0.3.7-cp38-cp38-linux_x86_64.whl size=168640 sha256=9346a1710dee2ffdeb92b0005fbd17e3a19eb15804b40412198f8732ea07eab6</text:p>
      <text:p text:style-name="Standard"><text:s text:c="2"/>Stored in directory: /home/leonid/.cache/pip/wheels/de/39/03/b414ab8358a440d6068f0e4611c0ba29ff8d4f0c64d59a0cf7</text:p>
      <text:p text:style-name="Standard"><text:s text:c="2"/>Building wheel for asciitree (setup.py) ... done</text:p>
      <text:p text:style-name="Standard"><text:s text:c="2"/>Created wheel for asciitree: filename=asciitree-0.3.3-py3-none-any.whl size=5035 sha256=8f4cfa0f03caffc690635b7f17cef83fe68cf874555d4e93d37133d281fccd6b</text:p>
      <text:p text:style-name="Standard"><text:s text:c="2"/>Stored in directory: /home/leonid/.cache/pip/wheels/a3/d7/75/19cd0d2a893cad4bb0b2b16dd572ad2916d19c0d5ee9612511</text:p>
      <text:p text:style-name="Standard"><text:s text:c="2"/>Building wheel for cytoolz (setup.py) ... done</text:p>
      <text:p text:style-name="Standard"><text:s text:c="2"/>Created wheel for cytoolz: filename=cytoolz-0.10.1-cp38-cp38-linux_x86_64.whl size=1947242 sha256=923895c0f1f313b660ae27ca1d6e278bfa8e7672bf8c1425d3f7ce26094fa7c7</text:p>
      <text:p text:style-name="Standard"><text:s text:c="2"/>Stored in directory: /home/leonid/.cache/pip/wheels/7f/71/e7/690b241fea90859f7ed6defe9c56e37ab9b7dcd80a4067dc54</text:p>
      <text:p text:style-name="Standard">Successfully built gffutils pybedtools pyfaidx pypairix asciitree cytoolz</text:p>
      <text:p text:style-name="Standard">Failed to build pyBigWig</text:p>
      <text:p text:style-name="Standard"><text:soft-page-break/>Installing collected packages: pyfaidx, argcomplete, simplejson, gffutils, pybedtools, pypairix, asciitree, dill, multiprocess, cytoolz, cooler, hicmatrix, pyBigWig, pyGenomeTracks</text:p>
      <text:p text:style-name="Standard"><text:s text:c="2"/>Attempting uninstall: cytoolz</text:p>
      <text:p text:style-name="Standard"><text:s text:c="4"/>Found existing installation: cytoolz 0.11.0</text:p>
      <text:p text:style-name="Standard"><text:s text:c="4"/>Uninstalling cytoolz-0.11.0:</text:p>
      <text:p text:style-name="Standard"><text:s text:c="6"/>Successfully uninstalled cytoolz-0.11.0</text:p>
      <text:p text:style-name="Standard"><text:s text:c="4"/>Running setup.py install for pyBigWig ... error</text:p>
      <text:p text:style-name="Standard"><text:s text:c="4"/>ERROR: Command errored out with exit status 1:</text:p>
      <text:p text:style-name="Standard"><text:s text:c="5"/>command: /home/leonid/anaconda3/bin/python -u -c 'import sys, setuptools, tokenize; sys.argv[0] = '"'"'/tmp/pip-install-j4qfr3_d/pybigwig/setup.py'"'"'; __file__='"'"'/tmp/pip-install-j4qfr3_d/pybigwig/setup.py'"'"';f=getattr(tokenize, '"'"'open'"'"', open)(__file__);code=f.read().replace('"'"'\r\n'"'"', '"'"'\n'"'"');f.close();exec(compile(code, __file__, '"'"'exec'"'"'))' install --record /tmp/pip-record-cgau9mp4/install-record.txt --single-version-externally-managed --compile --install-headers /home/leonid/anaconda3/include/python3.8/pyBigWig</text:p>
      <text:p text:style-name="Standard"><text:s text:c="9"/>cwd: /tmp/pip-install-j4qfr3_d/pybigwig/</text:p>
      <text:p text:style-name="Standard"><text:s text:c="4"/>Complete output (71 lines):</text:p>
      <text:p text:style-name="Standard"><text:s text:c="4"/>/home/leonid/anaconda3/lib/python3.8/distutils/dist.py:274: UserWarning: Unknown distribution option: 'classifier'</text:p>
      <text:p text:style-name="Standard"><text:s text:c="6"/>warnings.warn(msg)</text:p>
      <text:p text:style-name="Standard"><text:s text:c="4"/>running install</text:p>
      <text:p text:style-name="Standard"><text:s text:c="4"/>running build</text:p>
      <text:p text:style-name="Standard"><text:s text:c="4"/>running build_py</text:p>
      <text:p text:style-name="Standard"><text:s text:c="4"/>creating build</text:p>
      <text:p text:style-name="Standard"><text:s text:c="4"/>creating build/lib.linux-x86_64-3.8</text:p>
      <text:p text:style-name="Standard"><text:s text:c="4"/>creating build/lib.linux-x86_64-3.8/pyBigWigTest</text:p>
      <text:p text:style-name="Standard"><text:s text:c="4"/>copying pyBigWigTest/__init__.py -&gt; build/lib.linux-x86_64-3.8/pyBigWigTest</text:p>
      <text:p text:style-name="Standard"><text:s text:c="4"/>copying pyBigWigTest/test.py -&gt; build/lib.linux-x86_64-3.8/pyBigWigTest</text:p>
      <text:p text:style-name="Standard"><text:s text:c="4"/>running egg_info</text:p>
      <text:p text:style-name="Standard"><text:s text:c="4"/>writing pyBigWig.egg-info/PKG-INFO</text:p>
      <text:p text:style-name="Standard"><text:s text:c="4"/>writing dependency_links to pyBigWig.egg-info/dependency_links.txt</text:p>
      <text:p text:style-name="Standard"><text:s text:c="4"/>writing requirements to pyBigWig.egg-info/requires.txt</text:p>
      <text:p text:style-name="Standard"><text:s text:c="4"/>writing top-level names to pyBigWig.egg-info/top_level.txt</text:p>
      <text:p text:style-name="Standard"><text:s text:c="4"/>reading manifest file 'pyBigWig.egg-info/SOURCES.txt'</text:p>
      <text:p text:style-name="Standard"><text:s text:c="4"/>reading manifest template 'MANIFEST.in'</text:p>
      <text:p text:style-name="Standard"><text:s text:c="4"/>writing manifest file 'pyBigWig.egg-info/SOURCES.txt'</text:p>
      <text:p text:style-name="Standard"><text:s text:c="4"/>copying pyBigWigTest/test.bigBed -&gt; build/lib.linux-x86_64-3.8/pyBigWigTest</text:p>
      <text:p text:style-name="Standard"><text:s text:c="4"/>copying pyBigWigTest/test.bw -&gt; build/lib.linux-x86_64-3.8/pyBigWigTest</text:p>
      <text:p text:style-name="Standard"><text:s text:c="4"/>running build_ext</text:p>
      <text:p text:style-name="Standard"><text:s text:c="4"/>building 'pyBigWig' extension</text:p>
      <text:p text:style-name="Standard"><text:s text:c="4"/>Warning: Can't read registry to find the necessary compiler setting</text:p>
      <text:p text:style-name="Standard"><text:s text:c="4"/>Make sure that Python modules winreg, win32api or win32con are installed.</text:p>
      <text:p text:style-name="Standard"><text:s text:c="4"/>C compiler: gcc -pthread -B /home/leonid/anaconda3/compiler_compat -Wl,--sysroot=/ -Wsign-compare -DNDEBUG -g -fwrapv -O3 -Wall -Wstrict-prototypes -fPIC</text:p>
      <text:p text:style-name="Standard"><text:s text:c="4"/></text:p>
      <text:p text:style-name="Standard"><text:s text:c="4"/>creating build/temp.linux-x86_64-3.8</text:p>
      <text:p text:style-name="Standard"><text:s text:c="4"/>creating build/temp.linux-x86_64-3.8/libBigWig</text:p>
      <text:p text:style-name="Standard"><text:s text:c="4"/>compile options: '-DWITHNUMPY -DNPY_NO_DEPRECATED_API=NPY_1_7_API_VERSION -IlibBigWig -I/home/leonid/anaconda3/include/python3.8 -I/home/leonid/anaconda3/lib/python3.8/site-packages/numpy/core/include -I/home/leonid/anaconda3/include/python3.8 -c'</text:p>
      <text:p text:style-name="Standard"><text:s text:c="4"/>gcc: libBigWig/bwStats.c</text:p>
      <text:p text:style-name="Standard"><text:soft-page-break/><text:s text:c="4"/>gcc: libBigWig/bwValues.c</text:p>
      <text:p text:style-name="Standard"><text:s text:c="4"/>gcc: libBigWig/io.c</text:p>
      <text:p text:style-name="Standard"><text:s text:c="4"/>gcc: libBigWig/bwRead.cgcc: libBigWig/bwWrite.c</text:p>
      <text:p text:style-name="Standard"><text:s text:c="4"/></text:p>
      <text:p text:style-name="Standard"><text:s text:c="4"/>gcc: pyBigWig.c</text:p>
      <text:p text:style-name="Standard"><text:s text:c="4"/>In file included from libBigWig/bigWig.h:4,</text:p>
      <text:p text:style-name="Standard"><text:s text:c="21"/>from libBigWig/bwRead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Values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libBigWig/io.c:2:10: fatal error: curl/curl.h: No such file or directory</text:p>
      <text:p text:style-name="Standard"><text:s text:c="8"/>2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Stats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Write.c:6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pyBigWig.h:3,</text:p>
      <text:p text:style-name="Standard"><text:s text:c="21"/>from pyBigWig.c:3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error: Command "gcc -pthread -B /home/leonid/anaconda3/compiler_compat -Wl,--sysroot=/ -Wsign-compare -DNDEBUG -g -fwrapv -O3 -Wall -Wstrict-prototypes -fPIC -DWITHNUMPY -DNPY_NO_DEPRECATED_API=NPY_1_7_API_VERSION -IlibBigWig -I/home/leonid/anaconda3/include/python3.8 -I/home/leonid/anaconda3/lib/python3.8/site-packages/numpy/core/include -I/home/leonid/anaconda3/include/python3.8 -c libBigWig/bwRead.c -o build/temp.linux-x86_64-3.8/libBigWig/bwRead.o" failed with exit status 1</text:p>
      <text:p text:style-name="Standard"><text:s text:c="4"/>----------------------------------------</text:p>
      <text:p text:style-name="Standard">ERROR: Command errored out with exit status 1: /home/leonid/anaconda3/bin/python -u -c 'import sys, setuptools, tokenize; sys.argv[0] = '"'"'/tmp/pip-install-j4qfr3_d/pybigwig/setup.py'"'"'; __file__='"'"'/tmp/pip-install-j4qfr3_d/pybigwig/setup.py'"'"';f=getattr(tokenize, '"'"'open'"'"', open)(__file__);code=f.read().replace('"'"'\r\n'"'"', '"'"'\n'"'"');f.close();exec(compile(code, __file__, '"'"'exec'"'"'))' install --record /tmp/pip-record-cgau9mp4/install-record.txt --single-version-<text:soft-page-break/>externally-managed --compile --install-headers /home/leonid/anaconda3/include/python3.8/pyBigWig Check the logs for full command output.</text:p>
      <text:p text:style-name="Standard">(base) leonid@leonid-Aspire-A315-42:~$ ^C</text:p>
      <text:p text:style-name="Standard">(base) leonid@leonid-Aspire-A315-42:~$ pip3 install -upgrade pip</text:p>
      <text:p text:style-name="Standard"/>
      <text:p text:style-name="Standard">Usage: <text:s text:c="2"/></text:p>
      <text:p text:style-name="Standard"><text:s text:c="2"/>pip3 install [options] &lt;requirement specifier&gt; [package-index-options] ...</text:p>
      <text:p text:style-name="Standard"><text:s text:c="2"/>pip3 install [options] -r &lt;requirements file&gt; [package-index-options] ...</text:p>
      <text:p text:style-name="Standard"><text:s text:c="2"/>pip3 install [options] [-e] &lt;vcs project url&gt; ...</text:p>
      <text:p text:style-name="Standard"><text:s text:c="2"/>pip3 install [options] [-e] &lt;local project path&gt; ...</text:p>
      <text:p text:style-name="Standard"><text:s text:c="2"/>pip3 install [options] &lt;archive url/path&gt; ...</text:p>
      <text:p text:style-name="Standard"/>
      <text:p text:style-name="Standard">no such option: -u</text:p>
      <text:p text:style-name="Standard">(base) leonid@leonid-Aspire-A315-42:~$ pip install pyGenomeTracks</text:p>
      <text:p text:style-name="Standard">Collecting pyGenomeTracks</text:p>
      <text:p text:style-name="Standard"><text:s text:c="2"/>Using cached pyGenomeTracks-3.6-py2.py3-none-any.whl (94 kB)</text:p>
      <text:p text:style-name="Standard">Requirement already satisfied: tqdm&gt;=4.20 in ./anaconda3/lib/python3.8/site-packages (from pyGenomeTracks) (4.50.2)</text:p>
      <text:p text:style-name="Standard">Requirement already satisfied: intervaltree&gt;=2.1.0 in ./anaconda3/lib/python3.8/site-packages (from pyGenomeTracks) (3.1.0)</text:p>
      <text:p text:style-name="Standard">Requirement already satisfied: pysam&gt;=0.14 in ./anaconda3/lib/python3.8/site-packages (from pyGenomeTracks) (0.18.0)</text:p>
      <text:p text:style-name="Standard">Requirement already satisfied: future&gt;=0.17.0 in ./anaconda3/lib/python3.8/site-packages (from pyGenomeTracks) (0.18.2)</text:p>
      <text:p text:style-name="Standard">Requirement already satisfied: hicmatrix&gt;=15 in ./anaconda3/lib/python3.8/site-packages (from pyGenomeTracks) (15)</text:p>
      <text:p text:style-name="Standard">Requirement already satisfied: pytest in ./anaconda3/lib/python3.8/site-packages (from pyGenomeTracks) (0.0.0)</text:p>
      <text:p text:style-name="Standard">Requirement already satisfied: pybedtools&gt;=0.8.1 in ./anaconda3/lib/python3.8/site-packages (from pyGenomeTracks) (0.9.0)</text:p>
      <text:p text:style-name="Standard">Requirement already satisfied: numpy&gt;=1.16 in ./anaconda3/lib/python3.8/site-packages (from pyGenomeTracks) (1.21.4)</text:p>
      <text:p text:style-name="Standard">Requirement already satisfied: gffutils&gt;=0.9 in ./anaconda3/lib/python3.8/site-packages (from pyGenomeTracks) (0.10.1)</text:p>
      <text:p text:style-name="Standard">Collecting pyBigWig&gt;=0.3.16</text:p>
      <text:p text:style-name="Standard"><text:s text:c="2"/>Using cached pyBigWig-0.3.18.tar.gz (64 kB)</text:p>
      <text:p text:style-name="Standard">Requirement already satisfied: matplotlib&lt;=3.3.2,&gt;=3.1.1 in ./anaconda3/lib/python3.8/site-packages (from pyGenomeTracks) (3.3.2)</text:p>
      <text:p text:style-name="Standard">Requirement already satisfied: sortedcontainers&lt;3.0,&gt;=2.0 in ./anaconda3/lib/python3.8/site-packages (from intervaltree&gt;=2.1.0-&gt;pyGenomeTracks) (2.2.2)</text:p>
      <text:p text:style-name="Standard">Requirement already satisfied: cooler&gt;=0.8.9 in ./anaconda3/lib/python3.8/site-packages (from hicmatrix&gt;=15-&gt;pyGenomeTracks) (0.8.11)</text:p>
      <text:p text:style-name="Standard">Requirement already satisfied: pandas&gt;=0.25.* in ./anaconda3/lib/python3.8/site-packages (from hicmatrix&gt;=15-&gt;pyGenomeTracks) (1.1.3)</text:p>
      <text:p text:style-name="Standard">Requirement already satisfied: scipy&gt;=1.2.* in ./anaconda3/lib/python3.8/site-packages (from hicmatrix&gt;=15-&gt;pyGenomeTracks) (1.5.2)</text:p>
      <text:p text:style-name="Standard">Requirement already satisfied: tables&gt;=3.5.* in ./anaconda3/lib/python3.8/site-packages (from hicmatrix&gt;=15-&gt;pyGenomeTracks) (3.6.1)</text:p>
      <text:p text:style-name="Standard">Requirement already satisfied: attrs&gt;=17.4.0 in ./anaconda3/lib/python3.8/site-packages (from pytest-&gt;pyGenomeTracks) (20.3.0)</text:p>
      <text:p text:style-name="Standard">Requirement already satisfied: iniconfig in ./anaconda3/lib/python3.8/site-packages (from pytest-&gt;pyGenomeTracks) (1.1.1)</text:p>
      <text:p text:style-name="Standard"><text:soft-page-break/>Requirement already satisfied: packaging in ./anaconda3/lib/python3.8/site-packages (from pytest-&gt;pyGenomeTracks) (20.4)</text:p>
      <text:p text:style-name="Standard">Requirement already satisfied: pluggy&lt;1.0,&gt;=0.12 in ./anaconda3/lib/python3.8/site-packages (from pytest-&gt;pyGenomeTracks) (0.13.1)</text:p>
      <text:p text:style-name="Standard">Requirement already satisfied: py&gt;=1.8.2 in ./anaconda3/lib/python3.8/site-packages (from pytest-&gt;pyGenomeTracks) (1.9.0)</text:p>
      <text:p text:style-name="Standard">Requirement already satisfied: toml in ./anaconda3/lib/python3.8/site-packages (from pytest-&gt;pyGenomeTracks) (0.10.1)</text:p>
      <text:p text:style-name="Standard">Requirement already satisfied: six in ./anaconda3/lib/python3.8/site-packages (from pybedtools&gt;=0.8.1-&gt;pyGenomeTracks) (1.15.0)</text:p>
      <text:p text:style-name="Standard">Requirement already satisfied: pyfaidx&gt;=0.5.5.2 in ./anaconda3/lib/python3.8/site-packages (from gffutils&gt;=0.9-&gt;pyGenomeTracks) (0.6.4)</text:p>
      <text:p text:style-name="Standard">Requirement already satisfied: argcomplete&gt;=1.9.4 in ./anaconda3/lib/python3.8/site-packages (from gffutils&gt;=0.9-&gt;pyGenomeTracks) (2.0.0)</text:p>
      <text:p text:style-name="Standard">Requirement already satisfied: argh&gt;=0.26.2 in ./anaconda3/lib/python3.8/site-packages (from gffutils&gt;=0.9-&gt;pyGenomeTracks) (0.26.2)</text:p>
      <text:p text:style-name="Standard">Requirement already satisfied: simplejson in ./anaconda3/lib/python3.8/site-packages (from gffutils&gt;=0.9-&gt;pyGenomeTracks) (3.17.6)</text:p>
      <text:p text:style-name="Standard">Requirement already satisfied: certifi&gt;=2020.06.20 in ./anaconda3/lib/python3.8/site-packages (from matplotlib&lt;=3.3.2,&gt;=3.1.1-&gt;pyGenomeTracks) (2020.6.20)</text:p>
      <text:p text:style-name="Standard">Requirement already satisfied: kiwisolver&gt;=1.0.1 in ./anaconda3/lib/python3.8/site-packages (from matplotlib&lt;=3.3.2,&gt;=3.1.1-&gt;pyGenomeTracks) (1.3.0)</text:p>
      <text:p text:style-name="Standard">Requirement already satisfied: python-dateutil&gt;=2.1 in ./anaconda3/lib/python3.8/site-packages (from matplotlib&lt;=3.3.2,&gt;=3.1.1-&gt;pyGenomeTracks) (2.8.1)</text:p>
      <text:p text:style-name="Standard">Requirement already satisfied: pillow&gt;=6.2.0 in ./anaconda3/lib/python3.8/site-packages (from matplotlib&lt;=3.3.2,&gt;=3.1.1-&gt;pyGenomeTracks) (8.0.1)</text:p>
      <text:p text:style-name="Standard">Requirement already satisfied: pyparsing!=2.0.4,!=2.1.2,!=2.1.6,&gt;=2.0.3 in ./anaconda3/lib/python3.8/site-packages (from matplotlib&lt;=3.3.2,&gt;=3.1.1-&gt;pyGenomeTracks) (2.4.7)</text:p>
      <text:p text:style-name="Standard">Requirement already satisfied: cycler&gt;=0.10 in ./anaconda3/lib/python3.8/site-packages (from matplotlib&lt;=3.3.2,&gt;=3.1.1-&gt;pyGenomeTracks) (0.10.0)</text:p>
      <text:p text:style-name="Standard">Requirement already satisfied: h5py&gt;=2.5 in ./anaconda3/lib/python3.8/site-packages (from cooler&gt;=0.8.9-&gt;hicmatrix&gt;=15-&gt;pyGenomeTracks) (2.10.0)</text:p>
      <text:p text:style-name="Standard">Requirement already satisfied: pypairix in ./anaconda3/lib/python3.8/site-packages (from cooler&gt;=0.8.9-&gt;hicmatrix&gt;=15-&gt;pyGenomeTracks) (0.3.7)</text:p>
      <text:p text:style-name="Standard">Requirement already satisfied: pyyaml in ./anaconda3/lib/python3.8/site-packages (from cooler&gt;=0.8.9-&gt;hicmatrix&gt;=15-&gt;pyGenomeTracks) (5.3.1)</text:p>
      <text:p text:style-name="Standard">Requirement already satisfied: multiprocess in ./anaconda3/lib/python3.8/site-packages (from cooler&gt;=0.8.9-&gt;hicmatrix&gt;=15-&gt;pyGenomeTracks) (0.70.12.2)</text:p>
      <text:p text:style-name="Standard">Requirement already satisfied: asciitree in ./anaconda3/lib/python3.8/site-packages (from cooler&gt;=0.8.9-&gt;hicmatrix&gt;=15-&gt;pyGenomeTracks) (0.3.3)</text:p>
      <text:p text:style-name="Standard">Requirement already satisfied: click&gt;=7 in ./anaconda3/lib/python3.8/site-packages (from cooler&gt;=0.8.9-&gt;hicmatrix&gt;=15-&gt;pyGenomeTracks) (7.1.2)</text:p>
      <text:p text:style-name="Standard">Requirement already satisfied: cytoolz&lt;0.11 in ./anaconda3/lib/python3.8/site-packages (from cooler&gt;=0.8.9-&gt;hicmatrix&gt;=15-&gt;pyGenomeTracks) (0.10.1)</text:p>
      <text:p text:style-name="Standard">Requirement already satisfied: pytz&gt;=2017.2 in ./anaconda3/lib/python3.8/site-packages (from pandas&gt;=0.25.*-&gt;hicmatrix&gt;=15-&gt;pyGenomeTracks) (2020.1)</text:p>
      <text:p text:style-name="Standard">Requirement already satisfied: numexpr&gt;=2.6.2 in ./anaconda3/lib/python3.8/site-packages (from tables&gt;=3.5.*-&gt;hicmatrix&gt;=15-&gt;pyGenomeTracks) (2.7.1)</text:p>
      <text:p text:style-name="Standard">Requirement already satisfied: setuptools&gt;=0.7 in ./anaconda3/lib/python3.8/site-packages (from pyfaidx&gt;=0.5.5.2-&gt;gffutils&gt;=0.9-&gt;pyGenomeTracks) (50.3.1.post20201107)</text:p>
      <text:p text:style-name="Standard"><text:soft-page-break/>Requirement already satisfied: dill&gt;=0.3.4 in ./anaconda3/lib/python3.8/site-packages (from multiprocess-&gt;cooler&gt;=0.8.9-&gt;hicmatrix&gt;=15-&gt;pyGenomeTracks) (0.3.4)</text:p>
      <text:p text:style-name="Standard">Requirement already satisfied: toolz&gt;=0.8.0 in ./anaconda3/lib/python3.8/site-packages (from cytoolz&lt;0.11-&gt;cooler&gt;=0.8.9-&gt;hicmatrix&gt;=15-&gt;pyGenomeTracks) (0.11.1)</text:p>
      <text:p text:style-name="Standard">Building wheels for collected packages: pyBigWig</text:p>
      <text:p text:style-name="Standard"><text:s text:c="2"/>Building wheel for pyBigWig (setup.py) ... error</text:p>
      <text:p text:style-name="Standard"><text:s text:c="2"/>ERROR: Command errored out with exit status 1:</text:p>
      <text:p text:style-name="Standard"><text:s text:c="3"/>command: /home/leonid/anaconda3/bin/python -u -c 'import sys, setuptools, tokenize; sys.argv[0] = '"'"'/tmp/pip-install-naogw83u/pybigwig/setup.py'"'"'; __file__='"'"'/tmp/pip-install-naogw83u/pybigwig/setup.py'"'"';f=getattr(tokenize, '"'"'open'"'"', open)(__file__);code=f.read().replace('"'"'\r\n'"'"', '"'"'\n'"'"');f.close();exec(compile(code, __file__, '"'"'exec'"'"'))' bdist_wheel -d /tmp/pip-wheel-p9i04kzb</text:p>
      <text:p text:style-name="Standard"><text:s text:c="7"/>cwd: /tmp/pip-install-naogw83u/pybigwig/</text:p>
      <text:p text:style-name="Standard"><text:s text:c="2"/>Complete output (71 lines):</text:p>
      <text:p text:style-name="Standard"><text:s text:c="2"/>/home/leonid/anaconda3/lib/python3.8/distutils/dist.py:274: UserWarning: Unknown distribution option: 'classifier'</text:p>
      <text:p text:style-name="Standard"><text:s text:c="4"/>warnings.warn(msg)</text:p>
      <text:p text:style-name="Standard"><text:s text:c="2"/>running bdist_wheel</text:p>
      <text:p text:style-name="Standard"><text:s text:c="2"/>running build</text:p>
      <text:p text:style-name="Standard"><text:s text:c="2"/>running build_py</text:p>
      <text:p text:style-name="Standard"><text:s text:c="2"/>creating build</text:p>
      <text:p text:style-name="Standard"><text:s text:c="2"/>creating build/lib.linux-x86_64-3.8</text:p>
      <text:p text:style-name="Standard"><text:s text:c="2"/>creating build/lib.linux-x86_64-3.8/pyBigWigTest</text:p>
      <text:p text:style-name="Standard"><text:s text:c="2"/>copying pyBigWigTest/__init__.py -&gt; build/lib.linux-x86_64-3.8/pyBigWigTest</text:p>
      <text:p text:style-name="Standard"><text:s text:c="2"/>copying pyBigWigTest/test.py -&gt; build/lib.linux-x86_64-3.8/pyBigWigTest</text:p>
      <text:p text:style-name="Standard"><text:s text:c="2"/>running egg_info</text:p>
      <text:p text:style-name="Standard"><text:s text:c="2"/>writing pyBigWig.egg-info/PKG-INFO</text:p>
      <text:p text:style-name="Standard"><text:s text:c="2"/>writing dependency_links to pyBigWig.egg-info/dependency_links.txt</text:p>
      <text:p text:style-name="Standard"><text:s text:c="2"/>writing requirements to pyBigWig.egg-info/requires.txt</text:p>
      <text:p text:style-name="Standard"><text:s text:c="2"/>writing top-level names to pyBigWig.egg-info/top_level.txt</text:p>
      <text:p text:style-name="Standard"><text:s text:c="2"/>reading manifest file 'pyBigWig.egg-info/SOURCES.txt'</text:p>
      <text:p text:style-name="Standard"><text:s text:c="2"/>reading manifest template 'MANIFEST.in'</text:p>
      <text:p text:style-name="Standard"><text:s text:c="2"/>writing manifest file 'pyBigWig.egg-info/SOURCES.txt'</text:p>
      <text:p text:style-name="Standard"><text:s text:c="2"/>copying pyBigWigTest/test.bigBed -&gt; build/lib.linux-x86_64-3.8/pyBigWigTest</text:p>
      <text:p text:style-name="Standard"><text:s text:c="2"/>copying pyBigWigTest/test.bw -&gt; build/lib.linux-x86_64-3.8/pyBigWigTest</text:p>
      <text:p text:style-name="Standard"><text:s text:c="2"/>running build_ext</text:p>
      <text:p text:style-name="Standard"><text:s text:c="2"/>building 'pyBigWig' extension</text:p>
      <text:p text:style-name="Standard"><text:s text:c="2"/>Warning: Can't read registry to find the necessary compiler setting</text:p>
      <text:p text:style-name="Standard"><text:s text:c="2"/>Make sure that Python modules winreg, win32api or win32con are installed.</text:p>
      <text:p text:style-name="Standard"><text:s text:c="2"/>C compiler: gcc -pthread -B /home/leonid/anaconda3/compiler_compat -Wl,--sysroot=/ -Wsign-compare -DNDEBUG -g -fwrapv -O3 -Wall -Wstrict-prototypes -fPIC</text:p>
      <text:p text:style-name="Standard"><text:s text:c="2"/></text:p>
      <text:p text:style-name="Standard"><text:s text:c="2"/>creating build/temp.linux-x86_64-3.8</text:p>
      <text:p text:style-name="Standard"><text:s text:c="2"/>creating build/temp.linux-x86_64-3.8/libBigWig</text:p>
      <text:p text:style-name="Standard"><text:s text:c="2"/>compile options: '-DWITHNUMPY -DNPY_NO_DEPRECATED_API=NPY_1_7_API_VERSION -IlibBigWig -I/home/leonid/anaconda3/include/python3.8 -I/home/leonid/anaconda3/lib/python3.8/site-packages/numpy/core/include -I/home/leonid/anaconda3/include/python3.8 -c'</text:p>
      <text:p text:style-name="Standard"><text:s text:c="2"/>gcc: libBigWig/bwStats.cgcc: libBigWig/bwRead.cgcc: libBigWig/bwValues.c</text:p>
      <text:p text:style-name="Standard"><text:s text:c="2"/>gcc: libBigWig/io.c</text:p>
      <text:p text:style-name="Standard"><text:s text:c="2"/></text:p>
      <text:p text:style-name="Standard"><text:s text:c="2"/></text:p>
      <text:p text:style-name="Standard"><text:soft-page-break/><text:s text:c="2"/>gcc: pyBigWig.c</text:p>
      <text:p text:style-name="Standard"><text:s text:c="2"/>gcc: libBigWig/bwWrite.c</text:p>
      <text:p text:style-name="Standard"><text:s text:c="2"/>In file included from libBigWig/bigWig.h:4,</text:p>
      <text:p text:style-name="Standard"><text:s text:c="19"/>from libBigWig/bwValues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libBigWig/io.c:2:10: fatal error: curl/curl.h: No such file or directory</text:p>
      <text:p text:style-name="Standard"><text:s text:c="6"/>2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libBigWig/bwStats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libBigWig/bwRead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libBigWig/bwWrite.c:6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pyBigWig.h:3,</text:p>
      <text:p text:style-name="Standard"><text:s text:c="19"/>from pyBigWig.c:3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error: Command "gcc -pthread -B /home/leonid/anaconda3/compiler_compat -Wl,--sysroot=/ -Wsign-compare -DNDEBUG -g -fwrapv -O3 -Wall -Wstrict-prototypes -fPIC -DWITHNUMPY -DNPY_NO_DEPRECATED_API=NPY_1_7_API_VERSION -IlibBigWig -I/home/leonid/anaconda3/include/python3.8 -I/home/leonid/anaconda3/lib/python3.8/site-packages/numpy/core/include -I/home/leonid/anaconda3/include/python3.8 -c libBigWig/bwValues.c -o build/temp.linux-x86_64-3.8/libBigWig/bwValues.o" failed with exit status 1</text:p>
      <text:p text:style-name="Standard"><text:s text:c="2"/>----------------------------------------</text:p>
      <text:p text:style-name="Standard"><text:s text:c="2"/>ERROR: Failed building wheel for pyBigWig</text:p>
      <text:p text:style-name="Standard"><text:s text:c="2"/>Running setup.py clean for pyBigWig</text:p>
      <text:p text:style-name="Standard">Failed to build pyBigWig</text:p>
      <text:p text:style-name="Standard">Installing collected packages: pyBigWig, pyGenomeTracks</text:p>
      <text:p text:style-name="Standard"><text:s text:c="4"/>Running setup.py install for pyBigWig ... error</text:p>
      <text:p text:style-name="Standard"><text:s text:c="4"/>ERROR: Command errored out with exit status 1:</text:p>
      <text:p text:style-name="Standard"><text:soft-page-break/><text:s text:c="5"/>command: /home/leonid/anaconda3/bin/python -u -c 'import sys, setuptools, tokenize; sys.argv[0] = '"'"'/tmp/pip-install-naogw83u/pybigwig/setup.py'"'"'; __file__='"'"'/tmp/pip-install-naogw83u/pybigwig/setup.py'"'"';f=getattr(tokenize, '"'"'open'"'"', open)(__file__);code=f.read().replace('"'"'\r\n'"'"', '"'"'\n'"'"');f.close();exec(compile(code, __file__, '"'"'exec'"'"'))' install --record /tmp/pip-record-evjjoy7r/install-record.txt --single-version-externally-managed --compile --install-headers /home/leonid/anaconda3/include/python3.8/pyBigWig</text:p>
      <text:p text:style-name="Standard"><text:s text:c="9"/>cwd: /tmp/pip-install-naogw83u/pybigwig/</text:p>
      <text:p text:style-name="Standard"><text:s text:c="4"/>Complete output (71 lines):</text:p>
      <text:p text:style-name="Standard"><text:s text:c="4"/>/home/leonid/anaconda3/lib/python3.8/distutils/dist.py:274: UserWarning: Unknown distribution option: 'classifier'</text:p>
      <text:p text:style-name="Standard"><text:s text:c="6"/>warnings.warn(msg)</text:p>
      <text:p text:style-name="Standard"><text:s text:c="4"/>running install</text:p>
      <text:p text:style-name="Standard"><text:s text:c="4"/>running build</text:p>
      <text:p text:style-name="Standard"><text:s text:c="4"/>running build_py</text:p>
      <text:p text:style-name="Standard"><text:s text:c="4"/>creating build</text:p>
      <text:p text:style-name="Standard"><text:s text:c="4"/>creating build/lib.linux-x86_64-3.8</text:p>
      <text:p text:style-name="Standard"><text:s text:c="4"/>creating build/lib.linux-x86_64-3.8/pyBigWigTest</text:p>
      <text:p text:style-name="Standard"><text:s text:c="4"/>copying pyBigWigTest/__init__.py -&gt; build/lib.linux-x86_64-3.8/pyBigWigTest</text:p>
      <text:p text:style-name="Standard"><text:s text:c="4"/>copying pyBigWigTest/test.py -&gt; build/lib.linux-x86_64-3.8/pyBigWigTest</text:p>
      <text:p text:style-name="Standard"><text:s text:c="4"/>running egg_info</text:p>
      <text:p text:style-name="Standard"><text:s text:c="4"/>writing pyBigWig.egg-info/PKG-INFO</text:p>
      <text:p text:style-name="Standard"><text:s text:c="4"/>writing dependency_links to pyBigWig.egg-info/dependency_links.txt</text:p>
      <text:p text:style-name="Standard"><text:s text:c="4"/>writing requirements to pyBigWig.egg-info/requires.txt</text:p>
      <text:p text:style-name="Standard"><text:s text:c="4"/>writing top-level names to pyBigWig.egg-info/top_level.txt</text:p>
      <text:p text:style-name="Standard"><text:s text:c="4"/>reading manifest file 'pyBigWig.egg-info/SOURCES.txt'</text:p>
      <text:p text:style-name="Standard"><text:s text:c="4"/>reading manifest template 'MANIFEST.in'</text:p>
      <text:p text:style-name="Standard"><text:s text:c="4"/>writing manifest file 'pyBigWig.egg-info/SOURCES.txt'</text:p>
      <text:p text:style-name="Standard"><text:s text:c="4"/>copying pyBigWigTest/test.bigBed -&gt; build/lib.linux-x86_64-3.8/pyBigWigTest</text:p>
      <text:p text:style-name="Standard"><text:s text:c="4"/>copying pyBigWigTest/test.bw -&gt; build/lib.linux-x86_64-3.8/pyBigWigTest</text:p>
      <text:p text:style-name="Standard"><text:s text:c="4"/>running build_ext</text:p>
      <text:p text:style-name="Standard"><text:s text:c="4"/>building 'pyBigWig' extension</text:p>
      <text:p text:style-name="Standard"><text:s text:c="4"/>Warning: Can't read registry to find the necessary compiler setting</text:p>
      <text:p text:style-name="Standard"><text:s text:c="4"/>Make sure that Python modules winreg, win32api or win32con are installed.</text:p>
      <text:p text:style-name="Standard"><text:s text:c="4"/>C compiler: gcc -pthread -B /home/leonid/anaconda3/compiler_compat -Wl,--sysroot=/ -Wsign-compare -DNDEBUG -g -fwrapv -O3 -Wall -Wstrict-prototypes -fPIC</text:p>
      <text:p text:style-name="Standard"><text:s text:c="4"/></text:p>
      <text:p text:style-name="Standard"><text:s text:c="4"/>creating build/temp.linux-x86_64-3.8</text:p>
      <text:p text:style-name="Standard"><text:s text:c="4"/>creating build/temp.linux-x86_64-3.8/libBigWig</text:p>
      <text:p text:style-name="Standard"><text:s text:c="4"/>compile options: '-DWITHNUMPY -DNPY_NO_DEPRECATED_API=NPY_1_7_API_VERSION -IlibBigWig -I/home/leonid/anaconda3/include/python3.8 -I/home/leonid/anaconda3/lib/python3.8/site-packages/numpy/core/include -I/home/leonid/anaconda3/include/python3.8 -c'</text:p>
      <text:p text:style-name="Standard"><text:s text:c="4"/>gcc: libBigWig/bwRead.cgcc: libBigWig/bwStats.cgcc: libBigWig/bwValues.c</text:p>
      <text:p text:style-name="Standard"><text:s text:c="4"/></text:p>
      <text:p text:style-name="Standard"><text:s text:c="4"/>gcc: libBigWig/io.cgcc: libBigWig/bwWrite.c</text:p>
      <text:p text:style-name="Standard"><text:s text:c="4"/></text:p>
      <text:p text:style-name="Standard"><text:s text:c="4"/>gcc: pyBigWig.c</text:p>
      <text:p text:style-name="Standard"><text:s text:c="4"/></text:p>
      <text:p text:style-name="Standard"><text:s text:c="4"/>In file included from libBigWig/bigWig.h:4,</text:p>
      <text:p text:style-name="Standard"><text:s text:c="21"/>from libBigWig/bwValues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oft-page-break/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Stats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Read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libBigWig/io.c:2:10: fatal error: curl/curl.h: No such file or directory</text:p>
      <text:p text:style-name="Standard"><text:s text:c="8"/>2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Write.c:6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pyBigWig.h:3,</text:p>
      <text:p text:style-name="Standard"><text:s text:c="21"/>from pyBigWig.c:3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error: Command "gcc -pthread -B /home/leonid/anaconda3/compiler_compat -Wl,--sysroot=/ -Wsign-compare -DNDEBUG -g -fwrapv -O3 -Wall -Wstrict-prototypes -fPIC -DWITHNUMPY -DNPY_NO_DEPRECATED_API=NPY_1_7_API_VERSION -IlibBigWig -I/home/leonid/anaconda3/include/python3.8 -I/home/leonid/anaconda3/lib/python3.8/site-packages/numpy/core/include -I/home/leonid/anaconda3/include/python3.8 -c libBigWig/bwValues.c -o build/temp.linux-x86_64-3.8/libBigWig/bwValues.o" failed with exit status 1</text:p>
      <text:p text:style-name="Standard"><text:s text:c="4"/>----------------------------------------</text:p>
      <text:p text:style-name="Standard">ERROR: Command errored out with exit status 1: /home/leonid/anaconda3/bin/python -u -c 'import sys, setuptools, tokenize; sys.argv[0] = '"'"'/tmp/pip-install-naogw83u/pybigwig/setup.py'"'"'; __file__='"'"'/tmp/pip-install-naogw83u/pybigwig/setup.py'"'"';f=getattr(tokenize, '"'"'open'"'"', open)(__file__);code=f.read().replace('"'"'\r\n'"'"', '"'"'\n'"'"');f.close();exec(compile(code, __file__, '"'"'exec'"'"'))' install --record /tmp/pip-record-evjjoy7r/install-record.txt --single-version-externally-managed --compile --install-headers /home/leonid/anaconda3/include/python3.8/pyBigWig Check the logs for full command output.</text:p>
      <text:p text:style-name="Standard">(base) leonid@leonid-Aspire-A315-42:~$ pip install -U ipykernel</text:p>
      <text:p text:style-name="Standard">Collecting ipykernel</text:p>
      <text:p text:style-name="Standard"><text:s text:c="2"/>Downloading ipykernel-6.9.1-py3-none-any.whl (128 kB)</text:p>
      <text:p text:style-name="Standard"><text:s text:c="5"/>|████████████████████████████████| 128 kB 1.1 MB/s </text:p>
      <text:p text:style-name="Standard">Requirement already satisfied, skipping upgrade: nest-asyncio in ./anaconda3/lib/python3.8/site-packages (from ipykernel) (1.4.2)</text:p>
      <text:p text:style-name="Standard"><text:soft-page-break/>Collecting traitlets&lt;6.0,&gt;=5.1.0</text:p>
      <text:p text:style-name="Standard"><text:s text:c="2"/>Downloading traitlets-5.1.1-py3-none-any.whl (102 kB)</text:p>
      <text:p text:style-name="Standard"><text:s text:c="5"/>|████████████████████████████████| 102 kB 3.1 MB/s </text:p>
      <text:p text:style-name="Standard">Requirement already satisfied, skipping upgrade: tornado&lt;7.0,&gt;=4.2 in ./anaconda3/lib/python3.8/site-packages (from ipykernel) (6.0.4)</text:p>
      <text:p text:style-name="Standard">Collecting ipython&gt;=7.23.1</text:p>
      <text:p text:style-name="Standard"><text:s text:c="2"/>Downloading ipython-8.0.1-py3-none-any.whl (747 kB)</text:p>
      <text:p text:style-name="Standard"><text:s text:c="5"/>|████████████████████████████████| 747 kB 3.2 MB/s </text:p>
      <text:p text:style-name="Standard">Collecting matplotlib-inline&lt;0.2.0,&gt;=0.1.0</text:p>
      <text:p text:style-name="Standard"><text:s text:c="2"/>Downloading matplotlib_inline-0.1.3-py3-none-any.whl (8.2 kB)</text:p>
      <text:p text:style-name="Standard">Requirement already satisfied, skipping upgrade: jupyter-client&lt;8.0 in ./anaconda3/lib/python3.8/site-packages (from ipykernel) (6.1.7)</text:p>
      <text:p text:style-name="Standard">Collecting debugpy&lt;2.0,&gt;=1.0.0</text:p>
      <text:p text:style-name="Standard"><text:s text:c="2"/>Downloading debugpy-1.5.1-cp38-cp38-manylinux_2_5_x86_64.manylinux1_x86_64.manylinux_2_12_x86_64.manylinux2010_x86_64.whl (1.9 MB)</text:p>
      <text:p text:style-name="Standard"><text:s text:c="5"/>|████████████████████████████████| 1.9 MB 4.0 MB/s </text:p>
      <text:p text:style-name="Standard">Requirement already satisfied, skipping upgrade: pexpect&gt;4.3; sys_platform != "win32" in ./anaconda3/lib/python3.8/site-packages (from ipython&gt;=7.23.1-&gt;ipykernel) (4.8.0)</text:p>
      <text:p text:style-name="Standard">Requirement already satisfied, skipping upgrade: jedi&gt;=0.16 in ./anaconda3/lib/python3.8/site-packages (from ipython&gt;=7.23.1-&gt;ipykernel) (0.17.1)</text:p>
      <text:p text:style-name="Standard">Requirement already satisfied, skipping upgrade: prompt-toolkit!=3.0.0,!=3.0.1,&lt;3.1.0,&gt;=2.0.0 in ./anaconda3/lib/python3.8/site-packages (from ipython&gt;=7.23.1-&gt;ipykernel) (3.0.8)</text:p>
      <text:p text:style-name="Standard">Requirement already satisfied, skipping upgrade: backcall in ./anaconda3/lib/python3.8/site-packages (from ipython&gt;=7.23.1-&gt;ipykernel) (0.2.0)</text:p>
      <text:p text:style-name="Standard">Collecting stack-data</text:p>
      <text:p text:style-name="Standard"><text:s text:c="2"/>Downloading stack_data-0.2.0-py3-none-any.whl (21 kB)</text:p>
      <text:p text:style-name="Standard">Requirement already satisfied, skipping upgrade: pickleshare in ./anaconda3/lib/python3.8/site-packages (from ipython&gt;=7.23.1-&gt;ipykernel) (0.7.5)</text:p>
      <text:p text:style-name="Standard">Requirement already satisfied, skipping upgrade: pygments in ./anaconda3/lib/python3.8/site-packages (from ipython&gt;=7.23.1-&gt;ipykernel) (2.7.2)</text:p>
      <text:p text:style-name="Standard">Collecting black</text:p>
      <text:p text:style-name="Standard"><text:s text:c="2"/>Downloading black-22.1.0-cp38-cp38-manylinux_2_17_x86_64.manylinux2014_x86_64.whl (1.5 MB)</text:p>
      <text:p text:style-name="Standard"><text:s text:c="5"/>|████████████████████████████████| 1.5 MB 3.8 MB/s </text:p>
      <text:p text:style-name="Standard">Requirement already satisfied, skipping upgrade: decorator in ./anaconda3/lib/python3.8/site-packages (from ipython&gt;=7.23.1-&gt;ipykernel) (4.4.2)</text:p>
      <text:p text:style-name="Standard">Requirement already satisfied, skipping upgrade: setuptools&gt;=18.5 in ./anaconda3/lib/python3.8/site-packages (from ipython&gt;=7.23.1-&gt;ipykernel) (50.3.1.post20201107)</text:p>
      <text:p text:style-name="Standard">Requirement already satisfied, skipping upgrade: pyzmq&gt;=13 in ./anaconda3/lib/python3.8/site-packages (from jupyter-client&lt;8.0-&gt;ipykernel) (19.0.2)</text:p>
      <text:p text:style-name="Standard">Requirement already satisfied, skipping upgrade: python-dateutil&gt;=2.1 in ./anaconda3/lib/python3.8/site-packages (from jupyter-client&lt;8.0-&gt;ipykernel) (2.8.1)</text:p>
      <text:p text:style-name="Standard">Requirement already satisfied, skipping upgrade: jupyter-core&gt;=4.6.0 in ./anaconda3/lib/python3.8/site-packages (from jupyter-client&lt;8.0-&gt;ipykernel) (4.6.3)</text:p>
      <text:p text:style-name="Standard">Requirement already satisfied, skipping upgrade: ptyprocess&gt;=0.5 in ./anaconda3/lib/python3.8/site-packages (from pexpect&gt;4.3; sys_platform != "win32"-&gt;ipython&gt;=7.23.1-&gt;ipykernel) (0.6.0)</text:p>
      <text:p text:style-name="Standard">Requirement already satisfied, skipping upgrade: parso&lt;0.8.0,&gt;=0.7.0 in ./anaconda3/lib/python3.8/site-packages (from jedi&gt;=0.16-&gt;ipython&gt;=7.23.1-&gt;ipykernel) (0.7.0)</text:p>
      <text:p text:style-name="Standard">Requirement already satisfied, skipping upgrade: wcwidth in ./anaconda3/lib/python3.8/site-packages (from prompt-toolkit!=3.0.0,!=3.0.1,&lt;3.1.0,&gt;=2.0.0-&gt;ipython&gt;=7.23.1-&gt;ipykernel) (0.2.5)</text:p>
      <text:p text:style-name="Standard"><text:soft-page-break/>Collecting pure-eval</text:p>
      <text:p text:style-name="Standard"><text:s text:c="2"/>Downloading pure_eval-0.2.2-py3-none-any.whl (11 kB)</text:p>
      <text:p text:style-name="Standard">Collecting executing</text:p>
      <text:p text:style-name="Standard"><text:s text:c="2"/>Downloading executing-0.8.2-py2.py3-none-any.whl (16 kB)</text:p>
      <text:p text:style-name="Standard">Collecting asttokens</text:p>
      <text:p text:style-name="Standard"><text:s text:c="2"/>Downloading asttokens-2.0.5-py2.py3-none-any.whl (20 kB)</text:p>
      <text:p text:style-name="Standard">Collecting typing-extensions&gt;=3.10.0.0; python_version &lt; "3.10"</text:p>
      <text:p text:style-name="Standard"><text:s text:c="2"/>Downloading typing_extensions-4.1.1-py3-none-any.whl (26 kB)</text:p>
      <text:p text:style-name="Standard">Collecting platformdirs&gt;=2</text:p>
      <text:p text:style-name="Standard"><text:s text:c="2"/>Downloading platformdirs-2.5.0-py3-none-any.whl (14 kB)</text:p>
      <text:p text:style-name="Standard">Collecting pathspec&gt;=0.9.0</text:p>
      <text:p text:style-name="Standard"><text:s text:c="2"/>Downloading pathspec-0.9.0-py2.py3-none-any.whl (31 kB)</text:p>
      <text:p text:style-name="Standard">Collecting mypy-extensions&gt;=0.4.3</text:p>
      <text:p text:style-name="Standard"><text:s text:c="2"/>Downloading mypy_extensions-0.4.3-py2.py3-none-any.whl (4.5 kB)</text:p>
      <text:p text:style-name="Standard">Collecting tomli&gt;=1.1.0</text:p>
      <text:p text:style-name="Standard"><text:s text:c="2"/>Using cached tomli-2.0.1-py3-none-any.whl (12 kB)</text:p>
      <text:p text:style-name="Standard">Collecting click&gt;=8.0.0</text:p>
      <text:p text:style-name="Standard"><text:s text:c="2"/>Downloading click-8.0.3-py3-none-any.whl (97 kB)</text:p>
      <text:p text:style-name="Standard"><text:s text:c="5"/>|████████████████████████████████| 97 kB 5.1 MB/s </text:p>
      <text:p text:style-name="Standard">Requirement already satisfied, skipping upgrade: six&gt;=1.5 in ./anaconda3/lib/python3.8/site-packages (from python-dateutil&gt;=2.1-&gt;jupyter-client&lt;8.0-&gt;ipykernel) (1.15.0)</text:p>
      <text:p text:style-name="Standard">Installing collected packages: traitlets, pure-eval, executing, asttokens, stack-data, matplotlib-inline, typing-extensions, platformdirs, pathspec, mypy-extensions, tomli, click, black, ipython, debugpy, ipykernel</text:p>
      <text:p text:style-name="Standard"><text:s text:c="2"/>Attempting uninstall: traitlets</text:p>
      <text:p text:style-name="Standard"><text:s text:c="4"/>Found existing installation: traitlets 5.0.5</text:p>
      <text:p text:style-name="Standard"><text:s text:c="4"/>Uninstalling traitlets-5.0.5:</text:p>
      <text:p text:style-name="Standard"><text:s text:c="6"/>Successfully uninstalled traitlets-5.0.5</text:p>
      <text:p text:style-name="Standard"><text:s text:c="2"/>Attempting uninstall: typing-extensions</text:p>
      <text:p text:style-name="Standard"><text:s text:c="4"/>Found existing installation: typing-extensions 3.7.4.3</text:p>
      <text:p text:style-name="Standard"><text:s text:c="4"/>Uninstalling typing-extensions-3.7.4.3:</text:p>
      <text:p text:style-name="Standard"><text:s text:c="6"/>Successfully uninstalled typing-extensions-3.7.4.3</text:p>
      <text:p text:style-name="Standard"><text:s text:c="2"/>Attempting uninstall: click</text:p>
      <text:p text:style-name="Standard"><text:s text:c="4"/>Found existing installation: click 7.1.2</text:p>
      <text:p text:style-name="Standard"><text:s text:c="4"/>Uninstalling click-7.1.2:</text:p>
      <text:p text:style-name="Standard"><text:s text:c="6"/>Successfully uninstalled click-7.1.2</text:p>
      <text:p text:style-name="Standard"><text:s text:c="2"/>Attempting uninstall: ipython</text:p>
      <text:p text:style-name="Standard"><text:s text:c="4"/>Found existing installation: ipython 7.19.0</text:p>
      <text:p text:style-name="Standard"><text:s text:c="4"/>Uninstalling ipython-7.19.0:</text:p>
      <text:p text:style-name="Standard"><text:s text:c="6"/>Successfully uninstalled ipython-7.19.0</text:p>
      <text:p text:style-name="Standard"><text:s text:c="2"/>Attempting uninstall: ipykernel</text:p>
      <text:p text:style-name="Standard"><text:s text:c="4"/>Found existing installation: ipykernel 5.3.4</text:p>
      <text:p text:style-name="Standard"><text:s text:c="4"/>Uninstalling ipykernel-5.3.4:</text:p>
      <text:p text:style-name="Standard"><text:s text:c="6"/>Successfully uninstalled ipykernel-5.3.4</text:p>
      <text:p text:style-name="Standard">ERROR: After October 2020 you may experience errors when installing or updating packages. This is because pip will change the way that it resolves dependency conflicts.</text:p>
      <text:p text:style-name="Standard"/>
      <text:p text:style-name="Standard">We recommend you use --use-feature=2020-resolver to test your packages with the new resolver before it becomes the default.</text:p>
      <text:p text:style-name="Standard"/>
      <text:p text:style-name="Standard">spyder 4.1.5 requires pyqt5&lt;5.13; python_version &gt;= "3", which is not installed.</text:p>
      <text:p text:style-name="Standard">spyder 4.1.5 requires pyqtwebengine&lt;5.13; python_version &gt;= "3", which is not installed.</text:p>
      <text:p text:style-name="Standard"><text:soft-page-break/>Successfully installed asttokens-2.0.5 black-22.1.0 click-8.0.3 debugpy-1.5.1 executing-0.8.2 ipykernel-6.9.1 ipython-8.0.1 matplotlib-inline-0.1.3 mypy-extensions-0.4.3 pathspec-0.9.0 platformdirs-2.5.0 pure-eval-0.2.2 stack-data-0.2.0 tomli-2.0.1 traitlets-5.1.1 typing-extensions-4.1.1</text:p>
      <text:p text:style-name="Standard">(base) leonid@leonid-Aspire-A315-42:~$ conda install -c bioconda ucsc-fetchchromsizes</text:p>
      <text:p text:style-name="Standard">Collecting package metadata (current_repodata.json): done</text:p>
      <text:p text:style-name="Standard">Solving environment: failed with initial frozen solve. Retrying with flexible solve.</text:p>
      <text:p text:style-name="Standard">Solving environment: failed with repodata from current_repodata.json, will retry with next repodata source.</text:p>
      <text:p text:style-name="Standard">Collecting package metadata (repodata.json): done</text:p>
      <text:p text:style-name="Standard">Solving environment: done</text:p>
      <text:p text:style-name="Standard"/>
      <text:p text:style-name="Standard">## Package Plan ##</text:p>
      <text:p text:style-name="Standard"/>
      <text:p text:style-name="Standard"><text:s text:c="2"/>environment location: /home/leonid/anaconda3</text:p>
      <text:p text:style-name="Standard"/>
      <text:p text:style-name="Standard"><text:s text:c="2"/>added / updated specs:</text:p>
      <text:p text:style-name="Standard"><text:s text:c="4"/>- ucsc-fetchchromsizes</text:p>
      <text:p text:style-name="Standard"/>
      <text:p text:style-name="Standard"/>
      <text:p text:style-name="Standard">The following packages will be downloaded:</text:p>
      <text:p text:style-name="Standard"/>
      <text:p text:style-name="Standard"><text:s text:c="4"/>package <text:s text:c="19"/>| <text:s text:c="11"/>build</text:p>
      <text:p text:style-name="Standard"><text:s text:c="4"/>---------------------------|-----------------</text:p>
      <text:p text:style-name="Standard"><text:s text:c="4"/>mysql-connector-c-6.1.6 <text:s text:c="3"/>| <text:s text:c="15"/>2 <text:s text:c="8"/>9.6 MB <text:s/>bioconda</text:p>
      <text:p text:style-name="Standard"><text:s text:c="4"/>ucsc-fetchchromsizes-357 <text:s text:c="2"/>| <text:s text:c="6"/>h5eb252a_2 <text:s text:c="10"/>5 KB <text:s/>bioconda</text:p>
      <text:p text:style-name="Standard"><text:s text:c="4"/>------------------------------------------------------------</text:p>
      <text:p text:style-name="Standard"><text:s text:c="43"/>Total: <text:s text:c="8"/>9.6 MB</text:p>
      <text:p text:style-name="Standard"/>
      <text:p text:style-name="Standard">The following NEW packages will be INSTALLED:</text:p>
      <text:p text:style-name="Standard"/>
      <text:p text:style-name="Standard"><text:s text:c="2"/>mysql-connector-c <text:s/>bioconda/linux-64::mysql-connector-c-6.1.6-2</text:p>
      <text:p text:style-name="Standard"><text:s text:c="2"/>ucsc-fetchchromsi~ bioconda/linux-64::ucsc-fetchchromsizes-357-h5eb252a_2</text:p>
      <text:p text:style-name="Standard"/>
      <text:p text:style-name="Standard"/>
      <text:p text:style-name="Standard">Proceed ([y]/n)? y</text:p>
      <text:p text:style-name="Standard"/>
      <text:p text:style-name="Standard"/>
      <text:p text:style-name="Standard">Downloading and Extracting Packages</text:p>
      <text:p text:style-name="Standard">ucsc-fetchchromsizes | 5 KB <text:s text:c="5"/>| ########################################################################################################################### | 100% </text:p>
      <text:p text:style-name="Standard">mysql-connector-c-6. | 9.6 MB <text:s text:c="3"/>| ########################################################################################################################### | 100% </text:p>
      <text:p text:style-name="Standard">Preparing transaction: done</text:p>
      <text:p text:style-name="Standard">Verifying transaction: done</text:p>
      <text:p text:style-name="Standard">Executing transaction: done</text:p>
      <text:p text:style-name="Standard">(base) leonid@leonid-Aspire-A315-42:~$ fetchChromSizes mm10 &gt; m.chrom.sizes</text:p>
      <text:p text:style-name="Standard">INFO: trying WGET /usr/bin/wget for database mm10</text:p>
      <text:p text:style-name="Standard">url: http://hgdownload.cse.ucsc.edu/goldenPath/mm10/bigZips/mm10.chrom.sizes</text:p>
      <text:p text:style-name="Standard">(base) leonid@leonid-Aspire-A315-42:~$ conda install -c bioconda ucsc-bedgraphtobigwig</text:p>
      <text:p text:style-name="Standard"><text:soft-page-break/>Collecting package metadata (current_repodata.json): done</text:p>
      <text:p text:style-name="Standard">Solving environment: done</text:p>
      <text:p text:style-name="Standard"/>
      <text:p text:style-name="Standard">## Package Plan ##</text:p>
      <text:p text:style-name="Standard"/>
      <text:p text:style-name="Standard"><text:s text:c="2"/>environment location: /home/leonid/anaconda3</text:p>
      <text:p text:style-name="Standard"/>
      <text:p text:style-name="Standard"><text:s text:c="2"/>added / updated specs:</text:p>
      <text:p text:style-name="Standard"><text:s text:c="4"/>- ucsc-bedgraphtobigwig</text:p>
      <text:p text:style-name="Standard"/>
      <text:p text:style-name="Standard"/>
      <text:p text:style-name="Standard">The following packages will be downloaded:</text:p>
      <text:p text:style-name="Standard"/>
      <text:p text:style-name="Standard"><text:s text:c="4"/>package <text:s text:c="19"/>| <text:s text:c="11"/>build</text:p>
      <text:p text:style-name="Standard"><text:s text:c="4"/>---------------------------|-----------------</text:p>
      <text:p text:style-name="Standard"><text:s text:c="4"/>ucsc-bedgraphtobigwig-357 <text:s/>| <text:s text:c="15"/>1 <text:s text:c="8"/>973 KB <text:s/>bioconda</text:p>
      <text:p text:style-name="Standard"><text:s text:c="4"/>------------------------------------------------------------</text:p>
      <text:p text:style-name="Standard"><text:s text:c="43"/>Total: <text:s text:c="8"/>973 KB</text:p>
      <text:p text:style-name="Standard"/>
      <text:p text:style-name="Standard">The following NEW packages will be INSTALLED:</text:p>
      <text:p text:style-name="Standard"/>
      <text:p text:style-name="Standard"><text:s text:c="2"/>ucsc-bedgraphtobi~ bioconda/linux-64::ucsc-bedgraphtobigwig-357-1</text:p>
      <text:p text:style-name="Standard"/>
      <text:p text:style-name="Standard"/>
      <text:p text:style-name="Standard">Proceed ([y]/n)? y</text:p>
      <text:p text:style-name="Standard"/>
      <text:p text:style-name="Standard"/>
      <text:p text:style-name="Standard">Downloading and Extracting Packages</text:p>
      <text:p text:style-name="Standard">ucsc-bedgraphtobigwi | 973 KB <text:s text:c="3"/>| ########################################################################################################################### | 100% </text:p>
      <text:p text:style-name="Standard">Preparing transaction: done</text:p>
      <text:p text:style-name="Standard">Verifying transaction: done</text:p>
      <text:p text:style-name="Standard">Executing transaction: done</text:p>
      <text:p text:style-name="Standard">(base) leonid@leonid-Aspire-A315-42:~$ bedGraphToBigWig <text:s/>s_8_cell.deduplicated.bedGraph m.chrom.sizes cell8_methylation.bigWig</text:p>
      <text:p text:style-name="Standard">Couldn't open s_8_cell.deduplicated.bedGraph , No such file or directory</text:p>
      <text:p text:style-name="Standard">(base) leonid@leonid-Aspire-A315-42:~$ gunzip s_8_cell.deduplicated.bedGraph.gz</text:p>
      <text:p text:style-name="Standard">(base) leonid@leonid-Aspire-A315-42:~$ bedGraphToBigWig <text:s/>s_8_cell.deduplicated.bedGraph m.chrom.sizes cell8_methylation.bigWig</text:p>
      <text:p text:style-name="Standard">(base) leonid@leonid-Aspire-A315-42:~$ bedtools genomecov -bg -ibam s_8_cell.deduplicated.bam -g m.chromSizes <text:s/>&gt; <text:s/>s_8_cell.cover.bedGraph</text:p>
      <text:p text:style-name="Standard"/>
      <text:p text:style-name="Standard">*****</text:p>
      <text:p text:style-name="Standard">*****WARNING: Genome (-g) files are ignored when BAM input is provided. </text:p>
      <text:p text:style-name="Standard">*****</text:p>
      <text:p text:style-name="Standard">(base) leonid@leonid-Aspire-A315-42:~$ bedGraphToBigWig <text:s text:c="2"/>s_8_cell.cover.bedGraph m.chrom.sizes cell8_coverage.bigWig</text:p>
      <text:p text:style-name="Standard">(base) leonid@leonid-Aspire-A315-42:~$ head s_8_cell.deduplicated.bedGraph</text:p>
      <text:p text:style-name="Standard">track type=bedGraph</text:p>
      <text:p text:style-name="Standard">chr11<text:tab/>3100030<text:tab/>3100031<text:tab/>50</text:p>
      <text:p text:style-name="Standard">chr11<text:tab/>3100047<text:tab/>3100048<text:tab/>66.6666666666667</text:p>
      <text:p text:style-name="Standard"><text:soft-page-break/>chr11<text:tab/>3100048<text:tab/>3100049<text:tab/>50</text:p>
      <text:p text:style-name="Standard">chr11<text:tab/>3100223<text:tab/>3100224<text:tab/>87.5</text:p>
      <text:p text:style-name="Standard">chr11<text:tab/>3100224<text:tab/>3100225<text:tab/>53.3333333333333</text:p>
      <text:p text:style-name="Standard">chr11<text:tab/>3100285<text:tab/>3100286<text:tab/>66.6666666666667</text:p>
      <text:p text:style-name="Standard">chr11<text:tab/>3100286<text:tab/>3100287<text:tab/>33.3333333333333</text:p>
      <text:p text:style-name="Standard">chr11<text:tab/>3100309<text:tab/>3100310<text:tab/>62.5</text:p>
      <text:p text:style-name="Standard">chr11<text:tab/>3100310<text:tab/>3100311<text:tab/>50</text:p>
      <text:p text:style-name="Standard">(base) leonid@leonid-Aspire-A315-42:~$ pyGenomeTracks --tracks tracks.ini.txt --region chr11:3100030-3500030 -o image_cov.png</text:p>
      <text:p text:style-name="Standard">pyGenomeTracks: command not found</text:p>
      <text:p text:style-name="Standard">(base) leonid@leonid-Aspire-A315-42:~$ pip3 install pyGenomeTracks</text:p>
      <text:p text:style-name="Standard">Collecting pyGenomeTracks</text:p>
      <text:p text:style-name="Standard"><text:s text:c="2"/>Using cached pyGenomeTracks-3.6-py2.py3-none-any.whl (94 kB)</text:p>
      <text:p text:style-name="Standard">Requirement already satisfied: pysam&gt;=0.14 in ./anaconda3/lib/python3.8/site-packages (from pyGenomeTracks) (0.18.0)</text:p>
      <text:p text:style-name="Standard">Requirement already satisfied: numpy&gt;=1.16 in ./anaconda3/lib/python3.8/site-packages (from pyGenomeTracks) (1.21.4)</text:p>
      <text:p text:style-name="Standard">Requirement already satisfied: pybedtools&gt;=0.8.1 in ./anaconda3/lib/python3.8/site-packages (from pyGenomeTracks) (0.9.0)</text:p>
      <text:p text:style-name="Standard">Requirement already satisfied: future&gt;=0.17.0 in ./anaconda3/lib/python3.8/site-packages (from pyGenomeTracks) (0.18.2)</text:p>
      <text:p text:style-name="Standard">Requirement already satisfied: tqdm&gt;=4.20 in ./anaconda3/lib/python3.8/site-packages (from pyGenomeTracks) (4.50.2)</text:p>
      <text:p text:style-name="Standard">Requirement already satisfied: hicmatrix&gt;=15 in ./anaconda3/lib/python3.8/site-packages (from pyGenomeTracks) (15)</text:p>
      <text:p text:style-name="Standard">Requirement already satisfied: intervaltree&gt;=2.1.0 in ./anaconda3/lib/python3.8/site-packages (from pyGenomeTracks) (3.1.0)</text:p>
      <text:p text:style-name="Standard">Requirement already satisfied: gffutils&gt;=0.9 in ./anaconda3/lib/python3.8/site-packages (from pyGenomeTracks) (0.10.1)</text:p>
      <text:p text:style-name="Standard">Collecting pyBigWig&gt;=0.3.16</text:p>
      <text:p text:style-name="Standard"><text:s text:c="2"/>Using cached pyBigWig-0.3.18.tar.gz (64 kB)</text:p>
      <text:p text:style-name="Standard">Requirement already satisfied: pytest in ./anaconda3/lib/python3.8/site-packages (from pyGenomeTracks) (0.0.0)</text:p>
      <text:p text:style-name="Standard">Requirement already satisfied: matplotlib&lt;=3.3.2,&gt;=3.1.1 in ./anaconda3/lib/python3.8/site-packages (from pyGenomeTracks) (3.3.2)</text:p>
      <text:p text:style-name="Standard">Requirement already satisfied: six in ./anaconda3/lib/python3.8/site-packages (from pybedtools&gt;=0.8.1-&gt;pyGenomeTracks) (1.15.0)</text:p>
      <text:p text:style-name="Standard">Requirement already satisfied: cooler&gt;=0.8.9 in ./anaconda3/lib/python3.8/site-packages (from hicmatrix&gt;=15-&gt;pyGenomeTracks) (0.8.11)</text:p>
      <text:p text:style-name="Standard">Requirement already satisfied: tables&gt;=3.5.* in ./anaconda3/lib/python3.8/site-packages (from hicmatrix&gt;=15-&gt;pyGenomeTracks) (3.6.1)</text:p>
      <text:p text:style-name="Standard">Requirement already satisfied: pandas&gt;=0.25.* in ./anaconda3/lib/python3.8/site-packages (from hicmatrix&gt;=15-&gt;pyGenomeTracks) (1.1.3)</text:p>
      <text:p text:style-name="Standard">Requirement already satisfied: scipy&gt;=1.2.* in ./anaconda3/lib/python3.8/site-packages (from hicmatrix&gt;=15-&gt;pyGenomeTracks) (1.5.2)</text:p>
      <text:p text:style-name="Standard">Requirement already satisfied: sortedcontainers&lt;3.0,&gt;=2.0 in ./anaconda3/lib/python3.8/site-packages (from intervaltree&gt;=2.1.0-&gt;pyGenomeTracks) (2.2.2)</text:p>
      <text:p text:style-name="Standard">Requirement already satisfied: argh&gt;=0.26.2 in ./anaconda3/lib/python3.8/site-packages (from gffutils&gt;=0.9-&gt;pyGenomeTracks) (0.26.2)</text:p>
      <text:p text:style-name="Standard">Requirement already satisfied: simplejson in ./anaconda3/lib/python3.8/site-packages (from gffutils&gt;=0.9-&gt;pyGenomeTracks) (3.17.6)</text:p>
      <text:p text:style-name="Standard"><text:soft-page-break/>Requirement already satisfied: pyfaidx&gt;=0.5.5.2 in ./anaconda3/lib/python3.8/site-packages (from gffutils&gt;=0.9-&gt;pyGenomeTracks) (0.6.4)</text:p>
      <text:p text:style-name="Standard">Requirement already satisfied: argcomplete&gt;=1.9.4 in ./anaconda3/lib/python3.8/site-packages (from gffutils&gt;=0.9-&gt;pyGenomeTracks) (2.0.0)</text:p>
      <text:p text:style-name="Standard">Requirement already satisfied: attrs&gt;=17.4.0 in ./anaconda3/lib/python3.8/site-packages (from pytest-&gt;pyGenomeTracks) (20.3.0)</text:p>
      <text:p text:style-name="Standard">Requirement already satisfied: iniconfig in ./anaconda3/lib/python3.8/site-packages (from pytest-&gt;pyGenomeTracks) (1.1.1)</text:p>
      <text:p text:style-name="Standard">Requirement already satisfied: packaging in ./anaconda3/lib/python3.8/site-packages (from pytest-&gt;pyGenomeTracks) (20.4)</text:p>
      <text:p text:style-name="Standard">Requirement already satisfied: pluggy&lt;1.0,&gt;=0.12 in ./anaconda3/lib/python3.8/site-packages (from pytest-&gt;pyGenomeTracks) (0.13.1)</text:p>
      <text:p text:style-name="Standard">Requirement already satisfied: py&gt;=1.8.2 in ./anaconda3/lib/python3.8/site-packages (from pytest-&gt;pyGenomeTracks) (1.9.0)</text:p>
      <text:p text:style-name="Standard">Requirement already satisfied: toml in ./anaconda3/lib/python3.8/site-packages (from pytest-&gt;pyGenomeTracks) (0.10.1)</text:p>
      <text:p text:style-name="Standard">Requirement already satisfied: python-dateutil&gt;=2.1 in ./anaconda3/lib/python3.8/site-packages (from matplotlib&lt;=3.3.2,&gt;=3.1.1-&gt;pyGenomeTracks) (2.8.1)</text:p>
      <text:p text:style-name="Standard">Requirement already satisfied: certifi&gt;=2020.06.20 in ./anaconda3/lib/python3.8/site-packages (from matplotlib&lt;=3.3.2,&gt;=3.1.1-&gt;pyGenomeTracks) (2020.6.20)</text:p>
      <text:p text:style-name="Standard">Requirement already satisfied: pillow&gt;=6.2.0 in ./anaconda3/lib/python3.8/site-packages (from matplotlib&lt;=3.3.2,&gt;=3.1.1-&gt;pyGenomeTracks) (8.0.1)</text:p>
      <text:p text:style-name="Standard">Requirement already satisfied: kiwisolver&gt;=1.0.1 in ./anaconda3/lib/python3.8/site-packages (from matplotlib&lt;=3.3.2,&gt;=3.1.1-&gt;pyGenomeTracks) (1.3.0)</text:p>
      <text:p text:style-name="Standard">Requirement already satisfied: cycler&gt;=0.10 in ./anaconda3/lib/python3.8/site-packages (from matplotlib&lt;=3.3.2,&gt;=3.1.1-&gt;pyGenomeTracks) (0.10.0)</text:p>
      <text:p text:style-name="Standard">Requirement already satisfied: pyparsing!=2.0.4,!=2.1.2,!=2.1.6,&gt;=2.0.3 in ./anaconda3/lib/python3.8/site-packages (from matplotlib&lt;=3.3.2,&gt;=3.1.1-&gt;pyGenomeTracks) (2.4.7)</text:p>
      <text:p text:style-name="Standard">Requirement already satisfied: asciitree in ./anaconda3/lib/python3.8/site-packages (from cooler&gt;=0.8.9-&gt;hicmatrix&gt;=15-&gt;pyGenomeTracks) (0.3.3)</text:p>
      <text:p text:style-name="Standard">Requirement already satisfied: pyyaml in ./anaconda3/lib/python3.8/site-packages (from cooler&gt;=0.8.9-&gt;hicmatrix&gt;=15-&gt;pyGenomeTracks) (5.3.1)</text:p>
      <text:p text:style-name="Standard">Requirement already satisfied: pypairix in ./anaconda3/lib/python3.8/site-packages (from cooler&gt;=0.8.9-&gt;hicmatrix&gt;=15-&gt;pyGenomeTracks) (0.3.7)</text:p>
      <text:p text:style-name="Standard">Requirement already satisfied: h5py&gt;=2.5 in ./anaconda3/lib/python3.8/site-packages (from cooler&gt;=0.8.9-&gt;hicmatrix&gt;=15-&gt;pyGenomeTracks) (2.10.0)</text:p>
      <text:p text:style-name="Standard">Requirement already satisfied: multiprocess in ./anaconda3/lib/python3.8/site-packages (from cooler&gt;=0.8.9-&gt;hicmatrix&gt;=15-&gt;pyGenomeTracks) (0.70.12.2)</text:p>
      <text:p text:style-name="Standard">Requirement already satisfied: click&gt;=7 in ./anaconda3/lib/python3.8/site-packages (from cooler&gt;=0.8.9-&gt;hicmatrix&gt;=15-&gt;pyGenomeTracks) (8.0.3)</text:p>
      <text:p text:style-name="Standard">Requirement already satisfied: cytoolz&lt;0.11 in ./anaconda3/lib/python3.8/site-packages (from cooler&gt;=0.8.9-&gt;hicmatrix&gt;=15-&gt;pyGenomeTracks) (0.10.1)</text:p>
      <text:p text:style-name="Standard">Requirement already satisfied: numexpr&gt;=2.6.2 in ./anaconda3/lib/python3.8/site-packages (from tables&gt;=3.5.*-&gt;hicmatrix&gt;=15-&gt;pyGenomeTracks) (2.7.1)</text:p>
      <text:p text:style-name="Standard">Requirement already satisfied: pytz&gt;=2017.2 in ./anaconda3/lib/python3.8/site-packages (from pandas&gt;=0.25.*-&gt;hicmatrix&gt;=15-&gt;pyGenomeTracks) (2020.1)</text:p>
      <text:p text:style-name="Standard">Requirement already satisfied: setuptools&gt;=0.7 in ./anaconda3/lib/python3.8/site-packages (from pyfaidx&gt;=0.5.5.2-&gt;gffutils&gt;=0.9-&gt;pyGenomeTracks) (50.3.1.post20201107)</text:p>
      <text:p text:style-name="Standard">Requirement already satisfied: dill&gt;=0.3.4 in ./anaconda3/lib/python3.8/site-packages (from multiprocess-&gt;cooler&gt;=0.8.9-&gt;hicmatrix&gt;=15-&gt;pyGenomeTracks) (0.3.4)</text:p>
      <text:p text:style-name="Standard"><text:soft-page-break/>Requirement already satisfied: toolz&gt;=0.8.0 in ./anaconda3/lib/python3.8/site-packages (from cytoolz&lt;0.11-&gt;cooler&gt;=0.8.9-&gt;hicmatrix&gt;=15-&gt;pyGenomeTracks) (0.11.1)</text:p>
      <text:p text:style-name="Standard">Building wheels for collected packages: pyBigWig</text:p>
      <text:p text:style-name="Standard"><text:s text:c="2"/>Building wheel for pyBigWig (setup.py) ... error</text:p>
      <text:p text:style-name="Standard"><text:s text:c="2"/>ERROR: Command errored out with exit status 1:</text:p>
      <text:p text:style-name="Standard"><text:s text:c="3"/>command: /home/leonid/anaconda3/bin/python -u -c 'import sys, setuptools, tokenize; sys.argv[0] = '"'"'/tmp/pip-install-k84tcd4m/pybigwig/setup.py'"'"'; __file__='"'"'/tmp/pip-install-k84tcd4m/pybigwig/setup.py'"'"';f=getattr(tokenize, '"'"'open'"'"', open)(__file__);code=f.read().replace('"'"'\r\n'"'"', '"'"'\n'"'"');f.close();exec(compile(code, __file__, '"'"'exec'"'"'))' bdist_wheel -d /tmp/pip-wheel-slc5u78_</text:p>
      <text:p text:style-name="Standard"><text:s text:c="7"/>cwd: /tmp/pip-install-k84tcd4m/pybigwig/</text:p>
      <text:p text:style-name="Standard"><text:s text:c="2"/>Complete output (71 lines):</text:p>
      <text:p text:style-name="Standard"><text:s text:c="2"/>/home/leonid/anaconda3/lib/python3.8/distutils/dist.py:274: UserWarning: Unknown distribution option: 'classifier'</text:p>
      <text:p text:style-name="Standard"><text:s text:c="4"/>warnings.warn(msg)</text:p>
      <text:p text:style-name="Standard"><text:s text:c="2"/>running bdist_wheel</text:p>
      <text:p text:style-name="Standard"><text:s text:c="2"/>running build</text:p>
      <text:p text:style-name="Standard"><text:s text:c="2"/>running build_py</text:p>
      <text:p text:style-name="Standard"><text:s text:c="2"/>creating build</text:p>
      <text:p text:style-name="Standard"><text:s text:c="2"/>creating build/lib.linux-x86_64-3.8</text:p>
      <text:p text:style-name="Standard"><text:s text:c="2"/>creating build/lib.linux-x86_64-3.8/pyBigWigTest</text:p>
      <text:p text:style-name="Standard"><text:s text:c="2"/>copying pyBigWigTest/__init__.py -&gt; build/lib.linux-x86_64-3.8/pyBigWigTest</text:p>
      <text:p text:style-name="Standard"><text:s text:c="2"/>copying pyBigWigTest/test.py -&gt; build/lib.linux-x86_64-3.8/pyBigWigTest</text:p>
      <text:p text:style-name="Standard"><text:s text:c="2"/>running egg_info</text:p>
      <text:p text:style-name="Standard"><text:s text:c="2"/>writing pyBigWig.egg-info/PKG-INFO</text:p>
      <text:p text:style-name="Standard"><text:s text:c="2"/>writing dependency_links to pyBigWig.egg-info/dependency_links.txt</text:p>
      <text:p text:style-name="Standard"><text:s text:c="2"/>writing requirements to pyBigWig.egg-info/requires.txt</text:p>
      <text:p text:style-name="Standard"><text:s text:c="2"/>writing top-level names to pyBigWig.egg-info/top_level.txt</text:p>
      <text:p text:style-name="Standard"><text:s text:c="2"/>reading manifest file 'pyBigWig.egg-info/SOURCES.txt'</text:p>
      <text:p text:style-name="Standard"><text:s text:c="2"/>reading manifest template 'MANIFEST.in'</text:p>
      <text:p text:style-name="Standard"><text:s text:c="2"/>writing manifest file 'pyBigWig.egg-info/SOURCES.txt'</text:p>
      <text:p text:style-name="Standard"><text:s text:c="2"/>copying pyBigWigTest/test.bigBed -&gt; build/lib.linux-x86_64-3.8/pyBigWigTest</text:p>
      <text:p text:style-name="Standard"><text:s text:c="2"/>copying pyBigWigTest/test.bw -&gt; build/lib.linux-x86_64-3.8/pyBigWigTest</text:p>
      <text:p text:style-name="Standard"><text:s text:c="2"/>running build_ext</text:p>
      <text:p text:style-name="Standard"><text:s text:c="2"/>building 'pyBigWig' extension</text:p>
      <text:p text:style-name="Standard"><text:s text:c="2"/>Warning: Can't read registry to find the necessary compiler setting</text:p>
      <text:p text:style-name="Standard"><text:s text:c="2"/>Make sure that Python modules winreg, win32api or win32con are installed.</text:p>
      <text:p text:style-name="Standard"><text:s text:c="2"/>C compiler: gcc -pthread -B /home/leonid/anaconda3/compiler_compat -Wl,--sysroot=/ -Wsign-compare -DNDEBUG -g -fwrapv -O3 -Wall -Wstrict-prototypes -fPIC</text:p>
      <text:p text:style-name="Standard"><text:s text:c="2"/></text:p>
      <text:p text:style-name="Standard"><text:s text:c="2"/>creating build/temp.linux-x86_64-3.8</text:p>
      <text:p text:style-name="Standard"><text:s text:c="2"/>creating build/temp.linux-x86_64-3.8/libBigWig</text:p>
      <text:p text:style-name="Standard"><text:s text:c="2"/>compile options: '-DWITHNUMPY -DNPY_NO_DEPRECATED_API=NPY_1_7_API_VERSION -IlibBigWig -I/home/leonid/anaconda3/include/python3.8 -I/home/leonid/anaconda3/lib/python3.8/site-packages/numpy/core/include -I/home/leonid/anaconda3/include/python3.8 -c'</text:p>
      <text:p text:style-name="Standard"><text:s text:c="2"/>gcc: libBigWig/bwStats.c</text:p>
      <text:p text:style-name="Standard"><text:s text:c="2"/>gcc: libBigWig/bwValues.c</text:p>
      <text:p text:style-name="Standard"><text:s text:c="2"/>gcc: libBigWig/bwRead.cgcc: libBigWig/bwWrite.c</text:p>
      <text:p text:style-name="Standard"><text:s text:c="2"/></text:p>
      <text:p text:style-name="Standard"><text:s text:c="2"/>gcc: libBigWig/io.cgcc: pyBigWig.c</text:p>
      <text:p text:style-name="Standard"><text:s text:c="2"/></text:p>
      <text:p text:style-name="Standard"><text:soft-page-break/><text:s text:c="2"/>In file included from libBigWig/bigWig.h:4,</text:p>
      <text:p text:style-name="Standard"><text:s text:c="19"/>from libBigWig/bwStats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In file included from libBigWig/bigWig.h:4,</text:p>
      <text:p text:style-name="Standard"><text:s text:c="19"/>from libBigWig/bwValues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libBigWig/bwRead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libBigWig/io.c:2:10: fatal error: curl/curl.h: No such file or directory</text:p>
      <text:p text:style-name="Standard"><text:s text:c="6"/>2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libBigWig/bwWrite.c:6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pyBigWig.h:3,</text:p>
      <text:p text:style-name="Standard"><text:s text:c="19"/>from pyBigWig.c:3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error: Command "gcc -pthread -B /home/leonid/anaconda3/compiler_compat -Wl,--sysroot=/ -Wsign-compare -DNDEBUG -g -fwrapv -O3 -Wall -Wstrict-prototypes -fPIC -DWITHNUMPY -DNPY_NO_DEPRECATED_API=NPY_1_7_API_VERSION -IlibBigWig -I/home/leonid/anaconda3/include/python3.8 -I/home/leonid/anaconda3/lib/python3.8/site-packages/numpy/core/include -I/home/leonid/anaconda3/include/python3.8 -c libBigWig/bwStats.c -o build/temp.linux-x86_64-3.8/libBigWig/bwStats.o" failed with exit status 1</text:p>
      <text:p text:style-name="Standard"><text:s text:c="2"/>----------------------------------------</text:p>
      <text:p text:style-name="Standard"><text:s text:c="2"/>ERROR: Failed building wheel for pyBigWig</text:p>
      <text:p text:style-name="Standard"><text:s text:c="2"/>Running setup.py clean for pyBigWig</text:p>
      <text:p text:style-name="Standard">Failed to build pyBigWig</text:p>
      <text:p text:style-name="Standard">Installing collected packages: pyBigWig, pyGenomeTracks</text:p>
      <text:p text:style-name="Standard"><text:s text:c="4"/>Running setup.py install for pyBigWig ... error</text:p>
      <text:p text:style-name="Standard"><text:s text:c="4"/>ERROR: Command errored out with exit status 1:</text:p>
      <text:p text:style-name="Standard"><text:s text:c="5"/>command: /home/leonid/anaconda3/bin/python -u -c 'import sys, setuptools, tokenize; sys.argv[0] = '"'"'/tmp/pip-install-k84tcd4m/pybigwig/setup.py'"'"'; __file__='"'"'/tmp/pip-install-k84tcd4m/pybigwig/setup.py'"'"';f=getattr(tokenize, '"'"'open'"'"', open)(__file__);code=f.read().replace('"'"'\r\n'"'"', '"'"'\n'"'"');f.close();exec(compile(code, __file__, <text:soft-page-break/>'"'"'exec'"'"'))' install --record /tmp/pip-record-0wvwdenn/install-record.txt --single-version-externally-managed --compile --install-headers /home/leonid/anaconda3/include/python3.8/pyBigWig</text:p>
      <text:p text:style-name="Standard"><text:s text:c="9"/>cwd: /tmp/pip-install-k84tcd4m/pybigwig/</text:p>
      <text:p text:style-name="Standard"><text:s text:c="4"/>Complete output (71 lines):</text:p>
      <text:p text:style-name="Standard"><text:s text:c="4"/>/home/leonid/anaconda3/lib/python3.8/distutils/dist.py:274: UserWarning: Unknown distribution option: 'classifier'</text:p>
      <text:p text:style-name="Standard"><text:s text:c="6"/>warnings.warn(msg)</text:p>
      <text:p text:style-name="Standard"><text:s text:c="4"/>running install</text:p>
      <text:p text:style-name="Standard"><text:s text:c="4"/>running build</text:p>
      <text:p text:style-name="Standard"><text:s text:c="4"/>running build_py</text:p>
      <text:p text:style-name="Standard"><text:s text:c="4"/>creating build</text:p>
      <text:p text:style-name="Standard"><text:s text:c="4"/>creating build/lib.linux-x86_64-3.8</text:p>
      <text:p text:style-name="Standard"><text:s text:c="4"/>creating build/lib.linux-x86_64-3.8/pyBigWigTest</text:p>
      <text:p text:style-name="Standard"><text:s text:c="4"/>copying pyBigWigTest/__init__.py -&gt; build/lib.linux-x86_64-3.8/pyBigWigTest</text:p>
      <text:p text:style-name="Standard"><text:s text:c="4"/>copying pyBigWigTest/test.py -&gt; build/lib.linux-x86_64-3.8/pyBigWigTest</text:p>
      <text:p text:style-name="Standard"><text:s text:c="4"/>running egg_info</text:p>
      <text:p text:style-name="Standard"><text:s text:c="4"/>writing pyBigWig.egg-info/PKG-INFO</text:p>
      <text:p text:style-name="Standard"><text:s text:c="4"/>writing dependency_links to pyBigWig.egg-info/dependency_links.txt</text:p>
      <text:p text:style-name="Standard"><text:s text:c="4"/>writing requirements to pyBigWig.egg-info/requires.txt</text:p>
      <text:p text:style-name="Standard"><text:s text:c="4"/>writing top-level names to pyBigWig.egg-info/top_level.txt</text:p>
      <text:p text:style-name="Standard"><text:s text:c="4"/>reading manifest file 'pyBigWig.egg-info/SOURCES.txt'</text:p>
      <text:p text:style-name="Standard"><text:s text:c="4"/>reading manifest template 'MANIFEST.in'</text:p>
      <text:p text:style-name="Standard"><text:s text:c="4"/>writing manifest file 'pyBigWig.egg-info/SOURCES.txt'</text:p>
      <text:p text:style-name="Standard"><text:s text:c="4"/>copying pyBigWigTest/test.bigBed -&gt; build/lib.linux-x86_64-3.8/pyBigWigTest</text:p>
      <text:p text:style-name="Standard"><text:s text:c="4"/>copying pyBigWigTest/test.bw -&gt; build/lib.linux-x86_64-3.8/pyBigWigTest</text:p>
      <text:p text:style-name="Standard"><text:s text:c="4"/>running build_ext</text:p>
      <text:p text:style-name="Standard"><text:s text:c="4"/>building 'pyBigWig' extension</text:p>
      <text:p text:style-name="Standard"><text:s text:c="4"/>Warning: Can't read registry to find the necessary compiler setting</text:p>
      <text:p text:style-name="Standard"><text:s text:c="4"/>Make sure that Python modules winreg, win32api or win32con are installed.</text:p>
      <text:p text:style-name="Standard"><text:s text:c="4"/>C compiler: gcc -pthread -B /home/leonid/anaconda3/compiler_compat -Wl,--sysroot=/ -Wsign-compare -DNDEBUG -g -fwrapv -O3 -Wall -Wstrict-prototypes -fPIC</text:p>
      <text:p text:style-name="Standard"><text:s text:c="4"/></text:p>
      <text:p text:style-name="Standard"><text:s text:c="4"/>creating build/temp.linux-x86_64-3.8</text:p>
      <text:p text:style-name="Standard"><text:s text:c="4"/>creating build/temp.linux-x86_64-3.8/libBigWig</text:p>
      <text:p text:style-name="Standard"><text:s text:c="4"/>compile options: '-DWITHNUMPY -DNPY_NO_DEPRECATED_API=NPY_1_7_API_VERSION -IlibBigWig -I/home/leonid/anaconda3/include/python3.8 -I/home/leonid/anaconda3/lib/python3.8/site-packages/numpy/core/include -I/home/leonid/anaconda3/include/python3.8 -c'</text:p>
      <text:p text:style-name="Standard"><text:s text:c="4"/>gcc: libBigWig/bwRead.cgcc: libBigWig/bwValues.cgcc: libBigWig/bwStats.c</text:p>
      <text:p text:style-name="Standard"><text:s text:c="4"/>gcc: libBigWig/io.c</text:p>
      <text:p text:style-name="Standard"><text:s text:c="4"/></text:p>
      <text:p text:style-name="Standard"><text:s text:c="4"/></text:p>
      <text:p text:style-name="Standard"><text:s text:c="4"/>gcc: libBigWig/bwWrite.c</text:p>
      <text:p text:style-name="Standard"><text:s text:c="4"/>gcc: pyBigWig.c</text:p>
      <text:p text:style-name="Standard"><text:s text:c="4"/>In file included from libBigWig/bigWig.h:4,</text:p>
      <text:p text:style-name="Standard"><text:s text:c="21"/>from libBigWig/bwValues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oft-page-break/><text:s text:c="21"/>from libBigWig/bwStats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libBigWig/io.c:2:10: fatal error: curl/curl.h: No such file or directory</text:p>
      <text:p text:style-name="Standard"><text:s text:c="8"/>2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Read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Write.c:6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pyBigWig.h:3,</text:p>
      <text:p text:style-name="Standard"><text:s text:c="21"/>from pyBigWig.c:3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error: Command "gcc -pthread -B /home/leonid/anaconda3/compiler_compat -Wl,--sysroot=/ -Wsign-compare -DNDEBUG -g -fwrapv -O3 -Wall -Wstrict-prototypes -fPIC -DWITHNUMPY -DNPY_NO_DEPRECATED_API=NPY_1_7_API_VERSION -IlibBigWig -I/home/leonid/anaconda3/include/python3.8 -I/home/leonid/anaconda3/lib/python3.8/site-packages/numpy/core/include -I/home/leonid/anaconda3/include/python3.8 -c libBigWig/bwValues.c -o build/temp.linux-x86_64-3.8/libBigWig/bwValues.o" failed with exit status 1</text:p>
      <text:p text:style-name="Standard"><text:s text:c="4"/>----------------------------------------</text:p>
      <text:p text:style-name="Standard">ERROR: Command errored out with exit status 1: /home/leonid/anaconda3/bin/python -u -c 'import sys, setuptools, tokenize; sys.argv[0] = '"'"'/tmp/pip-install-k84tcd4m/pybigwig/setup.py'"'"'; __file__='"'"'/tmp/pip-install-k84tcd4m/pybigwig/setup.py'"'"';f=getattr(tokenize, '"'"'open'"'"', open)(__file__);code=f.read().replace('"'"'\r\n'"'"', '"'"'\n'"'"');f.close();exec(compile(code, __file__, '"'"'exec'"'"'))' install --record /tmp/pip-record-0wvwdenn/install-record.txt --single-version-externally-managed --compile --install-headers /home/leonid/anaconda3/include/python3.8/pyBigWig Check the logs for full command output.</text:p>
      <text:p text:style-name="Standard">(base) leonid@leonid-Aspire-A315-42:~$ ^C</text:p>
      <text:p text:style-name="Standard">(base) leonid@leonid-Aspire-A315-42:~$ pip install wheel</text:p>
      <text:p text:style-name="Standard">Requirement already satisfied: wheel in ./anaconda3/lib/python3.8/site-packages (0.35.1)</text:p>
      <text:p text:style-name="Standard">(base) leonid@leonid-Aspire-A315-42:~$ pip3 install pyGenomeTracks</text:p>
      <text:p text:style-name="Standard">Collecting pyGenomeTracks</text:p>
      <text:p text:style-name="Standard"><text:s text:c="2"/>Using cached pyGenomeTracks-3.6-py2.py3-none-any.whl (94 kB)</text:p>
      <text:p text:style-name="Standard">Requirement already satisfied: gffutils&gt;=0.9 in ./anaconda3/lib/python3.8/site-packages (from pyGenomeTracks) (0.10.1)</text:p>
      <text:p text:style-name="Standard"><text:soft-page-break/>Requirement already satisfied: pytest in ./anaconda3/lib/python3.8/site-packages (from pyGenomeTracks) (0.0.0)</text:p>
      <text:p text:style-name="Standard">Requirement already satisfied: pybedtools&gt;=0.8.1 in ./anaconda3/lib/python3.8/site-packages (from pyGenomeTracks) (0.9.0)</text:p>
      <text:p text:style-name="Standard">Requirement already satisfied: numpy&gt;=1.16 in ./anaconda3/lib/python3.8/site-packages (from pyGenomeTracks) (1.21.4)</text:p>
      <text:p text:style-name="Standard">Requirement already satisfied: tqdm&gt;=4.20 in ./anaconda3/lib/python3.8/site-packages (from pyGenomeTracks) (4.50.2)</text:p>
      <text:p text:style-name="Standard">Requirement already satisfied: intervaltree&gt;=2.1.0 in ./anaconda3/lib/python3.8/site-packages (from pyGenomeTracks) (3.1.0)</text:p>
      <text:p text:style-name="Standard">Collecting pyBigWig&gt;=0.3.16</text:p>
      <text:p text:style-name="Standard"><text:s text:c="2"/>Using cached pyBigWig-0.3.18.tar.gz (64 kB)</text:p>
      <text:p text:style-name="Standard">Requirement already satisfied: pysam&gt;=0.14 in ./anaconda3/lib/python3.8/site-packages (from pyGenomeTracks) (0.18.0)</text:p>
      <text:p text:style-name="Standard">Requirement already satisfied: hicmatrix&gt;=15 in ./anaconda3/lib/python3.8/site-packages (from pyGenomeTracks) (15)</text:p>
      <text:p text:style-name="Standard">Requirement already satisfied: future&gt;=0.17.0 in ./anaconda3/lib/python3.8/site-packages (from pyGenomeTracks) (0.18.2)</text:p>
      <text:p text:style-name="Standard">Requirement already satisfied: matplotlib&lt;=3.3.2,&gt;=3.1.1 in ./anaconda3/lib/python3.8/site-packages (from pyGenomeTracks) (3.3.2)</text:p>
      <text:p text:style-name="Standard">Requirement already satisfied: argcomplete&gt;=1.9.4 in ./anaconda3/lib/python3.8/site-packages (from gffutils&gt;=0.9-&gt;pyGenomeTracks) (2.0.0)</text:p>
      <text:p text:style-name="Standard">Requirement already satisfied: pyfaidx&gt;=0.5.5.2 in ./anaconda3/lib/python3.8/site-packages (from gffutils&gt;=0.9-&gt;pyGenomeTracks) (0.6.4)</text:p>
      <text:p text:style-name="Standard">Requirement already satisfied: simplejson in ./anaconda3/lib/python3.8/site-packages (from gffutils&gt;=0.9-&gt;pyGenomeTracks) (3.17.6)</text:p>
      <text:p text:style-name="Standard">Requirement already satisfied: argh&gt;=0.26.2 in ./anaconda3/lib/python3.8/site-packages (from gffutils&gt;=0.9-&gt;pyGenomeTracks) (0.26.2)</text:p>
      <text:p text:style-name="Standard">Requirement already satisfied: six&gt;=1.12.0 in ./anaconda3/lib/python3.8/site-packages (from gffutils&gt;=0.9-&gt;pyGenomeTracks) (1.15.0)</text:p>
      <text:p text:style-name="Standard">Requirement already satisfied: attrs&gt;=17.4.0 in ./anaconda3/lib/python3.8/site-packages (from pytest-&gt;pyGenomeTracks) (20.3.0)</text:p>
      <text:p text:style-name="Standard">Requirement already satisfied: iniconfig in ./anaconda3/lib/python3.8/site-packages (from pytest-&gt;pyGenomeTracks) (1.1.1)</text:p>
      <text:p text:style-name="Standard">Requirement already satisfied: packaging in ./anaconda3/lib/python3.8/site-packages (from pytest-&gt;pyGenomeTracks) (20.4)</text:p>
      <text:p text:style-name="Standard">Requirement already satisfied: pluggy&lt;1.0,&gt;=0.12 in ./anaconda3/lib/python3.8/site-packages (from pytest-&gt;pyGenomeTracks) (0.13.1)</text:p>
      <text:p text:style-name="Standard">Requirement already satisfied: py&gt;=1.8.2 in ./anaconda3/lib/python3.8/site-packages (from pytest-&gt;pyGenomeTracks) (1.9.0)</text:p>
      <text:p text:style-name="Standard">Requirement already satisfied: toml in ./anaconda3/lib/python3.8/site-packages (from pytest-&gt;pyGenomeTracks) (0.10.1)</text:p>
      <text:p text:style-name="Standard">Requirement already satisfied: sortedcontainers&lt;3.0,&gt;=2.0 in ./anaconda3/lib/python3.8/site-packages (from intervaltree&gt;=2.1.0-&gt;pyGenomeTracks) (2.2.2)</text:p>
      <text:p text:style-name="Standard">Requirement already satisfied: tables&gt;=3.5.* in ./anaconda3/lib/python3.8/site-packages (from hicmatrix&gt;=15-&gt;pyGenomeTracks) (3.6.1)</text:p>
      <text:p text:style-name="Standard">Requirement already satisfied: scipy&gt;=1.2.* in ./anaconda3/lib/python3.8/site-packages (from hicmatrix&gt;=15-&gt;pyGenomeTracks) (1.5.2)</text:p>
      <text:p text:style-name="Standard">Requirement already satisfied: cooler&gt;=0.8.9 in ./anaconda3/lib/python3.8/site-packages (from hicmatrix&gt;=15-&gt;pyGenomeTracks) (0.8.11)</text:p>
      <text:p text:style-name="Standard">Requirement already satisfied: pandas&gt;=0.25.* in ./anaconda3/lib/python3.8/site-packages (from hicmatrix&gt;=15-&gt;pyGenomeTracks) (1.1.3)</text:p>
      <text:p text:style-name="Standard"><text:soft-page-break/>Requirement already satisfied: cycler&gt;=0.10 in ./anaconda3/lib/python3.8/site-packages (from matplotlib&lt;=3.3.2,&gt;=3.1.1-&gt;pyGenomeTracks) (0.10.0)</text:p>
      <text:p text:style-name="Standard">Requirement already satisfied: pyparsing!=2.0.4,!=2.1.2,!=2.1.6,&gt;=2.0.3 in ./anaconda3/lib/python3.8/site-packages (from matplotlib&lt;=3.3.2,&gt;=3.1.1-&gt;pyGenomeTracks) (2.4.7)</text:p>
      <text:p text:style-name="Standard">Requirement already satisfied: kiwisolver&gt;=1.0.1 in ./anaconda3/lib/python3.8/site-packages (from matplotlib&lt;=3.3.2,&gt;=3.1.1-&gt;pyGenomeTracks) (1.3.0)</text:p>
      <text:p text:style-name="Standard">Requirement already satisfied: python-dateutil&gt;=2.1 in ./anaconda3/lib/python3.8/site-packages (from matplotlib&lt;=3.3.2,&gt;=3.1.1-&gt;pyGenomeTracks) (2.8.1)</text:p>
      <text:p text:style-name="Standard">Requirement already satisfied: pillow&gt;=6.2.0 in ./anaconda3/lib/python3.8/site-packages (from matplotlib&lt;=3.3.2,&gt;=3.1.1-&gt;pyGenomeTracks) (8.0.1)</text:p>
      <text:p text:style-name="Standard">Requirement already satisfied: certifi&gt;=2020.06.20 in ./anaconda3/lib/python3.8/site-packages (from matplotlib&lt;=3.3.2,&gt;=3.1.1-&gt;pyGenomeTracks) (2020.6.20)</text:p>
      <text:p text:style-name="Standard">Requirement already satisfied: setuptools&gt;=0.7 in ./anaconda3/lib/python3.8/site-packages (from pyfaidx&gt;=0.5.5.2-&gt;gffutils&gt;=0.9-&gt;pyGenomeTracks) (50.3.1.post20201107)</text:p>
      <text:p text:style-name="Standard">Requirement already satisfied: numexpr&gt;=2.6.2 in ./anaconda3/lib/python3.8/site-packages (from tables&gt;=3.5.*-&gt;hicmatrix&gt;=15-&gt;pyGenomeTracks) (2.7.1)</text:p>
      <text:p text:style-name="Standard">Requirement already satisfied: pypairix in ./anaconda3/lib/python3.8/site-packages (from cooler&gt;=0.8.9-&gt;hicmatrix&gt;=15-&gt;pyGenomeTracks) (0.3.7)</text:p>
      <text:p text:style-name="Standard">Requirement already satisfied: click&gt;=7 in ./anaconda3/lib/python3.8/site-packages (from cooler&gt;=0.8.9-&gt;hicmatrix&gt;=15-&gt;pyGenomeTracks) (8.0.3)</text:p>
      <text:p text:style-name="Standard">Requirement already satisfied: cytoolz&lt;0.11 in ./anaconda3/lib/python3.8/site-packages (from cooler&gt;=0.8.9-&gt;hicmatrix&gt;=15-&gt;pyGenomeTracks) (0.10.1)</text:p>
      <text:p text:style-name="Standard">Requirement already satisfied: multiprocess in ./anaconda3/lib/python3.8/site-packages (from cooler&gt;=0.8.9-&gt;hicmatrix&gt;=15-&gt;pyGenomeTracks) (0.70.12.2)</text:p>
      <text:p text:style-name="Standard">Requirement already satisfied: pyyaml in ./anaconda3/lib/python3.8/site-packages (from cooler&gt;=0.8.9-&gt;hicmatrix&gt;=15-&gt;pyGenomeTracks) (5.3.1)</text:p>
      <text:p text:style-name="Standard">Requirement already satisfied: asciitree in ./anaconda3/lib/python3.8/site-packages (from cooler&gt;=0.8.9-&gt;hicmatrix&gt;=15-&gt;pyGenomeTracks) (0.3.3)</text:p>
      <text:p text:style-name="Standard">Requirement already satisfied: h5py&gt;=2.5 in ./anaconda3/lib/python3.8/site-packages (from cooler&gt;=0.8.9-&gt;hicmatrix&gt;=15-&gt;pyGenomeTracks) (2.10.0)</text:p>
      <text:p text:style-name="Standard">Requirement already satisfied: pytz&gt;=2017.2 in ./anaconda3/lib/python3.8/site-packages (from pandas&gt;=0.25.*-&gt;hicmatrix&gt;=15-&gt;pyGenomeTracks) (2020.1)</text:p>
      <text:p text:style-name="Standard">Requirement already satisfied: toolz&gt;=0.8.0 in ./anaconda3/lib/python3.8/site-packages (from cytoolz&lt;0.11-&gt;cooler&gt;=0.8.9-&gt;hicmatrix&gt;=15-&gt;pyGenomeTracks) (0.11.1)</text:p>
      <text:p text:style-name="Standard">Requirement already satisfied: dill&gt;=0.3.4 in ./anaconda3/lib/python3.8/site-packages (from multiprocess-&gt;cooler&gt;=0.8.9-&gt;hicmatrix&gt;=15-&gt;pyGenomeTracks) (0.3.4)</text:p>
      <text:p text:style-name="Standard">Building wheels for collected packages: pyBigWig</text:p>
      <text:p text:style-name="Standard"><text:s text:c="2"/>Building wheel for pyBigWig (setup.py) ... error</text:p>
      <text:p text:style-name="Standard"><text:s text:c="2"/>ERROR: Command errored out with exit status 1:</text:p>
      <text:p text:style-name="Standard"><text:s text:c="3"/>command: /home/leonid/anaconda3/bin/python -u -c 'import sys, setuptools, tokenize; sys.argv[0] = '"'"'/tmp/pip-install-oqjtwza_/pybigwig/setup.py'"'"'; __file__='"'"'/tmp/pip-install-oqjtwza_/pybigwig/setup.py'"'"';f=getattr(tokenize, '"'"'open'"'"', open)(__file__);code=f.read().replace('"'"'\r\n'"'"', '"'"'\n'"'"');f.close();exec(compile(code, __file__, '"'"'exec'"'"'))' bdist_wheel -d /tmp/pip-wheel-ux0wjasa</text:p>
      <text:p text:style-name="Standard"><text:s text:c="7"/>cwd: /tmp/pip-install-oqjtwza_/pybigwig/</text:p>
      <text:p text:style-name="Standard"><text:s text:c="2"/>Complete output (71 lines):</text:p>
      <text:p text:style-name="Standard"><text:s text:c="2"/>/home/leonid/anaconda3/lib/python3.8/distutils/dist.py:274: UserWarning: Unknown distribution option: 'classifier'</text:p>
      <text:p text:style-name="Standard"><text:s text:c="4"/>warnings.warn(msg)</text:p>
      <text:p text:style-name="Standard"><text:s text:c="2"/>running bdist_wheel</text:p>
      <text:p text:style-name="Standard"><text:s text:c="2"/>running build</text:p>
      <text:p text:style-name="Standard"><text:soft-page-break/><text:s text:c="2"/>running build_py</text:p>
      <text:p text:style-name="Standard"><text:s text:c="2"/>creating build</text:p>
      <text:p text:style-name="Standard"><text:s text:c="2"/>creating build/lib.linux-x86_64-3.8</text:p>
      <text:p text:style-name="Standard"><text:s text:c="2"/>creating build/lib.linux-x86_64-3.8/pyBigWigTest</text:p>
      <text:p text:style-name="Standard"><text:s text:c="2"/>copying pyBigWigTest/__init__.py -&gt; build/lib.linux-x86_64-3.8/pyBigWigTest</text:p>
      <text:p text:style-name="Standard"><text:s text:c="2"/>copying pyBigWigTest/test.py -&gt; build/lib.linux-x86_64-3.8/pyBigWigTest</text:p>
      <text:p text:style-name="Standard"><text:s text:c="2"/>running egg_info</text:p>
      <text:p text:style-name="Standard"><text:s text:c="2"/>writing pyBigWig.egg-info/PKG-INFO</text:p>
      <text:p text:style-name="Standard"><text:s text:c="2"/>writing dependency_links to pyBigWig.egg-info/dependency_links.txt</text:p>
      <text:p text:style-name="Standard"><text:s text:c="2"/>writing requirements to pyBigWig.egg-info/requires.txt</text:p>
      <text:p text:style-name="Standard"><text:s text:c="2"/>writing top-level names to pyBigWig.egg-info/top_level.txt</text:p>
      <text:p text:style-name="Standard"><text:s text:c="2"/>reading manifest file 'pyBigWig.egg-info/SOURCES.txt'</text:p>
      <text:p text:style-name="Standard"><text:s text:c="2"/>reading manifest template 'MANIFEST.in'</text:p>
      <text:p text:style-name="Standard"><text:s text:c="2"/>writing manifest file 'pyBigWig.egg-info/SOURCES.txt'</text:p>
      <text:p text:style-name="Standard"><text:s text:c="2"/>copying pyBigWigTest/test.bigBed -&gt; build/lib.linux-x86_64-3.8/pyBigWigTest</text:p>
      <text:p text:style-name="Standard"><text:s text:c="2"/>copying pyBigWigTest/test.bw -&gt; build/lib.linux-x86_64-3.8/pyBigWigTest</text:p>
      <text:p text:style-name="Standard"><text:s text:c="2"/>running build_ext</text:p>
      <text:p text:style-name="Standard"><text:s text:c="2"/>building 'pyBigWig' extension</text:p>
      <text:p text:style-name="Standard"><text:s text:c="2"/>Warning: Can't read registry to find the necessary compiler setting</text:p>
      <text:p text:style-name="Standard"><text:s text:c="2"/>Make sure that Python modules winreg, win32api or win32con are installed.</text:p>
      <text:p text:style-name="Standard"><text:s text:c="2"/>C compiler: gcc -pthread -B /home/leonid/anaconda3/compiler_compat -Wl,--sysroot=/ -Wsign-compare -DNDEBUG -g -fwrapv -O3 -Wall -Wstrict-prototypes -fPIC</text:p>
      <text:p text:style-name="Standard"><text:s text:c="2"/></text:p>
      <text:p text:style-name="Standard"><text:s text:c="2"/>creating build/temp.linux-x86_64-3.8</text:p>
      <text:p text:style-name="Standard"><text:s text:c="2"/>creating build/temp.linux-x86_64-3.8/libBigWig</text:p>
      <text:p text:style-name="Standard"><text:s text:c="2"/>compile options: '-DWITHNUMPY -DNPY_NO_DEPRECATED_API=NPY_1_7_API_VERSION -IlibBigWig -I/home/leonid/anaconda3/include/python3.8 -I/home/leonid/anaconda3/lib/python3.8/site-packages/numpy/core/include -I/home/leonid/anaconda3/include/python3.8 -c'</text:p>
      <text:p text:style-name="Standard"><text:s text:c="2"/>gcc: libBigWig/bwRead.cgcc: libBigWig/bwValues.cgcc: libBigWig/bwStats.c</text:p>
      <text:p text:style-name="Standard"><text:s text:c="2"/></text:p>
      <text:p text:style-name="Standard"><text:s text:c="2"/></text:p>
      <text:p text:style-name="Standard"><text:s text:c="2"/>gcc: libBigWig/io.c</text:p>
      <text:p text:style-name="Standard"><text:s text:c="2"/>gcc: libBigWig/bwWrite.cgcc: pyBigWig.c</text:p>
      <text:p text:style-name="Standard"><text:s text:c="2"/></text:p>
      <text:p text:style-name="Standard"><text:s text:c="2"/>In file included from libBigWig/bigWig.h:4,</text:p>
      <text:p text:style-name="Standard"><text:s text:c="19"/>from libBigWig/bwStats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libBigWig/bwRead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libBigWig/io.c:2:10: fatal error: curl/curl.h: No such file or directory</text:p>
      <text:p text:style-name="Standard"><text:s text:c="6"/>2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oft-page-break/><text:s text:c="19"/>from libBigWig/bwValues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libBigWig/bwWrite.c:6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pyBigWig.h:3,</text:p>
      <text:p text:style-name="Standard"><text:s text:c="19"/>from pyBigWig.c:3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error: Command "gcc -pthread -B /home/leonid/anaconda3/compiler_compat -Wl,--sysroot=/ -Wsign-compare -DNDEBUG -g -fwrapv -O3 -Wall -Wstrict-prototypes -fPIC -DWITHNUMPY -DNPY_NO_DEPRECATED_API=NPY_1_7_API_VERSION -IlibBigWig -I/home/leonid/anaconda3/include/python3.8 -I/home/leonid/anaconda3/lib/python3.8/site-packages/numpy/core/include -I/home/leonid/anaconda3/include/python3.8 -c libBigWig/bwStats.c -o build/temp.linux-x86_64-3.8/libBigWig/bwStats.o" failed with exit status 1</text:p>
      <text:p text:style-name="Standard"><text:s text:c="2"/>----------------------------------------</text:p>
      <text:p text:style-name="Standard"><text:s text:c="2"/>ERROR: Failed building wheel for pyBigWig</text:p>
      <text:p text:style-name="Standard"><text:s text:c="2"/>Running setup.py clean for pyBigWig</text:p>
      <text:p text:style-name="Standard">Failed to build pyBigWig</text:p>
      <text:p text:style-name="Standard">Installing collected packages: pyBigWig, pyGenomeTracks</text:p>
      <text:p text:style-name="Standard"><text:s text:c="4"/>Running setup.py install for pyBigWig ... error</text:p>
      <text:p text:style-name="Standard"><text:s text:c="4"/>ERROR: Command errored out with exit status 1:</text:p>
      <text:p text:style-name="Standard"><text:s text:c="5"/>command: /home/leonid/anaconda3/bin/python -u -c 'import sys, setuptools, tokenize; sys.argv[0] = '"'"'/tmp/pip-install-oqjtwza_/pybigwig/setup.py'"'"'; __file__='"'"'/tmp/pip-install-oqjtwza_/pybigwig/setup.py'"'"';f=getattr(tokenize, '"'"'open'"'"', open)(__file__);code=f.read().replace('"'"'\r\n'"'"', '"'"'\n'"'"');f.close();exec(compile(code, __file__, '"'"'exec'"'"'))' install --record /tmp/pip-record-wpgpl6n8/install-record.txt --single-version-externally-managed --compile --install-headers /home/leonid/anaconda3/include/python3.8/pyBigWig</text:p>
      <text:p text:style-name="Standard"><text:s text:c="9"/>cwd: /tmp/pip-install-oqjtwza_/pybigwig/</text:p>
      <text:p text:style-name="Standard"><text:s text:c="4"/>Complete output (71 lines):</text:p>
      <text:p text:style-name="Standard"><text:s text:c="4"/>/home/leonid/anaconda3/lib/python3.8/distutils/dist.py:274: UserWarning: Unknown distribution option: 'classifier'</text:p>
      <text:p text:style-name="Standard"><text:s text:c="6"/>warnings.warn(msg)</text:p>
      <text:p text:style-name="Standard"><text:s text:c="4"/>running install</text:p>
      <text:p text:style-name="Standard"><text:s text:c="4"/>running build</text:p>
      <text:p text:style-name="Standard"><text:s text:c="4"/>running build_py</text:p>
      <text:p text:style-name="Standard"><text:s text:c="4"/>creating build</text:p>
      <text:p text:style-name="Standard"><text:s text:c="4"/>creating build/lib.linux-x86_64-3.8</text:p>
      <text:p text:style-name="Standard"><text:s text:c="4"/>creating build/lib.linux-x86_64-3.8/pyBigWigTest</text:p>
      <text:p text:style-name="Standard"><text:s text:c="4"/>copying pyBigWigTest/__init__.py -&gt; build/lib.linux-x86_64-3.8/pyBigWigTest</text:p>
      <text:p text:style-name="Standard"><text:s text:c="4"/>copying pyBigWigTest/test.py -&gt; build/lib.linux-x86_64-3.8/pyBigWigTest</text:p>
      <text:p text:style-name="Standard"><text:s text:c="4"/>running egg_info</text:p>
      <text:p text:style-name="Standard"><text:soft-page-break/><text:s text:c="4"/>writing pyBigWig.egg-info/PKG-INFO</text:p>
      <text:p text:style-name="Standard"><text:s text:c="4"/>writing dependency_links to pyBigWig.egg-info/dependency_links.txt</text:p>
      <text:p text:style-name="Standard"><text:s text:c="4"/>writing requirements to pyBigWig.egg-info/requires.txt</text:p>
      <text:p text:style-name="Standard"><text:s text:c="4"/>writing top-level names to pyBigWig.egg-info/top_level.txt</text:p>
      <text:p text:style-name="Standard"><text:s text:c="4"/>reading manifest file 'pyBigWig.egg-info/SOURCES.txt'</text:p>
      <text:p text:style-name="Standard"><text:s text:c="4"/>reading manifest template 'MANIFEST.in'</text:p>
      <text:p text:style-name="Standard"><text:s text:c="4"/>writing manifest file 'pyBigWig.egg-info/SOURCES.txt'</text:p>
      <text:p text:style-name="Standard"><text:s text:c="4"/>copying pyBigWigTest/test.bigBed -&gt; build/lib.linux-x86_64-3.8/pyBigWigTest</text:p>
      <text:p text:style-name="Standard"><text:s text:c="4"/>copying pyBigWigTest/test.bw -&gt; build/lib.linux-x86_64-3.8/pyBigWigTest</text:p>
      <text:p text:style-name="Standard"><text:s text:c="4"/>running build_ext</text:p>
      <text:p text:style-name="Standard"><text:s text:c="4"/>building 'pyBigWig' extension</text:p>
      <text:p text:style-name="Standard"><text:s text:c="4"/>Warning: Can't read registry to find the necessary compiler setting</text:p>
      <text:p text:style-name="Standard"><text:s text:c="4"/>Make sure that Python modules winreg, win32api or win32con are installed.</text:p>
      <text:p text:style-name="Standard"><text:s text:c="4"/>C compiler: gcc -pthread -B /home/leonid/anaconda3/compiler_compat -Wl,--sysroot=/ -Wsign-compare -DNDEBUG -g -fwrapv -O3 -Wall -Wstrict-prototypes -fPIC</text:p>
      <text:p text:style-name="Standard"><text:s text:c="4"/></text:p>
      <text:p text:style-name="Standard"><text:s text:c="4"/>creating build/temp.linux-x86_64-3.8</text:p>
      <text:p text:style-name="Standard"><text:s text:c="4"/>creating build/temp.linux-x86_64-3.8/libBigWig</text:p>
      <text:p text:style-name="Standard"><text:s text:c="4"/>compile options: '-DWITHNUMPY -DNPY_NO_DEPRECATED_API=NPY_1_7_API_VERSION -IlibBigWig -I/home/leonid/anaconda3/include/python3.8 -I/home/leonid/anaconda3/lib/python3.8/site-packages/numpy/core/include -I/home/leonid/anaconda3/include/python3.8 -c'</text:p>
      <text:p text:style-name="Standard"><text:s text:c="4"/>gcc: libBigWig/bwStats.cgcc: libBigWig/bwRead.c</text:p>
      <text:p text:style-name="Standard"><text:s text:c="4"/>gcc: libBigWig/bwValues.c</text:p>
      <text:p text:style-name="Standard"><text:s text:c="4"/></text:p>
      <text:p text:style-name="Standard"><text:s text:c="4"/>gcc: libBigWig/io.c</text:p>
      <text:p text:style-name="Standard"><text:s text:c="4"/>gcc: pyBigWig.c</text:p>
      <text:p text:style-name="Standard"><text:s text:c="4"/>gcc: libBigWig/bwWrite.c</text:p>
      <text:p text:style-name="Standard"><text:s text:c="4"/>In file included from libBigWig/bigWig.h:4,</text:p>
      <text:p text:style-name="Standard"><text:s text:c="21"/>from libBigWig/bwValues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Read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libBigWig/io.c:2:10: fatal error: curl/curl.h: No such file or directory</text:p>
      <text:p text:style-name="Standard"><text:s text:c="8"/>2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Stats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Write.c:6:</text:p>
      <text:p text:style-name="Standard"><text:soft-page-break/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pyBigWig.h:3,</text:p>
      <text:p text:style-name="Standard"><text:s text:c="21"/>from pyBigWig.c:3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error: Command "gcc -pthread -B /home/leonid/anaconda3/compiler_compat -Wl,--sysroot=/ -Wsign-compare -DNDEBUG -g -fwrapv -O3 -Wall -Wstrict-prototypes -fPIC -DWITHNUMPY -DNPY_NO_DEPRECATED_API=NPY_1_7_API_VERSION -IlibBigWig -I/home/leonid/anaconda3/include/python3.8 -I/home/leonid/anaconda3/lib/python3.8/site-packages/numpy/core/include -I/home/leonid/anaconda3/include/python3.8 -c libBigWig/bwValues.c -o build/temp.linux-x86_64-3.8/libBigWig/bwValues.o" failed with exit status 1</text:p>
      <text:p text:style-name="Standard"><text:s text:c="4"/>----------------------------------------</text:p>
      <text:p text:style-name="Standard">ERROR: Command errored out with exit status 1: /home/leonid/anaconda3/bin/python -u -c 'import sys, setuptools, tokenize; sys.argv[0] = '"'"'/tmp/pip-install-oqjtwza_/pybigwig/setup.py'"'"'; __file__='"'"'/tmp/pip-install-oqjtwza_/pybigwig/setup.py'"'"';f=getattr(tokenize, '"'"'open'"'"', open)(__file__);code=f.read().replace('"'"'\r\n'"'"', '"'"'\n'"'"');f.close();exec(compile(code, __file__, '"'"'exec'"'"'))' install --record /tmp/pip-record-wpgpl6n8/install-record.txt --single-version-externally-managed --compile --install-headers /home/leonid/anaconda3/include/python3.8/pyBigWig Check the logs for full command output.</text:p>
      <text:p text:style-name="Standard">(base) leonid@leonid-Aspire-A315-42:~$ setup.py bdist_wheel</text:p>
      <text:p text:style-name="Standard">setup.py: command not found</text:p>
      <text:p text:style-name="Standard">(base) leonid@leonid-Aspire-A315-42:~$ setup.py install</text:p>
      <text:p text:style-name="Standard">setup.py: command not found</text:p>
      <text:p text:style-name="Standard">(base) leonid@leonid-Aspire-A315-42:~$ pip3 install wheel</text:p>
      <text:p text:style-name="Standard">Requirement already satisfied: wheel in ./anaconda3/lib/python3.8/site-packages (0.35.1)</text:p>
      <text:p text:style-name="Standard">(base) leonid@leonid-Aspire-A315-42:~$ pip install pyGenomeTracks</text:p>
      <text:p text:style-name="Standard">Collecting pyGenomeTracks</text:p>
      <text:p text:style-name="Standard"><text:s text:c="2"/>Using cached pyGenomeTracks-3.6-py2.py3-none-any.whl (94 kB)</text:p>
      <text:p text:style-name="Standard">Requirement already satisfied: intervaltree&gt;=2.1.0 in ./anaconda3/lib/python3.8/site-packages (from pyGenomeTracks) (3.1.0)</text:p>
      <text:p text:style-name="Standard">Requirement already satisfied: pytest in ./anaconda3/lib/python3.8/site-packages (from pyGenomeTracks) (0.0.0)</text:p>
      <text:p text:style-name="Standard">Requirement already satisfied: pysam&gt;=0.14 in ./anaconda3/lib/python3.8/site-packages (from pyGenomeTracks) (0.18.0)</text:p>
      <text:p text:style-name="Standard">Requirement already satisfied: hicmatrix&gt;=15 in ./anaconda3/lib/python3.8/site-packages (from pyGenomeTracks) (15)</text:p>
      <text:p text:style-name="Standard">Requirement already satisfied: future&gt;=0.17.0 in ./anaconda3/lib/python3.8/site-packages (from pyGenomeTracks) (0.18.2)</text:p>
      <text:p text:style-name="Standard">Requirement already satisfied: tqdm&gt;=4.20 in ./anaconda3/lib/python3.8/site-packages (from pyGenomeTracks) (4.50.2)</text:p>
      <text:p text:style-name="Standard">Requirement already satisfied: gffutils&gt;=0.9 in ./anaconda3/lib/python3.8/site-packages (from pyGenomeTracks) (0.10.1)</text:p>
      <text:p text:style-name="Standard">Requirement already satisfied: pybedtools&gt;=0.8.1 in ./anaconda3/lib/python3.8/site-packages (from pyGenomeTracks) (0.9.0)</text:p>
      <text:p text:style-name="Standard"><text:soft-page-break/>Requirement already satisfied: numpy&gt;=1.16 in ./anaconda3/lib/python3.8/site-packages (from pyGenomeTracks) (1.21.4)</text:p>
      <text:p text:style-name="Standard">Requirement already satisfied: matplotlib&lt;=3.3.2,&gt;=3.1.1 in ./anaconda3/lib/python3.8/site-packages (from pyGenomeTracks) (3.3.2)</text:p>
      <text:p text:style-name="Standard">Collecting pyBigWig&gt;=0.3.16</text:p>
      <text:p text:style-name="Standard"><text:s text:c="2"/>Using cached pyBigWig-0.3.18.tar.gz (64 kB)</text:p>
      <text:p text:style-name="Standard">Requirement already satisfied: sortedcontainers&lt;3.0,&gt;=2.0 in ./anaconda3/lib/python3.8/site-packages (from intervaltree&gt;=2.1.0-&gt;pyGenomeTracks) (2.2.2)</text:p>
      <text:p text:style-name="Standard">Requirement already satisfied: attrs&gt;=17.4.0 in ./anaconda3/lib/python3.8/site-packages (from pytest-&gt;pyGenomeTracks) (20.3.0)</text:p>
      <text:p text:style-name="Standard">Requirement already satisfied: iniconfig in ./anaconda3/lib/python3.8/site-packages (from pytest-&gt;pyGenomeTracks) (1.1.1)</text:p>
      <text:p text:style-name="Standard">Requirement already satisfied: packaging in ./anaconda3/lib/python3.8/site-packages (from pytest-&gt;pyGenomeTracks) (20.4)</text:p>
      <text:p text:style-name="Standard">Requirement already satisfied: pluggy&lt;1.0,&gt;=0.12 in ./anaconda3/lib/python3.8/site-packages (from pytest-&gt;pyGenomeTracks) (0.13.1)</text:p>
      <text:p text:style-name="Standard">Requirement already satisfied: py&gt;=1.8.2 in ./anaconda3/lib/python3.8/site-packages (from pytest-&gt;pyGenomeTracks) (1.9.0)</text:p>
      <text:p text:style-name="Standard">Requirement already satisfied: toml in ./anaconda3/lib/python3.8/site-packages (from pytest-&gt;pyGenomeTracks) (0.10.1)</text:p>
      <text:p text:style-name="Standard">Requirement already satisfied: scipy&gt;=1.2.* in ./anaconda3/lib/python3.8/site-packages (from hicmatrix&gt;=15-&gt;pyGenomeTracks) (1.5.2)</text:p>
      <text:p text:style-name="Standard">Requirement already satisfied: cooler&gt;=0.8.9 in ./anaconda3/lib/python3.8/site-packages (from hicmatrix&gt;=15-&gt;pyGenomeTracks) (0.8.11)</text:p>
      <text:p text:style-name="Standard">Requirement already satisfied: pandas&gt;=0.25.* in ./anaconda3/lib/python3.8/site-packages (from hicmatrix&gt;=15-&gt;pyGenomeTracks) (1.1.3)</text:p>
      <text:p text:style-name="Standard">Requirement already satisfied: tables&gt;=3.5.* in ./anaconda3/lib/python3.8/site-packages (from hicmatrix&gt;=15-&gt;pyGenomeTracks) (3.6.1)</text:p>
      <text:p text:style-name="Standard">Requirement already satisfied: argh&gt;=0.26.2 in ./anaconda3/lib/python3.8/site-packages (from gffutils&gt;=0.9-&gt;pyGenomeTracks) (0.26.2)</text:p>
      <text:p text:style-name="Standard">Requirement already satisfied: six&gt;=1.12.0 in ./anaconda3/lib/python3.8/site-packages (from gffutils&gt;=0.9-&gt;pyGenomeTracks) (1.15.0)</text:p>
      <text:p text:style-name="Standard">Requirement already satisfied: simplejson in ./anaconda3/lib/python3.8/site-packages (from gffutils&gt;=0.9-&gt;pyGenomeTracks) (3.17.6)</text:p>
      <text:p text:style-name="Standard">Requirement already satisfied: argcomplete&gt;=1.9.4 in ./anaconda3/lib/python3.8/site-packages (from gffutils&gt;=0.9-&gt;pyGenomeTracks) (2.0.0)</text:p>
      <text:p text:style-name="Standard">Requirement already satisfied: pyfaidx&gt;=0.5.5.2 in ./anaconda3/lib/python3.8/site-packages (from gffutils&gt;=0.9-&gt;pyGenomeTracks) (0.6.4)</text:p>
      <text:p text:style-name="Standard">Requirement already satisfied: cycler&gt;=0.10 in ./anaconda3/lib/python3.8/site-packages (from matplotlib&lt;=3.3.2,&gt;=3.1.1-&gt;pyGenomeTracks) (0.10.0)</text:p>
      <text:p text:style-name="Standard">Requirement already satisfied: certifi&gt;=2020.06.20 in ./anaconda3/lib/python3.8/site-packages (from matplotlib&lt;=3.3.2,&gt;=3.1.1-&gt;pyGenomeTracks) (2020.6.20)</text:p>
      <text:p text:style-name="Standard">Requirement already satisfied: pillow&gt;=6.2.0 in ./anaconda3/lib/python3.8/site-packages (from matplotlib&lt;=3.3.2,&gt;=3.1.1-&gt;pyGenomeTracks) (8.0.1)</text:p>
      <text:p text:style-name="Standard">Requirement already satisfied: pyparsing!=2.0.4,!=2.1.2,!=2.1.6,&gt;=2.0.3 in ./anaconda3/lib/python3.8/site-packages (from matplotlib&lt;=3.3.2,&gt;=3.1.1-&gt;pyGenomeTracks) (2.4.7)</text:p>
      <text:p text:style-name="Standard">Requirement already satisfied: python-dateutil&gt;=2.1 in ./anaconda3/lib/python3.8/site-packages (from matplotlib&lt;=3.3.2,&gt;=3.1.1-&gt;pyGenomeTracks) (2.8.1)</text:p>
      <text:p text:style-name="Standard">Requirement already satisfied: kiwisolver&gt;=1.0.1 in ./anaconda3/lib/python3.8/site-packages (from matplotlib&lt;=3.3.2,&gt;=3.1.1-&gt;pyGenomeTracks) (1.3.0)</text:p>
      <text:p text:style-name="Standard"><text:soft-page-break/>Requirement already satisfied: h5py&gt;=2.5 in ./anaconda3/lib/python3.8/site-packages (from cooler&gt;=0.8.9-&gt;hicmatrix&gt;=15-&gt;pyGenomeTracks) (2.10.0)</text:p>
      <text:p text:style-name="Standard">Requirement already satisfied: asciitree in ./anaconda3/lib/python3.8/site-packages (from cooler&gt;=0.8.9-&gt;hicmatrix&gt;=15-&gt;pyGenomeTracks) (0.3.3)</text:p>
      <text:p text:style-name="Standard">Requirement already satisfied: multiprocess in ./anaconda3/lib/python3.8/site-packages (from cooler&gt;=0.8.9-&gt;hicmatrix&gt;=15-&gt;pyGenomeTracks) (0.70.12.2)</text:p>
      <text:p text:style-name="Standard">Requirement already satisfied: click&gt;=7 in ./anaconda3/lib/python3.8/site-packages (from cooler&gt;=0.8.9-&gt;hicmatrix&gt;=15-&gt;pyGenomeTracks) (8.0.3)</text:p>
      <text:p text:style-name="Standard">Requirement already satisfied: cytoolz&lt;0.11 in ./anaconda3/lib/python3.8/site-packages (from cooler&gt;=0.8.9-&gt;hicmatrix&gt;=15-&gt;pyGenomeTracks) (0.10.1)</text:p>
      <text:p text:style-name="Standard">Requirement already satisfied: pyyaml in ./anaconda3/lib/python3.8/site-packages (from cooler&gt;=0.8.9-&gt;hicmatrix&gt;=15-&gt;pyGenomeTracks) (5.3.1)</text:p>
      <text:p text:style-name="Standard">Requirement already satisfied: pypairix in ./anaconda3/lib/python3.8/site-packages (from cooler&gt;=0.8.9-&gt;hicmatrix&gt;=15-&gt;pyGenomeTracks) (0.3.7)</text:p>
      <text:p text:style-name="Standard">Requirement already satisfied: pytz&gt;=2017.2 in ./anaconda3/lib/python3.8/site-packages (from pandas&gt;=0.25.*-&gt;hicmatrix&gt;=15-&gt;pyGenomeTracks) (2020.1)</text:p>
      <text:p text:style-name="Standard">Requirement already satisfied: numexpr&gt;=2.6.2 in ./anaconda3/lib/python3.8/site-packages (from tables&gt;=3.5.*-&gt;hicmatrix&gt;=15-&gt;pyGenomeTracks) (2.7.1)</text:p>
      <text:p text:style-name="Standard">Requirement already satisfied: setuptools&gt;=0.7 in ./anaconda3/lib/python3.8/site-packages (from pyfaidx&gt;=0.5.5.2-&gt;gffutils&gt;=0.9-&gt;pyGenomeTracks) (50.3.1.post20201107)</text:p>
      <text:p text:style-name="Standard">Requirement already satisfied: dill&gt;=0.3.4 in ./anaconda3/lib/python3.8/site-packages (from multiprocess-&gt;cooler&gt;=0.8.9-&gt;hicmatrix&gt;=15-&gt;pyGenomeTracks) (0.3.4)</text:p>
      <text:p text:style-name="Standard">Requirement already satisfied: toolz&gt;=0.8.0 in ./anaconda3/lib/python3.8/site-packages (from cytoolz&lt;0.11-&gt;cooler&gt;=0.8.9-&gt;hicmatrix&gt;=15-&gt;pyGenomeTracks) (0.11.1)</text:p>
      <text:p text:style-name="Standard">Building wheels for collected packages: pyBigWig</text:p>
      <text:p text:style-name="Standard"><text:s text:c="2"/>Building wheel for pyBigWig (setup.py) ... error</text:p>
      <text:p text:style-name="Standard"><text:s text:c="2"/>ERROR: Command errored out with exit status 1:</text:p>
      <text:p text:style-name="Standard"><text:s text:c="3"/>command: /home/leonid/anaconda3/bin/python -u -c 'import sys, setuptools, tokenize; sys.argv[0] = '"'"'/tmp/pip-install-bdkjwrn9/pybigwig/setup.py'"'"'; __file__='"'"'/tmp/pip-install-bdkjwrn9/pybigwig/setup.py'"'"';f=getattr(tokenize, '"'"'open'"'"', open)(__file__);code=f.read().replace('"'"'\r\n'"'"', '"'"'\n'"'"');f.close();exec(compile(code, __file__, '"'"'exec'"'"'))' bdist_wheel -d /tmp/pip-wheel-5fvmaz6v</text:p>
      <text:p text:style-name="Standard"><text:s text:c="7"/>cwd: /tmp/pip-install-bdkjwrn9/pybigwig/</text:p>
      <text:p text:style-name="Standard"><text:s text:c="2"/>Complete output (71 lines):</text:p>
      <text:p text:style-name="Standard"><text:s text:c="2"/>/home/leonid/anaconda3/lib/python3.8/distutils/dist.py:274: UserWarning: Unknown distribution option: 'classifier'</text:p>
      <text:p text:style-name="Standard"><text:s text:c="4"/>warnings.warn(msg)</text:p>
      <text:p text:style-name="Standard"><text:s text:c="2"/>running bdist_wheel</text:p>
      <text:p text:style-name="Standard"><text:s text:c="2"/>running build</text:p>
      <text:p text:style-name="Standard"><text:s text:c="2"/>running build_py</text:p>
      <text:p text:style-name="Standard"><text:s text:c="2"/>creating build</text:p>
      <text:p text:style-name="Standard"><text:s text:c="2"/>creating build/lib.linux-x86_64-3.8</text:p>
      <text:p text:style-name="Standard"><text:s text:c="2"/>creating build/lib.linux-x86_64-3.8/pyBigWigTest</text:p>
      <text:p text:style-name="Standard"><text:s text:c="2"/>copying pyBigWigTest/__init__.py -&gt; build/lib.linux-x86_64-3.8/pyBigWigTest</text:p>
      <text:p text:style-name="Standard"><text:s text:c="2"/>copying pyBigWigTest/test.py -&gt; build/lib.linux-x86_64-3.8/pyBigWigTest</text:p>
      <text:p text:style-name="Standard"><text:s text:c="2"/>running egg_info</text:p>
      <text:p text:style-name="Standard"><text:s text:c="2"/>writing pyBigWig.egg-info/PKG-INFO</text:p>
      <text:p text:style-name="Standard"><text:s text:c="2"/>writing dependency_links to pyBigWig.egg-info/dependency_links.txt</text:p>
      <text:p text:style-name="Standard"><text:s text:c="2"/>writing requirements to pyBigWig.egg-info/requires.txt</text:p>
      <text:p text:style-name="Standard"><text:s text:c="2"/>writing top-level names to pyBigWig.egg-info/top_level.txt</text:p>
      <text:p text:style-name="Standard"><text:s text:c="2"/>reading manifest file 'pyBigWig.egg-info/SOURCES.txt'</text:p>
      <text:p text:style-name="Standard"><text:s text:c="2"/>reading manifest template 'MANIFEST.in'</text:p>
      <text:p text:style-name="Standard"><text:soft-page-break/><text:s text:c="2"/>writing manifest file 'pyBigWig.egg-info/SOURCES.txt'</text:p>
      <text:p text:style-name="Standard"><text:s text:c="2"/>copying pyBigWigTest/test.bigBed -&gt; build/lib.linux-x86_64-3.8/pyBigWigTest</text:p>
      <text:p text:style-name="Standard"><text:s text:c="2"/>copying pyBigWigTest/test.bw -&gt; build/lib.linux-x86_64-3.8/pyBigWigTest</text:p>
      <text:p text:style-name="Standard"><text:s text:c="2"/>running build_ext</text:p>
      <text:p text:style-name="Standard"><text:s text:c="2"/>building 'pyBigWig' extension</text:p>
      <text:p text:style-name="Standard"><text:s text:c="2"/>Warning: Can't read registry to find the necessary compiler setting</text:p>
      <text:p text:style-name="Standard"><text:s text:c="2"/>Make sure that Python modules winreg, win32api or win32con are installed.</text:p>
      <text:p text:style-name="Standard"><text:s text:c="2"/>C compiler: gcc -pthread -B /home/leonid/anaconda3/compiler_compat -Wl,--sysroot=/ -Wsign-compare -DNDEBUG -g -fwrapv -O3 -Wall -Wstrict-prototypes -fPIC</text:p>
      <text:p text:style-name="Standard"><text:s text:c="2"/></text:p>
      <text:p text:style-name="Standard"><text:s text:c="2"/>creating build/temp.linux-x86_64-3.8</text:p>
      <text:p text:style-name="Standard"><text:s text:c="2"/>creating build/temp.linux-x86_64-3.8/libBigWig</text:p>
      <text:p text:style-name="Standard"><text:s text:c="2"/>compile options: '-DWITHNUMPY -DNPY_NO_DEPRECATED_API=NPY_1_7_API_VERSION -IlibBigWig -I/home/leonid/anaconda3/include/python3.8 -I/home/leonid/anaconda3/lib/python3.8/site-packages/numpy/core/include -I/home/leonid/anaconda3/include/python3.8 -c'</text:p>
      <text:p text:style-name="Standard"><text:s text:c="2"/>gcc: libBigWig/bwStats.cgcc: libBigWig/bwRead.c</text:p>
      <text:p text:style-name="Standard"><text:s text:c="2"/>gcc: libBigWig/io.c</text:p>
      <text:p text:style-name="Standard"><text:s text:c="2"/>gcc: libBigWig/bwValues.c</text:p>
      <text:p text:style-name="Standard"><text:s text:c="2"/>gcc: libBigWig/bwWrite.c</text:p>
      <text:p text:style-name="Standard"><text:s text:c="2"/></text:p>
      <text:p text:style-name="Standard"><text:s text:c="2"/>gcc: pyBigWig.c</text:p>
      <text:p text:style-name="Standard"><text:s text:c="2"/>libBigWig/io.c:2:10: fatal error: curl/curl.h: No such file or directory</text:p>
      <text:p text:style-name="Standard"><text:s text:c="6"/>2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libBigWig/bwStats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libBigWig/bwRead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libBigWig/bwValues.c:1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libBigWig/bwWrite.c:6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In file included from libBigWig/bigWig.h:4,</text:p>
      <text:p text:style-name="Standard"><text:s text:c="19"/>from pyBigWig.h:3,</text:p>
      <text:p text:style-name="Standard"><text:soft-page-break/><text:s text:c="19"/>from pyBigWig.c:3:</text:p>
      <text:p text:style-name="Standard"><text:s text:c="2"/>libBigWig/bigWigIO.h:5:10: fatal error: curl/curl.h: No such file or directory</text:p>
      <text:p text:style-name="Standard"><text:s text:c="6"/>5 | #include &lt;curl/curl.h&gt;</text:p>
      <text:p text:style-name="Standard"><text:s text:c="8"/>| <text:s text:c="9"/>^~~~~~~~~~~~~</text:p>
      <text:p text:style-name="Standard"><text:s text:c="2"/>compilation terminated.</text:p>
      <text:p text:style-name="Standard"><text:s text:c="2"/>error: Command "gcc -pthread -B /home/leonid/anaconda3/compiler_compat -Wl,--sysroot=/ -Wsign-compare -DNDEBUG -g -fwrapv -O3 -Wall -Wstrict-prototypes -fPIC -DWITHNUMPY -DNPY_NO_DEPRECATED_API=NPY_1_7_API_VERSION -IlibBigWig -I/home/leonid/anaconda3/include/python3.8 -I/home/leonid/anaconda3/lib/python3.8/site-packages/numpy/core/include -I/home/leonid/anaconda3/include/python3.8 -c libBigWig/io.c -o build/temp.linux-x86_64-3.8/libBigWig/io.o" failed with exit status 1</text:p>
      <text:p text:style-name="Standard"><text:s text:c="2"/>----------------------------------------</text:p>
      <text:p text:style-name="Standard"><text:s text:c="2"/>ERROR: Failed building wheel for pyBigWig</text:p>
      <text:p text:style-name="Standard"><text:s text:c="2"/>Running setup.py clean for pyBigWig</text:p>
      <text:p text:style-name="Standard">Failed to build pyBigWig</text:p>
      <text:p text:style-name="Standard">Installing collected packages: pyBigWig, pyGenomeTracks</text:p>
      <text:p text:style-name="Standard"><text:s text:c="4"/>Running setup.py install for pyBigWig ... error</text:p>
      <text:p text:style-name="Standard"><text:s text:c="4"/>ERROR: Command errored out with exit status 1:</text:p>
      <text:p text:style-name="Standard"><text:s text:c="5"/>command: /home/leonid/anaconda3/bin/python -u -c 'import sys, setuptools, tokenize; sys.argv[0] = '"'"'/tmp/pip-install-bdkjwrn9/pybigwig/setup.py'"'"'; __file__='"'"'/tmp/pip-install-bdkjwrn9/pybigwig/setup.py'"'"';f=getattr(tokenize, '"'"'open'"'"', open)(__file__);code=f.read().replace('"'"'\r\n'"'"', '"'"'\n'"'"');f.close();exec(compile(code, __file__, '"'"'exec'"'"'))' install --record /tmp/pip-record-9n_gcwj5/install-record.txt --single-version-externally-managed --compile --install-headers /home/leonid/anaconda3/include/python3.8/pyBigWig</text:p>
      <text:p text:style-name="Standard"><text:s text:c="9"/>cwd: /tmp/pip-install-bdkjwrn9/pybigwig/</text:p>
      <text:p text:style-name="Standard"><text:s text:c="4"/>Complete output (71 lines):</text:p>
      <text:p text:style-name="Standard"><text:s text:c="4"/>/home/leonid/anaconda3/lib/python3.8/distutils/dist.py:274: UserWarning: Unknown distribution option: 'classifier'</text:p>
      <text:p text:style-name="Standard"><text:s text:c="6"/>warnings.warn(msg)</text:p>
      <text:p text:style-name="Standard"><text:s text:c="4"/>running install</text:p>
      <text:p text:style-name="Standard"><text:s text:c="4"/>running build</text:p>
      <text:p text:style-name="Standard"><text:s text:c="4"/>running build_py</text:p>
      <text:p text:style-name="Standard"><text:s text:c="4"/>creating build</text:p>
      <text:p text:style-name="Standard"><text:s text:c="4"/>creating build/lib.linux-x86_64-3.8</text:p>
      <text:p text:style-name="Standard"><text:s text:c="4"/>creating build/lib.linux-x86_64-3.8/pyBigWigTest</text:p>
      <text:p text:style-name="Standard"><text:s text:c="4"/>copying pyBigWigTest/__init__.py -&gt; build/lib.linux-x86_64-3.8/pyBigWigTest</text:p>
      <text:p text:style-name="Standard"><text:s text:c="4"/>copying pyBigWigTest/test.py -&gt; build/lib.linux-x86_64-3.8/pyBigWigTest</text:p>
      <text:p text:style-name="Standard"><text:s text:c="4"/>running egg_info</text:p>
      <text:p text:style-name="Standard"><text:s text:c="4"/>writing pyBigWig.egg-info/PKG-INFO</text:p>
      <text:p text:style-name="Standard"><text:s text:c="4"/>writing dependency_links to pyBigWig.egg-info/dependency_links.txt</text:p>
      <text:p text:style-name="Standard"><text:s text:c="4"/>writing requirements to pyBigWig.egg-info/requires.txt</text:p>
      <text:p text:style-name="Standard"><text:s text:c="4"/>writing top-level names to pyBigWig.egg-info/top_level.txt</text:p>
      <text:p text:style-name="Standard"><text:s text:c="4"/>reading manifest file 'pyBigWig.egg-info/SOURCES.txt'</text:p>
      <text:p text:style-name="Standard"><text:s text:c="4"/>reading manifest template 'MANIFEST.in'</text:p>
      <text:p text:style-name="Standard"><text:s text:c="4"/>writing manifest file 'pyBigWig.egg-info/SOURCES.txt'</text:p>
      <text:p text:style-name="Standard"><text:s text:c="4"/>copying pyBigWigTest/test.bigBed -&gt; build/lib.linux-x86_64-3.8/pyBigWigTest</text:p>
      <text:p text:style-name="Standard"><text:s text:c="4"/>copying pyBigWigTest/test.bw -&gt; build/lib.linux-x86_64-3.8/pyBigWigTest</text:p>
      <text:p text:style-name="Standard"><text:s text:c="4"/>running build_ext</text:p>
      <text:p text:style-name="Standard"><text:s text:c="4"/>building 'pyBigWig' extension</text:p>
      <text:p text:style-name="Standard"><text:s text:c="4"/>Warning: Can't read registry to find the necessary compiler setting</text:p>
      <text:p text:style-name="Standard"><text:s text:c="4"/>Make sure that Python modules winreg, win32api or win32con are installed.</text:p>
      <text:p text:style-name="Standard"><text:soft-page-break/><text:s text:c="4"/>C compiler: gcc -pthread -B /home/leonid/anaconda3/compiler_compat -Wl,--sysroot=/ -Wsign-compare -DNDEBUG -g -fwrapv -O3 -Wall -Wstrict-prototypes -fPIC</text:p>
      <text:p text:style-name="Standard"><text:s text:c="4"/></text:p>
      <text:p text:style-name="Standard"><text:s text:c="4"/>creating build/temp.linux-x86_64-3.8</text:p>
      <text:p text:style-name="Standard"><text:s text:c="4"/>creating build/temp.linux-x86_64-3.8/libBigWig</text:p>
      <text:p text:style-name="Standard"><text:s text:c="4"/>compile options: '-DWITHNUMPY -DNPY_NO_DEPRECATED_API=NPY_1_7_API_VERSION -IlibBigWig -I/home/leonid/anaconda3/include/python3.8 -I/home/leonid/anaconda3/lib/python3.8/site-packages/numpy/core/include -I/home/leonid/anaconda3/include/python3.8 -c'</text:p>
      <text:p text:style-name="Standard"><text:s text:c="4"/>gcc: libBigWig/bwStats.c</text:p>
      <text:p text:style-name="Standard"><text:s text:c="4"/>gcc: libBigWig/bwValues.c</text:p>
      <text:p text:style-name="Standard"><text:s text:c="4"/>gcc: libBigWig/bwRead.cgcc: libBigWig/io.c</text:p>
      <text:p text:style-name="Standard"><text:s text:c="4"/>gcc: libBigWig/bwWrite.c</text:p>
      <text:p text:style-name="Standard"><text:s text:c="4"/>gcc: pyBigWig.c</text:p>
      <text:p text:style-name="Standard"><text:s text:c="4"/></text:p>
      <text:p text:style-name="Standard"><text:s text:c="4"/>In file included from libBigWig/bigWig.h:4,</text:p>
      <text:p text:style-name="Standard"><text:s text:c="21"/>from libBigWig/bwStats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Values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libBigWig/io.c:2:10: fatal error: curl/curl.h: No such file or directory</text:p>
      <text:p text:style-name="Standard"><text:s text:c="8"/>2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Read.c:1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libBigWig/bwWrite.c:6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In file included from libBigWig/bigWig.h:4,</text:p>
      <text:p text:style-name="Standard"><text:s text:c="21"/>from pyBigWig.h:3,</text:p>
      <text:p text:style-name="Standard"><text:s text:c="21"/>from pyBigWig.c:3:</text:p>
      <text:p text:style-name="Standard"><text:s text:c="4"/>libBigWig/bigWigIO.h:5:10: fatal error: curl/curl.h: No such file or directory</text:p>
      <text:p text:style-name="Standard"><text:s text:c="8"/>5 | #include &lt;curl/curl.h&gt;</text:p>
      <text:p text:style-name="Standard"><text:s text:c="10"/>| <text:s text:c="9"/>^~~~~~~~~~~~~</text:p>
      <text:p text:style-name="Standard"><text:s text:c="4"/>compilation terminated.</text:p>
      <text:p text:style-name="Standard"><text:s text:c="4"/>error: Command "gcc -pthread -B /home/leonid/anaconda3/compiler_compat -Wl,--sysroot=/ -Wsign-compare -DNDEBUG -g -fwrapv -O3 -Wall -Wstrict-prototypes -fPIC -DWITHNUMPY -<text:soft-page-break/>DNPY_NO_DEPRECATED_API=NPY_1_7_API_VERSION -IlibBigWig -I/home/leonid/anaconda3/include/python3.8 -I/home/leonid/anaconda3/lib/python3.8/site-packages/numpy/core/include -I/home/leonid/anaconda3/include/python3.8 -c libBigWig/bwStats.c -o build/temp.linux-x86_64-3.8/libBigWig/bwStats.o" failed with exit status 1</text:p>
      <text:p text:style-name="Standard"><text:s text:c="4"/>----------------------------------------</text:p>
      <text:p text:style-name="Standard">ERROR: Command errored out with exit status 1: /home/leonid/anaconda3/bin/python -u -c 'import sys, setuptools, tokenize; sys.argv[0] = '"'"'/tmp/pip-install-bdkjwrn9/pybigwig/setup.py'"'"'; __file__='"'"'/tmp/pip-install-bdkjwrn9/pybigwig/setup.py'"'"';f=getattr(tokenize, '"'"'open'"'"', open)(__file__);code=f.read().replace('"'"'\r\n'"'"', '"'"'\n'"'"');f.close();exec(compile(code, __file__, '"'"'exec'"'"'))' install --record /tmp/pip-record-9n_gcwj5/install-record.txt --single-version-externally-managed --compile --install-headers /home/leonid/anaconda3/include/python3.8/pyBigWig Check the logs for full command output.</text:p>
      <text:p text:style-name="Standard">(base) leonid@leonid-Aspire-A315-42:~$ pip install -U pip setuptools</text:p>
      <text:p text:style-name="Standard">Collecting pip</text:p>
      <text:p text:style-name="Standard"><text:s text:c="2"/>Downloading pip-22.0.3-py3-none-any.whl (2.1 MB)</text:p>
      <text:p text:style-name="Standard"><text:s text:c="5"/>|████████████████████████████████| 2.1 MB 1.2 MB/s </text:p>
      <text:p text:style-name="Standard">Collecting setuptools</text:p>
      <text:p text:style-name="Standard"><text:s text:c="2"/>Downloading setuptools-60.9.2-py3-none-any.whl (1.1 MB)</text:p>
      <text:p text:style-name="Standard"><text:s text:c="5"/>|████████████████████████████████| 1.1 MB 6.9 MB/s </text:p>
      <text:p text:style-name="Standard">Installing collected packages: pip, setuptools</text:p>
      <text:p text:style-name="Standard"><text:s text:c="2"/>Attempting uninstall: pip</text:p>
      <text:p text:style-name="Standard"><text:s text:c="4"/>Found existing installation: pip 20.2.4</text:p>
      <text:p text:style-name="Standard"><text:s text:c="4"/>Uninstalling pip-20.2.4:</text:p>
      <text:p text:style-name="Standard"><text:s text:c="6"/>Successfully uninstalled pip-20.2.4</text:p>
      <text:p text:style-name="Standard"><text:s text:c="2"/>Attempting uninstall: setuptools</text:p>
      <text:p text:style-name="Standard"><text:s text:c="4"/>Found existing installation: setuptools 50.3.1.post20201107</text:p>
      <text:p text:style-name="Standard"><text:s text:c="4"/>Uninstalling setuptools-50.3.1.post20201107:</text:p>
      <text:p text:style-name="Standard"><text:s text:c="6"/>Successfully uninstalled setuptools-50.3.1.post20201107</text:p>
      <text:p text:style-name="Standard">Successfully installed pip-22.0.3 setuptools-60.9.2</text:p>
      <text:p text:style-name="Standard">(base) leonid@leonid-Aspire-A315-42:~$ pip install pyGenomeTracks</text:p>
      <text:p text:style-name="Standard">Collecting pyGenomeTracks</text:p>
      <text:p text:style-name="Standard"><text:s text:c="2"/>Using cached pyGenomeTracks-3.6-py2.py3-none-any.whl (94 kB)</text:p>
      <text:p text:style-name="Standard">Requirement already satisfied: hicmatrix&gt;=15 in ./anaconda3/lib/python3.8/site-packages (from pyGenomeTracks) (15)</text:p>
      <text:p text:style-name="Standard">Requirement already satisfied: pybedtools&gt;=0.8.1 in ./anaconda3/lib/python3.8/site-packages (from pyGenomeTracks) (0.9.0)</text:p>
      <text:p text:style-name="Standard">Requirement already satisfied: numpy&gt;=1.16 in ./anaconda3/lib/python3.8/site-packages (from pyGenomeTracks) (1.21.4)</text:p>
      <text:p text:style-name="Standard">Collecting pyBigWig&gt;=0.3.16</text:p>
      <text:p text:style-name="Standard"><text:s text:c="2"/>Using cached pyBigWig-0.3.18.tar.gz (64 kB)</text:p>
      <text:p text:style-name="Standard"><text:s text:c="2"/>Preparing metadata (setup.py) ... done</text:p>
      <text:p text:style-name="Standard">Requirement already satisfied: tqdm&gt;=4.20 in ./anaconda3/lib/python3.8/site-packages (from pyGenomeTracks) (4.50.2)</text:p>
      <text:p text:style-name="Standard">Requirement already satisfied: future&gt;=0.17.0 in ./anaconda3/lib/python3.8/site-packages (from pyGenomeTracks) (0.18.2)</text:p>
      <text:p text:style-name="Standard">Requirement already satisfied: intervaltree&gt;=2.1.0 in ./anaconda3/lib/python3.8/site-packages (from pyGenomeTracks) (3.1.0)</text:p>
      <text:p text:style-name="Standard">Requirement already satisfied: pysam&gt;=0.14 in ./anaconda3/lib/python3.8/site-packages (from pyGenomeTracks) (0.18.0)</text:p>
      <text:p text:style-name="Standard">Requirement already satisfied: gffutils&gt;=0.9 in ./anaconda3/lib/python3.8/site-packages (from pyGenomeTracks) (0.10.1)</text:p>
      <text:p text:style-name="Standard"><text:soft-page-break/>Requirement already satisfied: pytest in ./anaconda3/lib/python3.8/site-packages (from pyGenomeTracks) (0.0.0)</text:p>
      <text:p text:style-name="Standard">Requirement already satisfied: matplotlib&lt;=3.3.2,&gt;=3.1.1 in ./anaconda3/lib/python3.8/site-packages (from pyGenomeTracks) (3.3.2)</text:p>
      <text:p text:style-name="Standard">Requirement already satisfied: simplejson in ./anaconda3/lib/python3.8/site-packages (from gffutils&gt;=0.9-&gt;pyGenomeTracks) (3.17.6)</text:p>
      <text:p text:style-name="Standard">Requirement already satisfied: six&gt;=1.12.0 in ./anaconda3/lib/python3.8/site-packages (from gffutils&gt;=0.9-&gt;pyGenomeTracks) (1.15.0)</text:p>
      <text:p text:style-name="Standard">Requirement already satisfied: argh&gt;=0.26.2 in ./anaconda3/lib/python3.8/site-packages (from gffutils&gt;=0.9-&gt;pyGenomeTracks) (0.26.2)</text:p>
      <text:p text:style-name="Standard">Requirement already satisfied: pyfaidx&gt;=0.5.5.2 in ./anaconda3/lib/python3.8/site-packages (from gffutils&gt;=0.9-&gt;pyGenomeTracks) (0.6.4)</text:p>
      <text:p text:style-name="Standard">Requirement already satisfied: argcomplete&gt;=1.9.4 in ./anaconda3/lib/python3.8/site-packages (from gffutils&gt;=0.9-&gt;pyGenomeTracks) (2.0.0)</text:p>
      <text:p text:style-name="Standard">Requirement already satisfied: tables&gt;=3.5.* in ./anaconda3/lib/python3.8/site-packages (from hicmatrix&gt;=15-&gt;pyGenomeTracks) (3.6.1)</text:p>
      <text:p text:style-name="Standard">Requirement already satisfied: cooler&gt;=0.8.9 in ./anaconda3/lib/python3.8/site-packages (from hicmatrix&gt;=15-&gt;pyGenomeTracks) (0.8.11)</text:p>
      <text:p text:style-name="Standard">Requirement already satisfied: pandas&gt;=0.25.* in ./anaconda3/lib/python3.8/site-packages (from hicmatrix&gt;=15-&gt;pyGenomeTracks) (1.1.3)</text:p>
      <text:p text:style-name="Standard">Requirement already satisfied: scipy&gt;=1.2.* in ./anaconda3/lib/python3.8/site-packages (from hicmatrix&gt;=15-&gt;pyGenomeTracks) (1.5.2)</text:p>
      <text:p text:style-name="Standard">Requirement already satisfied: sortedcontainers&lt;3.0,&gt;=2.0 in ./anaconda3/lib/python3.8/site-packages (from intervaltree&gt;=2.1.0-&gt;pyGenomeTracks) (2.2.2)</text:p>
      <text:p text:style-name="Standard">Requirement already satisfied: pyparsing!=2.0.4,!=2.1.2,!=2.1.6,&gt;=2.0.3 in ./anaconda3/lib/python3.8/site-packages (from matplotlib&lt;=3.3.2,&gt;=3.1.1-&gt;pyGenomeTracks) (2.4.7)</text:p>
      <text:p text:style-name="Standard">Requirement already satisfied: cycler&gt;=0.10 in ./anaconda3/lib/python3.8/site-packages (from matplotlib&lt;=3.3.2,&gt;=3.1.1-&gt;pyGenomeTracks) (0.10.0)</text:p>
      <text:p text:style-name="Standard">Requirement already satisfied: kiwisolver&gt;=1.0.1 in ./anaconda3/lib/python3.8/site-packages (from matplotlib&lt;=3.3.2,&gt;=3.1.1-&gt;pyGenomeTracks) (1.3.0)</text:p>
      <text:p text:style-name="Standard">Requirement already satisfied: pillow&gt;=6.2.0 in ./anaconda3/lib/python3.8/site-packages (from matplotlib&lt;=3.3.2,&gt;=3.1.1-&gt;pyGenomeTracks) (8.0.1)</text:p>
      <text:p text:style-name="Standard">Requirement already satisfied: certifi&gt;=2020.06.20 in ./anaconda3/lib/python3.8/site-packages (from matplotlib&lt;=3.3.2,&gt;=3.1.1-&gt;pyGenomeTracks) (2020.6.20)</text:p>
      <text:p text:style-name="Standard">Requirement already satisfied: python-dateutil&gt;=2.1 in ./anaconda3/lib/python3.8/site-packages (from matplotlib&lt;=3.3.2,&gt;=3.1.1-&gt;pyGenomeTracks) (2.8.1)</text:p>
      <text:p text:style-name="Standard">Requirement already satisfied: attrs&gt;=17.4.0 in ./anaconda3/lib/python3.8/site-packages (from pytest-&gt;pyGenomeTracks) (20.3.0)</text:p>
      <text:p text:style-name="Standard">Requirement already satisfied: iniconfig in ./anaconda3/lib/python3.8/site-packages (from pytest-&gt;pyGenomeTracks) (1.1.1)</text:p>
      <text:p text:style-name="Standard">Requirement already satisfied: packaging in ./anaconda3/lib/python3.8/site-packages (from pytest-&gt;pyGenomeTracks) (20.4)</text:p>
      <text:p text:style-name="Standard">Requirement already satisfied: pluggy&lt;1.0,&gt;=0.12 in ./anaconda3/lib/python3.8/site-packages (from pytest-&gt;pyGenomeTracks) (0.13.1)</text:p>
      <text:p text:style-name="Standard">Requirement already satisfied: py&gt;=1.8.2 in ./anaconda3/lib/python3.8/site-packages (from pytest-&gt;pyGenomeTracks) (1.9.0)</text:p>
      <text:p text:style-name="Standard">Requirement already satisfied: toml in ./anaconda3/lib/python3.8/site-packages (from pytest-&gt;pyGenomeTracks) (0.10.1)</text:p>
      <text:p text:style-name="Standard">Requirement already satisfied: pypairix in ./anaconda3/lib/python3.8/site-packages (from cooler&gt;=0.8.9-&gt;hicmatrix&gt;=15-&gt;pyGenomeTracks) (0.3.7)</text:p>
      <text:p text:style-name="Standard"><text:soft-page-break/>Requirement already satisfied: asciitree in ./anaconda3/lib/python3.8/site-packages (from cooler&gt;=0.8.9-&gt;hicmatrix&gt;=15-&gt;pyGenomeTracks) (0.3.3)</text:p>
      <text:p text:style-name="Standard">Requirement already satisfied: multiprocess in ./anaconda3/lib/python3.8/site-packages (from cooler&gt;=0.8.9-&gt;hicmatrix&gt;=15-&gt;pyGenomeTracks) (0.70.12.2)</text:p>
      <text:p text:style-name="Standard">Requirement already satisfied: h5py&gt;=2.5 in ./anaconda3/lib/python3.8/site-packages (from cooler&gt;=0.8.9-&gt;hicmatrix&gt;=15-&gt;pyGenomeTracks) (2.10.0)</text:p>
      <text:p text:style-name="Standard">Requirement already satisfied: click&gt;=7 in ./anaconda3/lib/python3.8/site-packages (from cooler&gt;=0.8.9-&gt;hicmatrix&gt;=15-&gt;pyGenomeTracks) (8.0.3)</text:p>
      <text:p text:style-name="Standard">Requirement already satisfied: pyyaml in ./anaconda3/lib/python3.8/site-packages (from cooler&gt;=0.8.9-&gt;hicmatrix&gt;=15-&gt;pyGenomeTracks) (5.3.1)</text:p>
      <text:p text:style-name="Standard">Requirement already satisfied: cytoolz&lt;0.11 in ./anaconda3/lib/python3.8/site-packages (from cooler&gt;=0.8.9-&gt;hicmatrix&gt;=15-&gt;pyGenomeTracks) (0.10.1)</text:p>
      <text:p text:style-name="Standard">Requirement already satisfied: pytz&gt;=2017.2 in ./anaconda3/lib/python3.8/site-packages (from pandas&gt;=0.25.*-&gt;hicmatrix&gt;=15-&gt;pyGenomeTracks) (2020.1)</text:p>
      <text:p text:style-name="Standard">Requirement already satisfied: setuptools&gt;=0.7 in ./anaconda3/lib/python3.8/site-packages (from pyfaidx&gt;=0.5.5.2-&gt;gffutils&gt;=0.9-&gt;pyGenomeTracks) (60.9.2)</text:p>
      <text:p text:style-name="Standard">Requirement already satisfied: numexpr&gt;=2.6.2 in ./anaconda3/lib/python3.8/site-packages (from tables&gt;=3.5.*-&gt;hicmatrix&gt;=15-&gt;pyGenomeTracks) (2.7.1)</text:p>
      <text:p text:style-name="Standard">Requirement already satisfied: toolz&gt;=0.8.0 in ./anaconda3/lib/python3.8/site-packages (from cytoolz&lt;0.11-&gt;cooler&gt;=0.8.9-&gt;hicmatrix&gt;=15-&gt;pyGenomeTracks) (0.11.1)</text:p>
      <text:p text:style-name="Standard">Requirement already satisfied: dill&gt;=0.3.4 in ./anaconda3/lib/python3.8/site-packages (from multiprocess-&gt;cooler&gt;=0.8.9-&gt;hicmatrix&gt;=15-&gt;pyGenomeTracks) (0.3.4)</text:p>
      <text:p text:style-name="Standard">Building wheels for collected packages: pyBigWig</text:p>
      <text:p text:style-name="Standard"><text:s text:c="2"/>Building wheel for pyBigWig (setup.py) ... error</text:p>
      <text:p text:style-name="Standard"><text:s text:c="2"/>error: subprocess-exited-with-error</text:p>
      <text:p text:style-name="Standard"><text:s text:c="2"/></text:p>
      <text:p text:style-name="Standard"><text:s text:c="2"/>× python setup.py bdist_wheel did not run successfully.</text:p>
      <text:p text:style-name="Standard"><text:s text:c="2"/>│ exit code: 1</text:p>
      <text:p text:style-name="Standard"><text:s text:c="2"/>╰─&gt; [74 lines of output]</text:p>
      <text:p text:style-name="Standard"><text:s text:c="6"/>/home/leonid/anaconda3/lib/python3.8/site-packages/setuptools/dist.py:738: UserWarning: Usage of dash-separated 'description-file' will not be supported in future versions. Please use the underscore name 'description_file' instead</text:p>
      <text:p text:style-name="Standard"><text:s text:c="8"/>warnings.warn(</text:p>
      <text:p text:style-name="Standard"><text:s text:c="6"/>/home/leonid/anaconda3/lib/python3.8/site-packages/setuptools/_distutils/dist.py:275: UserWarning: Unknown distribution option: 'classifier'</text:p>
      <text:p text:style-name="Standard"><text:s text:c="8"/>warnings.warn(msg)</text:p>
      <text:p text:style-name="Standard"><text:s text:c="6"/>running bdist_wheel</text:p>
      <text:p text:style-name="Standard"><text:s text:c="6"/>running build</text:p>
      <text:p text:style-name="Standard"><text:s text:c="6"/>running build_py</text:p>
      <text:p text:style-name="Standard"><text:s text:c="6"/>creating build</text:p>
      <text:p text:style-name="Standard"><text:s text:c="6"/>creating build/lib.linux-x86_64-3.8</text:p>
      <text:p text:style-name="Standard"><text:s text:c="6"/>creating build/lib.linux-x86_64-3.8/pyBigWigTest</text:p>
      <text:p text:style-name="Standard"><text:s text:c="6"/>copying pyBigWigTest/__init__.py -&gt; build/lib.linux-x86_64-3.8/pyBigWigTest</text:p>
      <text:p text:style-name="Standard"><text:s text:c="6"/>copying pyBigWigTest/test.py -&gt; build/lib.linux-x86_64-3.8/pyBigWigTest</text:p>
      <text:p text:style-name="Standard"><text:s text:c="6"/>running egg_info</text:p>
      <text:p text:style-name="Standard"><text:s text:c="6"/>writing pyBigWig.egg-info/PKG-INFO</text:p>
      <text:p text:style-name="Standard"><text:s text:c="6"/>writing dependency_links to pyBigWig.egg-info/dependency_links.txt</text:p>
      <text:p text:style-name="Standard"><text:s text:c="6"/>writing requirements to pyBigWig.egg-info/requires.txt</text:p>
      <text:p text:style-name="Standard"><text:s text:c="6"/>writing top-level names to pyBigWig.egg-info/top_level.txt</text:p>
      <text:p text:style-name="Standard"><text:s text:c="6"/>reading manifest file 'pyBigWig.egg-info/SOURCES.txt'</text:p>
      <text:p text:style-name="Standard"><text:s text:c="6"/>reading manifest template 'MANIFEST.in'</text:p>
      <text:p text:style-name="Standard"><text:s text:c="6"/>adding license file 'LICENSE.txt'</text:p>
      <text:p text:style-name="Standard"><text:soft-page-break/><text:s text:c="6"/>writing manifest file 'pyBigWig.egg-info/SOURCES.txt'</text:p>
      <text:p text:style-name="Standard"><text:s text:c="6"/>copying pyBigWigTest/test.bigBed -&gt; build/lib.linux-x86_64-3.8/pyBigWigTest</text:p>
      <text:p text:style-name="Standard"><text:s text:c="6"/>copying pyBigWigTest/test.bw -&gt; build/lib.linux-x86_64-3.8/pyBigWigTest</text:p>
      <text:p text:style-name="Standard"><text:s text:c="6"/>running build_ext</text:p>
      <text:p text:style-name="Standard"><text:s text:c="6"/>building 'pyBigWig' extension</text:p>
      <text:p text:style-name="Standard"><text:s text:c="6"/>Warning: Can't read registry to find the necessary compiler setting</text:p>
      <text:p text:style-name="Standard"><text:s text:c="6"/>Make sure that Python modules winreg, win32api or win32con are installed.</text:p>
      <text:p text:style-name="Standard"><text:s text:c="6"/>C compiler: gcc -pthread -B /home/leonid/anaconda3/compiler_compat -Wl,--sysroot=/ -Wsign-compare -DNDEBUG -g -fwrapv -O3 -Wall -Wstrict-prototypes -fPIC</text:p>
      <text:p text:style-name="Standard"><text:s text:c="6"/></text:p>
      <text:p text:style-name="Standard"><text:s text:c="6"/>creating build/temp.linux-x86_64-3.8</text:p>
      <text:p text:style-name="Standard"><text:s text:c="6"/>creating build/temp.linux-x86_64-3.8/libBigWig</text:p>
      <text:p text:style-name="Standard"><text:s text:c="6"/>compile options: '-DWITHNUMPY -DNPY_NO_DEPRECATED_API=NPY_1_7_API_VERSION -IlibBigWig -I/home/leonid/anaconda3/include/python3.8 -I/home/leonid/anaconda3/lib/python3.8/site-packages/numpy/core/include -I/home/leonid/anaconda3/include/python3.8 -c'</text:p>
      <text:p text:style-name="Standard"><text:s text:c="6"/>gcc: libBigWig/bwRead.cgcc: libBigWig/bwStats.c</text:p>
      <text:p text:style-name="Standard"><text:s text:c="6"/>gcc: libBigWig/bwWrite.c</text:p>
      <text:p text:style-name="Standard"><text:s text:c="6"/></text:p>
      <text:p text:style-name="Standard"><text:s text:c="6"/>gcc: libBigWig/bwValues.cgcc: libBigWig/io.cgcc: pyBigWig.c</text:p>
      <text:p text:style-name="Standard"><text:s text:c="6"/></text:p>
      <text:p text:style-name="Standard"><text:s text:c="6"/></text:p>
      <text:p text:style-name="Standard"><text:s text:c="6"/>In file included from libBigWig/bigWig.h:4,</text:p>
      <text:p text:style-name="Standard"><text:s text:c="23"/>from libBigWig/bwStats.c:1:</text:p>
      <text:p text:style-name="Standard"><text:s text:c="6"/>libBigWig/bigWigIO.h:5:10: fatal error: curl/curl.h: No such file or directory</text:p>
      <text:p text:style-name="Standard"><text:s text:c="10"/>5 | #include &lt;curl/curl.h&gt;</text:p>
      <text:p text:style-name="Standard"><text:s text:c="12"/>| <text:s text:c="9"/>^~~~~~~~~~~~~</text:p>
      <text:p text:style-name="Standard"><text:s text:c="6"/>compilation terminated.</text:p>
      <text:p text:style-name="Standard"><text:s text:c="6"/>In file included from libBigWig/bigWig.h:4,</text:p>
      <text:p text:style-name="Standard"><text:s text:c="23"/>from libBigWig/bwRead.c:1:</text:p>
      <text:p text:style-name="Standard"><text:s text:c="6"/>libBigWig/bigWigIO.h:5:10: fatal error: curl/curl.h: No such file or directory</text:p>
      <text:p text:style-name="Standard"><text:s text:c="10"/>5 | #include &lt;curl/curl.h&gt;</text:p>
      <text:p text:style-name="Standard"><text:s text:c="12"/>| <text:s text:c="9"/>^~~~~~~~~~~~~</text:p>
      <text:p text:style-name="Standard"><text:s text:c="6"/>compilation terminated.</text:p>
      <text:p text:style-name="Standard"><text:s text:c="6"/>libBigWig/io.c:2:10: fatal error: curl/curl.h: No such file or directory</text:p>
      <text:p text:style-name="Standard"><text:s text:c="10"/>2 | #include &lt;curl/curl.h&gt;</text:p>
      <text:p text:style-name="Standard"><text:s text:c="12"/>| <text:s text:c="9"/>^~~~~~~~~~~~~</text:p>
      <text:p text:style-name="Standard"><text:s text:c="6"/>compilation terminated.</text:p>
      <text:p text:style-name="Standard"><text:s text:c="6"/>In file included from libBigWig/bigWig.h:4,</text:p>
      <text:p text:style-name="Standard"><text:s text:c="23"/>from libBigWig/bwValues.c:1:</text:p>
      <text:p text:style-name="Standard"><text:s text:c="6"/>libBigWig/bigWigIO.h:5:10: fatal error: curl/curl.h: No such file or directory</text:p>
      <text:p text:style-name="Standard"><text:s text:c="10"/>5 | #include &lt;curl/curl.h&gt;</text:p>
      <text:p text:style-name="Standard"><text:s text:c="12"/>| <text:s text:c="9"/>^~~~~~~~~~~~~</text:p>
      <text:p text:style-name="Standard"><text:s text:c="6"/>compilation terminated.</text:p>
      <text:p text:style-name="Standard"><text:s text:c="6"/>In file included from libBigWig/bigWig.h:4,</text:p>
      <text:p text:style-name="Standard"><text:s text:c="23"/>from libBigWig/bwWrite.c:6:</text:p>
      <text:p text:style-name="Standard"><text:s text:c="6"/>libBigWig/bigWigIO.h:5:10: fatal error: curl/curl.h: No such file or directory</text:p>
      <text:p text:style-name="Standard"><text:s text:c="10"/>5 | #include &lt;curl/curl.h&gt;</text:p>
      <text:p text:style-name="Standard"><text:s text:c="12"/>| <text:s text:c="9"/>^~~~~~~~~~~~~</text:p>
      <text:p text:style-name="Standard"><text:s text:c="6"/>compilation terminated.</text:p>
      <text:p text:style-name="Standard"><text:s text:c="6"/>In file included from libBigWig/bigWig.h:4,</text:p>
      <text:p text:style-name="Standard"><text:s text:c="23"/>from pyBigWig.h:3,</text:p>
      <text:p text:style-name="Standard"><text:soft-page-break/><text:s text:c="23"/>from pyBigWig.c:3:</text:p>
      <text:p text:style-name="Standard"><text:s text:c="6"/>libBigWig/bigWigIO.h:5:10: fatal error: curl/curl.h: No such file or directory</text:p>
      <text:p text:style-name="Standard"><text:s text:c="10"/>5 | #include &lt;curl/curl.h&gt;</text:p>
      <text:p text:style-name="Standard"><text:s text:c="12"/>| <text:s text:c="9"/>^~~~~~~~~~~~~</text:p>
      <text:p text:style-name="Standard"><text:s text:c="6"/>compilation terminated.</text:p>
      <text:p text:style-name="Standard"><text:s text:c="6"/>error: Command "gcc -pthread -B /home/leonid/anaconda3/compiler_compat -Wl,--sysroot=/ -Wsign-compare -DNDEBUG -g -fwrapv -O3 -Wall -Wstrict-prototypes -fPIC -DWITHNUMPY -DNPY_NO_DEPRECATED_API=NPY_1_7_API_VERSION -IlibBigWig -I/home/leonid/anaconda3/include/python3.8 -I/home/leonid/anaconda3/lib/python3.8/site-packages/numpy/core/include -I/home/leonid/anaconda3/include/python3.8 -c libBigWig/bwRead.c -o build/temp.linux-x86_64-3.8/libBigWig/bwRead.o" failed with exit status 1</text:p>
      <text:p text:style-name="Standard"><text:s text:c="6"/>[end of output]</text:p>
      <text:p text:style-name="Standard"><text:s text:c="2"/></text:p>
      <text:p text:style-name="Standard"><text:s text:c="2"/>note: This error originates from a subprocess, and is likely not a problem with pip.</text:p>
      <text:p text:style-name="Standard"><text:s text:c="2"/>ERROR: Failed building wheel for pyBigWig</text:p>
      <text:p text:style-name="Standard"><text:s text:c="2"/>Running setup.py clean for pyBigWig</text:p>
      <text:p text:style-name="Standard">Failed to build pyBigWig</text:p>
      <text:p text:style-name="Standard">Installing collected packages: pyBigWig, pyGenomeTracks</text:p>
      <text:p text:style-name="Standard"><text:s text:c="2"/>Running setup.py install for pyBigWig ... error</text:p>
      <text:p text:style-name="Standard"><text:s text:c="2"/>error: subprocess-exited-with-error</text:p>
      <text:p text:style-name="Standard"><text:s text:c="2"/></text:p>
      <text:p text:style-name="Standard"><text:s text:c="2"/>× Running setup.py install for pyBigWig did not run successfully.</text:p>
      <text:p text:style-name="Standard"><text:s text:c="2"/>│ exit code: 1</text:p>
      <text:p text:style-name="Standard"><text:s text:c="2"/>╰─&gt; [76 lines of output]</text:p>
      <text:p text:style-name="Standard"><text:s text:c="6"/>/home/leonid/anaconda3/lib/python3.8/site-packages/setuptools/dist.py:738: UserWarning: Usage of dash-separated 'description-file' will not be supported in future versions. Please use the underscore name 'description_file' instead</text:p>
      <text:p text:style-name="Standard"><text:s text:c="8"/>warnings.warn(</text:p>
      <text:p text:style-name="Standard"><text:s text:c="6"/>/home/leonid/anaconda3/lib/python3.8/site-packages/setuptools/_distutils/dist.py:275: UserWarning: Unknown distribution option: 'classifier'</text:p>
      <text:p text:style-name="Standard"><text:s text:c="8"/>warnings.warn(msg)</text:p>
      <text:p text:style-name="Standard"><text:s text:c="6"/>running install</text:p>
      <text:p text:style-name="Standard"><text:s text:c="6"/>/home/leonid/anaconda3/lib/python3.8/site-packages/setuptools/command/install.py:34: SetuptoolsDeprecationWarning: setup.py install is deprecated. Use build and pip and other standards-based tools.</text:p>
      <text:p text:style-name="Standard"><text:s text:c="8"/>warnings.warn(</text:p>
      <text:p text:style-name="Standard"><text:s text:c="6"/>running build</text:p>
      <text:p text:style-name="Standard"><text:s text:c="6"/>running build_py</text:p>
      <text:p text:style-name="Standard"><text:s text:c="6"/>creating build</text:p>
      <text:p text:style-name="Standard"><text:s text:c="6"/>creating build/lib.linux-x86_64-3.8</text:p>
      <text:p text:style-name="Standard"><text:s text:c="6"/>creating build/lib.linux-x86_64-3.8/pyBigWigTest</text:p>
      <text:p text:style-name="Standard"><text:s text:c="6"/>copying pyBigWigTest/__init__.py -&gt; build/lib.linux-x86_64-3.8/pyBigWigTest</text:p>
      <text:p text:style-name="Standard"><text:s text:c="6"/>copying pyBigWigTest/test.py -&gt; build/lib.linux-x86_64-3.8/pyBigWigTest</text:p>
      <text:p text:style-name="Standard"><text:s text:c="6"/>running egg_info</text:p>
      <text:p text:style-name="Standard"><text:s text:c="6"/>writing pyBigWig.egg-info/PKG-INFO</text:p>
      <text:p text:style-name="Standard"><text:s text:c="6"/>writing dependency_links to pyBigWig.egg-info/dependency_links.txt</text:p>
      <text:p text:style-name="Standard"><text:s text:c="6"/>writing requirements to pyBigWig.egg-info/requires.txt</text:p>
      <text:p text:style-name="Standard"><text:s text:c="6"/>writing top-level names to pyBigWig.egg-info/top_level.txt</text:p>
      <text:p text:style-name="Standard"><text:s text:c="6"/>reading manifest file 'pyBigWig.egg-info/SOURCES.txt'</text:p>
      <text:p text:style-name="Standard"><text:s text:c="6"/>reading manifest template 'MANIFEST.in'</text:p>
      <text:p text:style-name="Standard"><text:s text:c="6"/>adding license file 'LICENSE.txt'</text:p>
      <text:p text:style-name="Standard"><text:s text:c="6"/>writing manifest file 'pyBigWig.egg-info/SOURCES.txt'</text:p>
      <text:p text:style-name="Standard"><text:soft-page-break/><text:s text:c="6"/>copying pyBigWigTest/test.bigBed -&gt; build/lib.linux-x86_64-3.8/pyBigWigTest</text:p>
      <text:p text:style-name="Standard"><text:s text:c="6"/>copying pyBigWigTest/test.bw -&gt; build/lib.linux-x86_64-3.8/pyBigWigTest</text:p>
      <text:p text:style-name="Standard"><text:s text:c="6"/>running build_ext</text:p>
      <text:p text:style-name="Standard"><text:s text:c="6"/>building 'pyBigWig' extension</text:p>
      <text:p text:style-name="Standard"><text:s text:c="6"/>Warning: Can't read registry to find the necessary compiler setting</text:p>
      <text:p text:style-name="Standard"><text:s text:c="6"/>Make sure that Python modules winreg, win32api or win32con are installed.</text:p>
      <text:p text:style-name="Standard"><text:s text:c="6"/>C compiler: gcc -pthread -B /home/leonid/anaconda3/compiler_compat -Wl,--sysroot=/ -Wsign-compare -DNDEBUG -g -fwrapv -O3 -Wall -Wstrict-prototypes -fPIC</text:p>
      <text:p text:style-name="Standard"><text:s text:c="6"/></text:p>
      <text:p text:style-name="Standard"><text:s text:c="6"/>creating build/temp.linux-x86_64-3.8</text:p>
      <text:p text:style-name="Standard"><text:s text:c="6"/>creating build/temp.linux-x86_64-3.8/libBigWig</text:p>
      <text:p text:style-name="Standard"><text:s text:c="6"/>compile options: '-DWITHNUMPY -DNPY_NO_DEPRECATED_API=NPY_1_7_API_VERSION -IlibBigWig -I/home/leonid/anaconda3/include/python3.8 -I/home/leonid/anaconda3/lib/python3.8/site-packages/numpy/core/include -I/home/leonid/anaconda3/include/python3.8 -c'</text:p>
      <text:p text:style-name="Standard"><text:s text:c="6"/>gcc: libBigWig/bwRead.cgcc: libBigWig/bwStats.c</text:p>
      <text:p text:style-name="Standard"><text:s text:c="6"/>gcc: libBigWig/bwValues.c</text:p>
      <text:p text:style-name="Standard"><text:s text:c="6"/></text:p>
      <text:p text:style-name="Standard"><text:s text:c="6"/>gcc: libBigWig/bwWrite.c</text:p>
      <text:p text:style-name="Standard"><text:s text:c="6"/>gcc: libBigWig/io.cgcc: pyBigWig.c</text:p>
      <text:p text:style-name="Standard"><text:s text:c="6"/></text:p>
      <text:p text:style-name="Standard"><text:s text:c="6"/>In file included from libBigWig/bigWig.h:4,</text:p>
      <text:p text:style-name="Standard"><text:s text:c="23"/>from libBigWig/bwStats.c:1:</text:p>
      <text:p text:style-name="Standard"><text:s text:c="6"/>libBigWig/bigWigIO.h:5:10: fatal error: curl/curl.h: No such file or directory</text:p>
      <text:p text:style-name="Standard"><text:s text:c="10"/>5 | #include &lt;curl/curl.h&gt;</text:p>
      <text:p text:style-name="Standard"><text:s text:c="12"/>| <text:s text:c="9"/>^~~~~~~~~~~~~</text:p>
      <text:p text:style-name="Standard"><text:s text:c="6"/>compilation terminated.</text:p>
      <text:p text:style-name="Standard"><text:s text:c="6"/>In file included from libBigWig/bigWig.h:4,</text:p>
      <text:p text:style-name="Standard"><text:s text:c="23"/>from libBigWig/bwRead.c:1:</text:p>
      <text:p text:style-name="Standard"><text:s text:c="6"/>libBigWig/bigWigIO.h:5:10: fatal error: curl/curl.h: No such file or directory</text:p>
      <text:p text:style-name="Standard"><text:s text:c="10"/>5 | #include &lt;curl/curl.h&gt;</text:p>
      <text:p text:style-name="Standard"><text:s text:c="12"/>| <text:s text:c="9"/>^~~~~~~~~~~~~</text:p>
      <text:p text:style-name="Standard"><text:s text:c="6"/>compilation terminated.</text:p>
      <text:p text:style-name="Standard"><text:s text:c="6"/>libBigWig/io.c:2:10: fatal error: curl/curl.h: No such file or directory</text:p>
      <text:p text:style-name="Standard"><text:s text:c="10"/>2 | #include &lt;curl/curl.h&gt;</text:p>
      <text:p text:style-name="Standard"><text:s text:c="12"/>| <text:s text:c="9"/>^~~~~~~~~~~~~</text:p>
      <text:p text:style-name="Standard"><text:s text:c="6"/>compilation terminated.</text:p>
      <text:p text:style-name="Standard"><text:s text:c="6"/>In file included from libBigWig/bigWig.h:4,</text:p>
      <text:p text:style-name="Standard"><text:s text:c="23"/>from libBigWig/bwValues.c:1:</text:p>
      <text:p text:style-name="Standard"><text:s text:c="6"/>libBigWig/bigWigIO.h:5:10: fatal error: curl/curl.h: No such file or directory</text:p>
      <text:p text:style-name="Standard"><text:s text:c="10"/>5 | #include &lt;curl/curl.h&gt;</text:p>
      <text:p text:style-name="Standard"><text:s text:c="12"/>| <text:s text:c="9"/>^~~~~~~~~~~~~</text:p>
      <text:p text:style-name="Standard"><text:s text:c="6"/>compilation terminated.</text:p>
      <text:p text:style-name="Standard"><text:s text:c="6"/>In file included from libBigWig/bigWig.h:4,</text:p>
      <text:p text:style-name="Standard"><text:s text:c="23"/>from libBigWig/bwWrite.c:6:</text:p>
      <text:p text:style-name="Standard"><text:s text:c="6"/>libBigWig/bigWigIO.h:5:10: fatal error: curl/curl.h: No such file or directory</text:p>
      <text:p text:style-name="Standard"><text:s text:c="10"/>5 | #include &lt;curl/curl.h&gt;</text:p>
      <text:p text:style-name="Standard"><text:s text:c="12"/>| <text:s text:c="9"/>^~~~~~~~~~~~~</text:p>
      <text:p text:style-name="Standard"><text:s text:c="6"/>compilation terminated.</text:p>
      <text:p text:style-name="Standard"><text:s text:c="6"/>In file included from libBigWig/bigWig.h:4,</text:p>
      <text:p text:style-name="Standard"><text:s text:c="23"/>from pyBigWig.h:3,</text:p>
      <text:p text:style-name="Standard"><text:s text:c="23"/>from pyBigWig.c:3:</text:p>
      <text:p text:style-name="Standard"><text:soft-page-break/><text:s text:c="6"/>libBigWig/bigWigIO.h:5:10: fatal error: curl/curl.h: No such file or directory</text:p>
      <text:p text:style-name="Standard"><text:s text:c="10"/>5 | #include &lt;curl/curl.h&gt;</text:p>
      <text:p text:style-name="Standard"><text:s text:c="12"/>| <text:s text:c="9"/>^~~~~~~~~~~~~</text:p>
      <text:p text:style-name="Standard"><text:s text:c="6"/>compilation terminated.</text:p>
      <text:p text:style-name="Standard"><text:s text:c="6"/>error: Command "gcc -pthread -B /home/leonid/anaconda3/compiler_compat -Wl,--sysroot=/ -Wsign-compare -DNDEBUG -g -fwrapv -O3 -Wall -Wstrict-prototypes -fPIC -DWITHNUMPY -DNPY_NO_DEPRECATED_API=NPY_1_7_API_VERSION -IlibBigWig -I/home/leonid/anaconda3/include/python3.8 -I/home/leonid/anaconda3/lib/python3.8/site-packages/numpy/core/include -I/home/leonid/anaconda3/include/python3.8 -c libBigWig/bwStats.c -o build/temp.linux-x86_64-3.8/libBigWig/bwStats.o" failed with exit status 1</text:p>
      <text:p text:style-name="Standard"><text:s text:c="6"/>[end of output]</text:p>
      <text:p text:style-name="Standard"><text:s text:c="2"/></text:p>
      <text:p text:style-name="Standard"><text:s text:c="2"/>note: This error originates from a subprocess, and is likely not a problem with pip.</text:p>
      <text:p text:style-name="Standard">error: legacy-install-failure</text:p>
      <text:p text:style-name="Standard"/>
      <text:p text:style-name="Standard">× Encountered error while trying to install package.</text:p>
      <text:p text:style-name="Standard">╰─&gt; pyBigWig</text:p>
      <text:p text:style-name="Standard"/>
      <text:p text:style-name="Standard">note: This is an issue with the package mentioned above, not pip.</text:p>
      <text:p text:style-name="Standard">hint: See above for output from the failure.</text:p>
      <text:p text:style-name="Standard">(base) leonid@leonid-Aspire-A315-42:~$ pyGenomeTracks --tracks tracks.ini.txt --region chr11:3100030-3500030 -o image_cov.png</text:p>
      <text:p text:style-name="Standard">pyGenomeTracks: command not found</text:p>
      <text:p text:style-name="Standard">(base) leonid@leonid-Aspire-A315-42:~$ conda install -c conda-forge -c bioconda pybigwig</text:p>
      <text:p text:style-name="Standard">Collecting package metadata (current_repodata.json): done</text:p>
      <text:p text:style-name="Standard">Solving environment: failed with initial frozen solve. Retrying with flexible solve.</text:p>
      <text:p text:style-name="Standard">Solving environment: failed with repodata from current_repodata.json, will retry with next repodata source.</text:p>
      <text:p text:style-name="Standard">Collecting package metadata (repodata.json): done</text:p>
      <text:p text:style-name="Standard">Solving environment: done</text:p>
      <text:p text:style-name="Standard"/>
      <text:p text:style-name="Standard">## Package Plan ##</text:p>
      <text:p text:style-name="Standard"/>
      <text:p text:style-name="Standard"><text:s text:c="2"/>environment location: /home/leonid/anaconda3</text:p>
      <text:p text:style-name="Standard"/>
      <text:p text:style-name="Standard"><text:s text:c="2"/>added / updated specs:</text:p>
      <text:p text:style-name="Standard"><text:s text:c="4"/>- pybigwig</text:p>
      <text:p text:style-name="Standard"/>
      <text:p text:style-name="Standard"/>
      <text:p text:style-name="Standard">The following packages will be downloaded:</text:p>
      <text:p text:style-name="Standard"/>
      <text:p text:style-name="Standard"><text:s text:c="4"/>package <text:s text:c="19"/>| <text:s text:c="11"/>build</text:p>
      <text:p text:style-name="Standard"><text:s text:c="4"/>---------------------------|-----------------</text:p>
      <text:p text:style-name="Standard"><text:s text:c="4"/>conda-4.11.0 <text:s text:c="14"/>| <text:s text:c="2"/>py38h578d9bd_0 <text:s text:c="7"/>16.9 MB <text:s/>conda-forge</text:p>
      <text:p text:style-name="Standard"><text:s text:c="4"/>pybigwig-0.3.17 <text:s text:c="11"/>| <text:s text:c="2"/>py38h55f8d50_2 <text:s text:c="9"/>79 KB <text:s/>bioconda</text:p>
      <text:p text:style-name="Standard"><text:s text:c="4"/>python_abi-3.8 <text:s text:c="12"/>| <text:s text:c="10"/>2_cp38 <text:s text:c="10"/>4 KB <text:s/>conda-forge</text:p>
      <text:p text:style-name="Standard"><text:s text:c="4"/>------------------------------------------------------------</text:p>
      <text:p text:style-name="Standard"><text:s text:c="43"/>Total: <text:s text:c="7"/>17.0 MB</text:p>
      <text:p text:style-name="Standard"/>
      <text:p text:style-name="Standard">The following NEW packages will be INSTALLED:</text:p>
      <text:p text:style-name="Standard"/>
      <text:p text:style-name="Standard"><text:s text:c="2"/>pybigwig <text:s text:c="10"/>bioconda/linux-64::pybigwig-0.3.17-py38h55f8d50_2</text:p>
      <text:p text:style-name="Standard"><text:soft-page-break/><text:s text:c="2"/>python_abi <text:s text:c="8"/>conda-forge/linux-64::python_abi-3.8-2_cp38</text:p>
      <text:p text:style-name="Standard"/>
      <text:p text:style-name="Standard">The following packages will be SUPERSEDED by a higher-priority channel:</text:p>
      <text:p text:style-name="Standard"/>
      <text:p text:style-name="Standard"><text:s text:c="2"/>conda <text:s text:c="13"/>pkgs/main::conda-4.11.0-py38h06a4308_0 --&gt; conda-forge::conda-4.11.0-py38h578d9bd_0</text:p>
      <text:p text:style-name="Standard"/>
      <text:p text:style-name="Standard"/>
      <text:p text:style-name="Standard">Proceed ([y]/n)? y</text:p>
      <text:p text:style-name="Standard"/>
      <text:p text:style-name="Standard"/>
      <text:p text:style-name="Standard">Downloading and Extracting Packages</text:p>
      <text:p text:style-name="Standard">conda-4.11.0 <text:s text:c="8"/>| 16.9 MB <text:s text:c="2"/>| ########################################################################################################################### | 100% </text:p>
      <text:p text:style-name="Standard">python_abi-3.8 <text:s text:c="6"/>| 4 KB <text:s text:c="5"/>| ########################################################################################################################### | 100% </text:p>
      <text:p text:style-name="Standard">pybigwig-0.3.17 <text:s text:c="5"/>| 79 KB <text:s text:c="4"/>| ########################################################################################################################### | 100% </text:p>
      <text:p text:style-name="Standard">Preparing transaction: done</text:p>
      <text:p text:style-name="Standard">Verifying transaction: done</text:p>
      <text:p text:style-name="Standard">Executing transaction: done</text:p>
      <text:p text:style-name="Standard">(base) leonid@leonid-Aspire-A315-42:~$ pip install pyGenomeTracks</text:p>
      <text:p text:style-name="Standard">Collecting pyGenomeTracks</text:p>
      <text:p text:style-name="Standard"><text:s text:c="2"/>Using cached pyGenomeTracks-3.6-py2.py3-none-any.whl (94 kB)</text:p>
      <text:p text:style-name="Standard">Requirement already satisfied: intervaltree&gt;=2.1.0 in ./anaconda3/lib/python3.8/site-packages (from pyGenomeTracks) (3.1.0)</text:p>
      <text:p text:style-name="Standard">Requirement already satisfied: hicmatrix&gt;=15 in ./anaconda3/lib/python3.8/site-packages (from pyGenomeTracks) (15)</text:p>
      <text:p text:style-name="Standard">Requirement already satisfied: pysam&gt;=0.14 in ./anaconda3/lib/python3.8/site-packages (from pyGenomeTracks) (0.18.0)</text:p>
      <text:p text:style-name="Standard">Requirement already satisfied: numpy&gt;=1.16 in ./anaconda3/lib/python3.8/site-packages (from pyGenomeTracks) (1.21.4)</text:p>
      <text:p text:style-name="Standard">Requirement already satisfied: pyBigWig&gt;=0.3.16 in ./anaconda3/lib/python3.8/site-packages (from pyGenomeTracks) (0.3.17)</text:p>
      <text:p text:style-name="Standard">Requirement already satisfied: gffutils&gt;=0.9 in ./anaconda3/lib/python3.8/site-packages (from pyGenomeTracks) (0.10.1)</text:p>
      <text:p text:style-name="Standard">Requirement already satisfied: future&gt;=0.17.0 in ./anaconda3/lib/python3.8/site-packages (from pyGenomeTracks) (0.18.2)</text:p>
      <text:p text:style-name="Standard">Requirement already satisfied: pytest in ./anaconda3/lib/python3.8/site-packages (from pyGenomeTracks) (0.0.0)</text:p>
      <text:p text:style-name="Standard">Requirement already satisfied: tqdm&gt;=4.20 in ./anaconda3/lib/python3.8/site-packages (from pyGenomeTracks) (4.50.2)</text:p>
      <text:p text:style-name="Standard">Requirement already satisfied: matplotlib&lt;=3.3.2,&gt;=3.1.1 in ./anaconda3/lib/python3.8/site-packages (from pyGenomeTracks) (3.3.2)</text:p>
      <text:p text:style-name="Standard">Requirement already satisfied: pybedtools&gt;=0.8.1 in ./anaconda3/lib/python3.8/site-packages (from pyGenomeTracks) (0.9.0)</text:p>
      <text:p text:style-name="Standard">Requirement already satisfied: six&gt;=1.12.0 in ./anaconda3/lib/python3.8/site-packages (from gffutils&gt;=0.9-&gt;pyGenomeTracks) (1.15.0)</text:p>
      <text:p text:style-name="Standard"><text:soft-page-break/>Requirement already satisfied: argcomplete&gt;=1.9.4 in ./anaconda3/lib/python3.8/site-packages (from gffutils&gt;=0.9-&gt;pyGenomeTracks) (2.0.0)</text:p>
      <text:p text:style-name="Standard">Requirement already satisfied: pyfaidx&gt;=0.5.5.2 in ./anaconda3/lib/python3.8/site-packages (from gffutils&gt;=0.9-&gt;pyGenomeTracks) (0.6.4)</text:p>
      <text:p text:style-name="Standard">Requirement already satisfied: simplejson in ./anaconda3/lib/python3.8/site-packages (from gffutils&gt;=0.9-&gt;pyGenomeTracks) (3.17.6)</text:p>
      <text:p text:style-name="Standard">Requirement already satisfied: argh&gt;=0.26.2 in ./anaconda3/lib/python3.8/site-packages (from gffutils&gt;=0.9-&gt;pyGenomeTracks) (0.26.2)</text:p>
      <text:p text:style-name="Standard">Requirement already satisfied: pandas&gt;=0.25.* in ./anaconda3/lib/python3.8/site-packages (from hicmatrix&gt;=15-&gt;pyGenomeTracks) (1.1.3)</text:p>
      <text:p text:style-name="Standard">Requirement already satisfied: scipy&gt;=1.2.* in ./anaconda3/lib/python3.8/site-packages (from hicmatrix&gt;=15-&gt;pyGenomeTracks) (1.5.2)</text:p>
      <text:p text:style-name="Standard">Requirement already satisfied: cooler&gt;=0.8.9 in ./anaconda3/lib/python3.8/site-packages (from hicmatrix&gt;=15-&gt;pyGenomeTracks) (0.8.11)</text:p>
      <text:p text:style-name="Standard">Requirement already satisfied: tables&gt;=3.5.* in ./anaconda3/lib/python3.8/site-packages (from hicmatrix&gt;=15-&gt;pyGenomeTracks) (3.6.1)</text:p>
      <text:p text:style-name="Standard">Requirement already satisfied: sortedcontainers&lt;3.0,&gt;=2.0 in ./anaconda3/lib/python3.8/site-packages (from intervaltree&gt;=2.1.0-&gt;pyGenomeTracks) (2.2.2)</text:p>
      <text:p text:style-name="Standard">Requirement already satisfied: kiwisolver&gt;=1.0.1 in ./anaconda3/lib/python3.8/site-packages (from matplotlib&lt;=3.3.2,&gt;=3.1.1-&gt;pyGenomeTracks) (1.3.0)</text:p>
      <text:p text:style-name="Standard">Requirement already satisfied: cycler&gt;=0.10 in ./anaconda3/lib/python3.8/site-packages (from matplotlib&lt;=3.3.2,&gt;=3.1.1-&gt;pyGenomeTracks) (0.10.0)</text:p>
      <text:p text:style-name="Standard">Requirement already satisfied: pillow&gt;=6.2.0 in ./anaconda3/lib/python3.8/site-packages (from matplotlib&lt;=3.3.2,&gt;=3.1.1-&gt;pyGenomeTracks) (8.0.1)</text:p>
      <text:p text:style-name="Standard">Requirement already satisfied: python-dateutil&gt;=2.1 in ./anaconda3/lib/python3.8/site-packages (from matplotlib&lt;=3.3.2,&gt;=3.1.1-&gt;pyGenomeTracks) (2.8.1)</text:p>
      <text:p text:style-name="Standard">Requirement already satisfied: pyparsing!=2.0.4,!=2.1.2,!=2.1.6,&gt;=2.0.3 in ./anaconda3/lib/python3.8/site-packages (from matplotlib&lt;=3.3.2,&gt;=3.1.1-&gt;pyGenomeTracks) (2.4.7)</text:p>
      <text:p text:style-name="Standard">Requirement already satisfied: certifi&gt;=2020.06.20 in ./anaconda3/lib/python3.8/site-packages (from matplotlib&lt;=3.3.2,&gt;=3.1.1-&gt;pyGenomeTracks) (2020.6.20)</text:p>
      <text:p text:style-name="Standard">Requirement already satisfied: attrs&gt;=17.4.0 in ./anaconda3/lib/python3.8/site-packages (from pytest-&gt;pyGenomeTracks) (20.3.0)</text:p>
      <text:p text:style-name="Standard">Requirement already satisfied: iniconfig in ./anaconda3/lib/python3.8/site-packages (from pytest-&gt;pyGenomeTracks) (1.1.1)</text:p>
      <text:p text:style-name="Standard">Requirement already satisfied: packaging in ./anaconda3/lib/python3.8/site-packages (from pytest-&gt;pyGenomeTracks) (20.4)</text:p>
      <text:p text:style-name="Standard">Requirement already satisfied: pluggy&lt;1.0,&gt;=0.12 in ./anaconda3/lib/python3.8/site-packages (from pytest-&gt;pyGenomeTracks) (0.13.1)</text:p>
      <text:p text:style-name="Standard">Requirement already satisfied: py&gt;=1.8.2 in ./anaconda3/lib/python3.8/site-packages (from pytest-&gt;pyGenomeTracks) (1.9.0)</text:p>
      <text:p text:style-name="Standard">Requirement already satisfied: toml in ./anaconda3/lib/python3.8/site-packages (from pytest-&gt;pyGenomeTracks) (0.10.1)</text:p>
      <text:p text:style-name="Standard">Requirement already satisfied: click&gt;=7 in ./anaconda3/lib/python3.8/site-packages (from cooler&gt;=0.8.9-&gt;hicmatrix&gt;=15-&gt;pyGenomeTracks) (8.0.3)</text:p>
      <text:p text:style-name="Standard">Requirement already satisfied: pypairix in ./anaconda3/lib/python3.8/site-packages (from cooler&gt;=0.8.9-&gt;hicmatrix&gt;=15-&gt;pyGenomeTracks) (0.3.7)</text:p>
      <text:p text:style-name="Standard">Requirement already satisfied: h5py&gt;=2.5 in ./anaconda3/lib/python3.8/site-packages (from cooler&gt;=0.8.9-&gt;hicmatrix&gt;=15-&gt;pyGenomeTracks) (2.10.0)</text:p>
      <text:p text:style-name="Standard">Requirement already satisfied: multiprocess in ./anaconda3/lib/python3.8/site-packages (from cooler&gt;=0.8.9-&gt;hicmatrix&gt;=15-&gt;pyGenomeTracks) (0.70.12.2)</text:p>
      <text:p text:style-name="Standard"><text:soft-page-break/>Requirement already satisfied: cytoolz&lt;0.11 in ./anaconda3/lib/python3.8/site-packages (from cooler&gt;=0.8.9-&gt;hicmatrix&gt;=15-&gt;pyGenomeTracks) (0.10.1)</text:p>
      <text:p text:style-name="Standard">Requirement already satisfied: asciitree in ./anaconda3/lib/python3.8/site-packages (from cooler&gt;=0.8.9-&gt;hicmatrix&gt;=15-&gt;pyGenomeTracks) (0.3.3)</text:p>
      <text:p text:style-name="Standard">Requirement already satisfied: pyyaml in ./anaconda3/lib/python3.8/site-packages (from cooler&gt;=0.8.9-&gt;hicmatrix&gt;=15-&gt;pyGenomeTracks) (5.3.1)</text:p>
      <text:p text:style-name="Standard">Requirement already satisfied: pytz&gt;=2017.2 in ./anaconda3/lib/python3.8/site-packages (from pandas&gt;=0.25.*-&gt;hicmatrix&gt;=15-&gt;pyGenomeTracks) (2020.1)</text:p>
      <text:p text:style-name="Standard">Requirement already satisfied: setuptools&gt;=0.7 in ./anaconda3/lib/python3.8/site-packages (from pyfaidx&gt;=0.5.5.2-&gt;gffutils&gt;=0.9-&gt;pyGenomeTracks) (60.9.2)</text:p>
      <text:p text:style-name="Standard">Requirement already satisfied: numexpr&gt;=2.6.2 in ./anaconda3/lib/python3.8/site-packages (from tables&gt;=3.5.*-&gt;hicmatrix&gt;=15-&gt;pyGenomeTracks) (2.7.1)</text:p>
      <text:p text:style-name="Standard">Requirement already satisfied: toolz&gt;=0.8.0 in ./anaconda3/lib/python3.8/site-packages (from cytoolz&lt;0.11-&gt;cooler&gt;=0.8.9-&gt;hicmatrix&gt;=15-&gt;pyGenomeTracks) (0.11.1)</text:p>
      <text:p text:style-name="Standard">Requirement already satisfied: dill&gt;=0.3.4 in ./anaconda3/lib/python3.8/site-packages (from multiprocess-&gt;cooler&gt;=0.8.9-&gt;hicmatrix&gt;=15-&gt;pyGenomeTracks) (0.3.4)</text:p>
      <text:p text:style-name="Standard">Installing collected packages: pyGenomeTracks</text:p>
      <text:p text:style-name="Standard">Successfully installed pyGenomeTracks-3.6</text:p>
      <text:p text:style-name="Standard">(base) leonid@leonid-Aspire-A315-42:~$ pyGenomeTracks --tracks tracks.ini.txt --region chr11:3100030-3500030 -o image_cov.png</text:p>
      <text:p text:style-name="Standard">usage: pyGenomeTracks --tracks tracks.ini --region chr1:1000000-4000000 -o image.png</text:p>
      <text:p text:style-name="Standard">pyGenomeTracks: error: argument --tracks: can't open 'tracks.ini.txt': [Errno 2] No such file or directory: 'tracks.ini.txt'</text:p>
      <text:p text:style-name="Standard">(base) leonid@leonid-Aspire-A315-42:~$ pyGenomeTracks --tracks tracks.ini.txt --region chr11:3100030-3500030 -o image_cov.png</text:p>
      <text:p text:style-name="Standard">usage: pyGenomeTracks --tracks tracks.ini --region chr1:1000000-4000000 -o image.png</text:p>
      <text:p text:style-name="Standard">pyGenomeTracks: error: argument --tracks: can't open 'tracks.ini.txt': [Errno 2] No such file or directory: 'tracks.ini.txt'</text:p>
      <text:p text:style-name="Standard">(base) leonid@leonid-Aspire-A315-42:~$ touch tracks.ini.txt</text:p>
      <text:p text:style-name="Standard">(base) leonid@leonid-Aspire-A315-42:~$ pyGenomeTracks --tracks tracks.ini.txt --region chr11:3100030-3500030 -o image_cov.png</text:p>
      <text:p text:style-name="Standard">Traceback (most recent call last):</text:p>
      <text:p text:style-name="Standard"><text:s text:c="2"/>File "/home/leonid/anaconda3/bin/pyGenomeTracks", line 11, in &lt;module&gt;</text:p>
      <text:p text:style-name="Standard"><text:s text:c="4"/>main(args)</text:p>
      <text:p text:style-name="Standard"><text:s text:c="2"/>File "/home/leonid/anaconda3/lib/python3.8/site-packages/pygenometracks/plotTracks.py", line 318, in main</text:p>
      <text:p text:style-name="Standard"><text:s text:c="4"/>trp = PlotTracks(args.tracks.name, args.width, fig_height=args.height,</text:p>
      <text:p text:style-name="Standard"><text:s text:c="2"/>File "/home/leonid/anaconda3/lib/python3.8/site-packages/pygenometracks/tracksClass.py", line 78, in __init__</text:p>
      <text:p text:style-name="Standard"><text:s text:c="4"/>self.parse_tracks(tracks_file, plot_regions=plot_regions)</text:p>
      <text:p text:style-name="Standard"><text:s text:c="2"/>File "/home/leonid/anaconda3/lib/python3.8/site-packages/pygenometracks/tracksClass.py", line 344, in parse_tracks</text:p>
      <text:p text:style-name="Standard"><text:s text:c="4"/>parser.read_file(open(tracks_file, 'r'))</text:p>
      <text:p text:style-name="Standard"><text:s text:c="2"/>File "/home/leonid/anaconda3/lib/python3.8/configparser.py", line 718, in read_file</text:p>
      <text:p text:style-name="Standard"><text:s text:c="4"/>self._read(f, source)</text:p>
      <text:p text:style-name="Standard"><text:s text:c="2"/>File "/home/leonid/anaconda3/lib/python3.8/configparser.py", line 1082, in _read</text:p>
      <text:p text:style-name="Standard"><text:s text:c="4"/>raise MissingSectionHeaderError(fpname, lineno, line)</text:p>
      <text:p text:style-name="Standard">configparser.MissingSectionHeaderError: File contains no section headers.</text:p>
      <text:p text:style-name="Standard">file: 'tracks.ini.txt', line: 1</text:p>
      <text:p text:style-name="Standard">'file = s_8_cell.cover.bedGraph\n'</text:p>
      <text:p text:style-name="Standard">(base) leonid@leonid-Aspire-A315-42:~$ pyGenomeTracks --tracks tracks.ini.txt --region chr11:3100030-3500030 -o image_cov.png</text:p>
      <text:p text:style-name="Standard"><text:soft-page-break/>INFO:pygenometracks.tracksClass:initialize 1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1980/71980 [00:03&lt;00:00, 20395.18it/s]</text:p>
      <text:p text:style-name="Standard">INFO:pygenometracks.tracksClass:time initializing track(s):</text:p>
      <text:p text:style-name="Standard">INFO:pygenometracks.tracksClass:7.356691598892212</text:p>
      <text:p text:style-name="Standard">DEBUG:pygenometracks.tracksClass:Figure size in cm is 40 x 4.25531914893617. Dpi is set to 72</text:p>
      <text:p text:style-name="Standard"/>
      <text:p text:style-name="Standard">INFO:pygenometracks.tracksClass:plotting 1. [bigwig file test]</text:p>
      <text:p text:style-name="Standard">(base) leonid@leonid-Aspire-A315-42:~$ pyGenomeTracks --tracks tracks.ini.txt --region chr11:3100030-3500030 -o image_cov.png</text:p>
      <text:p text:style-name="Standard">INFO:pygenometracks.tracksClass:initialize 1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810/7810 [00:00&lt;00:00, 23258.06it/s]</text:p>
      <text:p text:style-name="Standard">INFO:pygenometracks.tracksClass:time initializing track(s):</text:p>
      <text:p text:style-name="Standard">INFO:pygenometracks.tracksClass:1.1358153820037842</text:p>
      <text:p text:style-name="Standard">DEBUG:pygenometracks.tracksClass:Figure size in cm is 40 x 4.25531914893617. Dpi is set to 72</text:p>
      <text:p text:style-name="Standard"/>
      <text:p text:style-name="Standard">INFO:pygenometracks.tracksClass:plotting 1. [bigwig file test]</text:p>
      <text:p text:style-name="Standard">(base) leonid@leonid-Aspire-A315-42:~$ pyGenomeTracks --tracks tracks.ini.txt --region chr11:3100030-3500030 -o image_cov.png</text:p>
      <text:p text:style-name="Standard">INFO:pygenometracks.tracksClass:initialize 1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810/7810 [00:00&lt;00:00, 22723.74it/s]</text:p>
      <text:p text:style-name="Standard">INFO:pygenometracks.tracksClass:time initializing track(s):</text:p>
      <text:p text:style-name="Standard">INFO:pygenometracks.tracksClass:1.1518933773040771</text:p>
      <text:p text:style-name="Standard">DEBUG:pygenometracks.tracksClass:Figure size in cm is 40 x 4.25531914893617. Dpi is set to 72</text:p>
      <text:p text:style-name="Standard"/>
      <text:p text:style-name="Standard">INFO:pygenometracks.tracksClass:plotting 1. [bigwig file test]</text:p>
      <text:p text:style-name="Standard">(base) leonid@leonid-Aspire-A315-42:~$ pyGenomeTracks --tracks tracks.ini.txt --region chr11:3100030-3500030 -o image_cov.png</text:p>
      <text:p text:style-name="Standard">INFO:pygenometracks.tracksClass:initialize 1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1980/71980 [00:03&lt;00:00, 22449.75it/s]</text:p>
      <text:p text:style-name="Standard">INFO:pygenometracks.tracksClass:initialize 2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810/7810 [00:00&lt;00:00, 15080.78it/s]</text:p>
      <text:p text:style-name="Standard">INFO:pygenometracks.tracksClass:time initializing track(s):</text:p>
      <text:p text:style-name="Standard">INFO:pygenometracks.tracksClass:8.13730788230896</text:p>
      <text:p text:style-name="Standard">DEBUG:pygenometracks.tracksClass:Figure size in cm is 40 x 8.51063829787234. Dpi is set to 72</text:p>
      <text:p text:style-name="Standard"/>
      <text:p text:style-name="Standard">INFO:pygenometracks.tracksClass:plotting 1. [bigwig file test]</text:p>
      <text:p text:style-name="Standard">INFO:pygenometracks.tracksClass:plotting 2. [bigwig file test]</text:p>
      <text:p text:style-name="Standard"><text:soft-page-break/>(base) leonid@leonid-Aspire-A315-42:~$ pyGenomeTracks --tracks tracks.ini.txt --region chr11:3100030-3500030 -o image_cov.png</text:p>
      <text:p text:style-name="Standard">INFO:pygenometracks.tracksClass:initialize 1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1980/71980 [00:03&lt;00:00, 21464.09it/s]</text:p>
      <text:p text:style-name="Standard">INFO:pygenometracks.tracksClass:initialize 2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810/7810 [00:00&lt;00:00, 15598.70it/s]</text:p>
      <text:p text:style-name="Standard">INFO:pygenometracks.tracksClass:time initializing track(s):</text:p>
      <text:p text:style-name="Standard">INFO:pygenometracks.tracksClass:8.075479745864868</text:p>
      <text:p text:style-name="Standard">DEBUG:pygenometracks.tracksClass:Figure size in cm is 40 x 8.51063829787234. Dpi is set to 72</text:p>
      <text:p text:style-name="Standard"/>
      <text:p text:style-name="Standard">INFO:pygenometracks.tracksClass:plotting 1. [bigwig file test]</text:p>
      <text:p text:style-name="Standard">INFO:pygenometracks.tracksClass:plotting 2. [bigwig file test]</text:p>
      <text:p text:style-name="Standard">(base) leonid@leonid-Aspire-A315-42:~$ pyGenomeTracks --tracks tracks.ini.txt --region chr11:3100030-3500030 -o image_cov.png</text:p>
      <text:p text:style-name="Standard">INFO:pygenometracks.tracksClass:initialize 1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1980/71980 [00:03&lt;00:00, 22643.01it/s]</text:p>
      <text:p text:style-name="Standard">INFO:pygenometracks.tracksClass:initialize 2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810/7810 [00:00&lt;00:00, 15424.28it/s]</text:p>
      <text:p text:style-name="Standard">INFO:pygenometracks.tracksClass:time initializing track(s):</text:p>
      <text:p text:style-name="Standard">INFO:pygenometracks.tracksClass:7.968687295913696</text:p>
      <text:p text:style-name="Standard">DEBUG:pygenometracks.tracksClass:Figure size in cm is 40 x 8.51063829787234. Dpi is set to 72</text:p>
      <text:p text:style-name="Standard"/>
      <text:p text:style-name="Standard">INFO:pygenometracks.tracksClass:plotting 1. [bigwig file test]</text:p>
      <text:p text:style-name="Standard">INFO:pygenometracks.tracksClass:plotting 2. [bigwig file test]</text:p>
      <text:p text:style-name="Standard">(base) leonid@leonid-Aspire-A315-42:~$ pyGenomeTracks --tracks tracks.ini.txt --region chr11:3100030-3500030 -o image_cov.png</text:p>
      <text:p text:style-name="Standard">INFO:pygenometracks.tracksClass:initialize 1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1980/71980 [00:03&lt;00:00, 21202.56it/s]</text:p>
      <text:p text:style-name="Standard">INFO:pygenometracks.tracksClass:initialize 2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810/7810 [00:00&lt;00:00, 15026.30it/s]</text:p>
      <text:p text:style-name="Standard">INFO:pygenometracks.tracksClass:time initializing track(s):</text:p>
      <text:p text:style-name="Standard">INFO:pygenometracks.tracksClass:8.062369585037231</text:p>
      <text:p text:style-name="Standard">DEBUG:pygenometracks.tracksClass:Figure size in cm is 40 x 10.638297872340425. Dpi is set to 72</text:p>
      <text:p text:style-name="Standard"><text:soft-page-break/></text:p>
      <text:p text:style-name="Standard">INFO:pygenometracks.tracksClass:plotting 1. [bigwig file test]</text:p>
      <text:p text:style-name="Standard">INFO:pygenometracks.tracksClass:plotting 2. [bigwig file test]</text:p>
      <text:p text:style-name="Standard">(base) leonid@leonid-Aspire-A315-42:~$ pyGenomeTracks --tracks tracks.ini.txt --region chr11:3100030-3500030 -o image_cov.png</text:p>
      <text:p text:style-name="Standard">INFO:pygenometracks.tracksClass:initialize 1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1980/71980 [00:03&lt;00:00, 22175.12it/s]</text:p>
      <text:p text:style-name="Standard">INFO:pygenometracks.tracksClass:initialize 2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810/7810 [00:00&lt;00:00, 15132.20it/s]</text:p>
      <text:p text:style-name="Standard">INFO:pygenometracks.tracksClass:time initializing track(s):</text:p>
      <text:p text:style-name="Standard">INFO:pygenometracks.tracksClass:8.020565032958984</text:p>
      <text:p text:style-name="Standard">DEBUG:pygenometracks.tracksClass:Figure size in cm is 40 x 10.638297872340425. Dpi is set to 72</text:p>
      <text:p text:style-name="Standard"/>
      <text:p text:style-name="Standard">INFO:pygenometracks.tracksClass:plotting 1. [bigwig file test]</text:p>
      <text:p text:style-name="Standard">INFO:pygenometracks.tracksClass:plotting 2. [bigwig file test]</text:p>
      <text:p text:style-name="Standard">(base) leonid@leonid-Aspire-A315-42:~$ pyGenomeTracks --tracks tracks.ini.txt --region chr11:3100030-3500030 -o image_cov.png</text:p>
      <text:p text:style-name="Standard">INFO:pygenometracks.tracksClass:initialize 1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1980/71980 [00:03&lt;00:00, 22131.39it/s]</text:p>
      <text:p text:style-name="Standard">INFO:pygenometracks.tracksClass:initialize 2. [bigwig file test]</text:p>
      <text:p text:style-name="Standard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7810/7810 [00:00&lt;00:00, 15028.77it/s]</text:p>
      <text:p text:style-name="Standard">INFO:pygenometracks.tracksClass:time initializing track(s):</text:p>
      <text:p text:style-name="Standard">INFO:pygenometracks.tracksClass:8.08628535270691</text:p>
      <text:p text:style-name="Standard">DEBUG:pygenometracks.tracksClass:Figure size in cm is 40 x 10.638297872340425. Dpi is set to 72</text:p>
      <text:p text:style-name="Standard"/>
      <text:p text:style-name="Standard">INFO:pygenometracks.tracksClass:plotting 1. [bigwig file test]</text:p>
      <text:p text:style-name="Standard">INFO:pygenometracks.tracksClass:plotting 2. [bigwig file test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3:40:12.700155000</meta:creation-date>
    <dc:date>2022-02-18T19:35:15.375599970</dc:date>
    <meta:editing-duration>PT2M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6" meta:paragraph-count="1924" meta:word-count="11355" meta:character-count="149838" meta:non-whitespace-character-count="133194"/>
  </office:meta>
</office:document-meta>
</file>